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co1" style:family="table-column">
      <style:table-column-properties fo:break-before="auto" style:column-width="109.25pt"/>
    </style:style>
    <style:style style:name="co2" style:family="table-column">
      <style:table-column-properties fo:break-before="auto" style:column-width="151.99pt"/>
    </style:style>
    <style:style style:name="co3" style:family="table-column">
      <style:table-column-properties fo:break-before="auto" style:column-width="330.86pt"/>
    </style:style>
    <style:style style:name="co4" style:family="table-column">
      <style:table-column-properties fo:break-before="auto" style:column-width="129.29pt"/>
    </style:style>
    <style:style style:name="co5" style:family="table-column">
      <style:table-column-properties fo:break-before="auto" style:column-width="139.55pt"/>
    </style:style>
    <style:style style:name="co6" style:family="table-column">
      <style:table-column-properties fo:break-before="auto" style:column-width="92.21pt"/>
    </style:style>
    <style:style style:name="co7" style:family="table-column">
      <style:table-column-properties fo:break-before="auto" style:column-width="85.01pt"/>
    </style:style>
    <style:style style:name="co8" style:family="table-column">
      <style:table-column-properties fo:break-before="auto" style:column-width="112.45pt"/>
    </style:style>
    <style:style style:name="co9" style:family="table-column">
      <style:table-column-properties fo:break-before="auto" style:column-width="371.06pt"/>
    </style:style>
    <style:style style:name="co10" style:family="table-column">
      <style:table-column-properties fo:break-before="auto" style:column-width="64.01pt"/>
    </style:style>
    <style:style style:name="co11" style:family="table-column">
      <style:table-column-properties fo:break-before="auto" style:column-width="119pt"/>
    </style:style>
    <style:style style:name="co12" style:family="table-column">
      <style:table-column-properties fo:break-before="auto" style:column-width="133.94pt"/>
    </style:style>
    <style:style style:name="co13" style:family="table-column">
      <style:table-column-properties fo:break-before="auto" style:column-width="116.96pt"/>
    </style:style>
    <style:style style:name="co14" style:family="table-column">
      <style:table-column-properties fo:break-before="auto" style:column-width="106.16pt"/>
    </style:style>
    <style:style style:name="co15" style:family="table-column">
      <style:table-column-properties fo:break-before="auto" style:column-width="160.75pt"/>
    </style:style>
    <style:style style:name="co16" style:family="table-column">
      <style:table-column-properties fo:break-before="auto" style:column-width="96.86pt"/>
    </style:style>
    <style:style style:name="co17" style:family="table-column">
      <style:table-column-properties fo:break-before="auto" style:column-width="67.44pt"/>
    </style:style>
    <style:style style:name="ro1" style:family="table-row">
      <style:table-row-properties style:row-height="12.81pt" fo:break-before="auto" style:use-optimal-row-height="true"/>
    </style:style>
    <style:style style:name="ro2" style:family="table-row">
      <style:table-row-properties style:row-height="67.49pt" fo:break-before="auto" style:use-optimal-row-height="true"/>
    </style:style>
    <style:style style:name="ro3" style:family="table-row">
      <style:table-row-properties style:row-height="33.76pt" fo:break-before="auto" style:use-optimal-row-height="true"/>
    </style:style>
    <style:style style:name="ro4" style:family="table-row">
      <style:table-row-properties style:row-height="168.75pt" fo:break-before="auto" style:use-optimal-row-height="true"/>
    </style:style>
    <style:style style:name="ro5" style:family="table-row">
      <style:table-row-properties style:row-height="22.51pt" fo:break-before="auto" style:use-optimal-row-height="true"/>
    </style:style>
    <style:style style:name="ro6" style:family="table-row">
      <style:table-row-properties style:row-height="56.24pt" fo:break-before="auto" style:use-optimal-row-height="true"/>
    </style:style>
    <style:style style:name="ro7" style:family="table-row">
      <style:table-row-properties style:row-height="427.49pt" fo:break-before="auto" style:use-optimal-row-height="true"/>
    </style:style>
    <style:style style:name="ro8" style:family="table-row">
      <style:table-row-properties style:row-height="281.25pt" fo:break-before="auto" style:use-optimal-row-height="true"/>
    </style:style>
    <style:style style:name="ro9" style:family="table-row">
      <style:table-row-properties style:row-height="359.69pt" fo:break-before="auto" style:use-optimal-row-height="true"/>
    </style:style>
    <style:style style:name="ro10" style:family="table-row">
      <style:table-row-properties style:row-height="382.51pt" fo:break-before="auto" style:use-optimal-row-height="true"/>
    </style:style>
    <style:style style:name="ro11" style:family="table-row">
      <style:table-row-properties style:row-height="101.25pt" fo:break-before="auto" style:use-optimal-row-height="true"/>
    </style:style>
    <style:style style:name="ro12" style:family="table-row">
      <style:table-row-properties style:row-height="78.75pt" fo:break-before="auto" style:use-optimal-row-height="true"/>
    </style:style>
    <style:style style:name="ro13" style:family="table-row">
      <style:table-row-properties style:row-height="303.76pt" fo:break-before="auto" style:use-optimal-row-height="true"/>
    </style:style>
    <style:style style:name="ro14" style:family="table-row">
      <style:table-row-properties style:row-height="169.4pt" fo:break-before="auto" style:use-optimal-row-height="true"/>
    </style:style>
    <style:style style:name="ro15" style:family="table-row">
      <style:table-row-properties style:row-height="102.19pt" fo:break-before="auto" style:use-optimal-row-height="true"/>
    </style:style>
    <style:style style:name="ro16" style:family="table-row">
      <style:table-row-properties style:row-height="337.29pt" fo:break-before="auto" style:use-optimal-row-height="true"/>
    </style:style>
    <style:style style:name="ro17" style:family="table-row">
      <style:table-row-properties style:row-height="79.85pt" fo:break-before="auto" style:use-optimal-row-height="true"/>
    </style:style>
    <style:style style:name="ro18" style:family="table-row">
      <style:table-row-properties style:row-height="135.81pt" fo:break-before="auto" style:use-optimal-row-height="true"/>
    </style:style>
    <style:style style:name="ro19" style:family="table-row">
      <style:table-row-properties style:row-height="236.24pt" fo:break-before="auto" style:use-optimal-row-height="true"/>
    </style:style>
    <style:style style:name="ro20" style:family="table-row">
      <style:table-row-properties style:row-height="191.25pt" fo:break-before="auto" style:use-optimal-row-height="true"/>
    </style:style>
    <style:style style:name="ro21" style:family="table-row">
      <style:table-row-properties style:row-height="57.46pt" fo:break-before="auto" style:use-optimal-row-height="true"/>
    </style:style>
    <style:style style:name="ro22" style:family="table-row">
      <style:table-row-properties style:row-height="112.51pt" fo:break-before="auto" style:use-optimal-row-height="true"/>
    </style:style>
    <style:style style:name="ro23" style:family="table-row">
      <style:table-row-properties style:row-height="124.61pt" fo:break-before="auto" style:use-optimal-row-height="true"/>
    </style:style>
    <style:style style:name="ro24" style:family="table-row">
      <style:table-row-properties style:row-height="258.94pt" fo:break-before="auto" style:use-optimal-row-height="true"/>
    </style:style>
    <style:style style:name="ro25" style:family="table-row">
      <style:table-row-properties style:row-height="438.04pt" fo:break-before="auto" style:use-optimal-row-height="true"/>
    </style:style>
    <style:style style:name="ro26" style:family="table-row">
      <style:table-row-properties style:row-height="135.01pt" fo:break-before="auto" style:use-optimal-row-height="true"/>
    </style:style>
    <style:style style:name="ro27" style:family="table-row">
      <style:table-row-properties style:row-height="123.76pt" fo:break-before="auto" style:use-optimal-row-height="true"/>
    </style:style>
    <style:style style:name="ro28" style:family="table-row">
      <style:table-row-properties style:row-height="157.49pt" fo:break-before="auto" style:use-optimal-row-height="true"/>
    </style:style>
    <style:style style:name="ro29" style:family="table-row">
      <style:table-row-properties style:row-height="247.49pt" fo:break-before="auto" style:use-optimal-row-height="true"/>
    </style:style>
    <style:style style:name="ro30" style:family="table-row">
      <style:table-row-properties style:row-height="258.75pt" fo:break-before="auto" style:use-optimal-row-height="true"/>
    </style:style>
    <style:style style:name="ro31" style:family="table-row">
      <style:table-row-properties style:row-height="213.76pt" fo:break-before="auto" style:use-optimal-row-height="true"/>
    </style:style>
    <style:style style:name="ro32" style:family="table-row">
      <style:table-row-properties style:row-height="90pt" fo:break-before="auto" style:use-optimal-row-height="true"/>
    </style:style>
    <style:style style:name="ro33" style:family="table-row">
      <style:table-row-properties style:row-height="214.16pt" fo:break-before="auto" style:use-optimal-row-height="true"/>
    </style:style>
    <style:style style:name="ro34" style:family="table-row">
      <style:table-row-properties style:row-height="23.84pt" fo:break-before="auto" style:use-optimal-row-height="true"/>
    </style:style>
    <style:style style:name="ro35" style:family="table-row">
      <style:table-row-properties style:row-height="45.01pt" fo:break-before="auto" style:use-optimal-row-height="true"/>
    </style:style>
    <style:style style:name="ro36" style:family="table-row">
      <style:table-row-properties style:row-height="46.26pt" fo:break-before="auto" style:use-optimal-row-height="true"/>
    </style:style>
    <style:style style:name="ro37" style:family="table-row">
      <style:table-row-properties style:row-height="35.04pt" fo:break-before="auto" style:use-optimal-row-height="true"/>
    </style:style>
    <style:style style:name="ro38" style:family="table-row">
      <style:table-row-properties style:row-height="146.24pt" fo:break-before="auto" style:use-optimal-row-height="true"/>
    </style:style>
    <style:style style:name="ro39" style:family="table-row">
      <style:table-row-properties style:row-height="225.01pt" fo:break-before="auto" style:use-optimal-row-height="true"/>
    </style:style>
    <style:style style:name="ta1" style:family="table" style:master-page-name="Default">
      <style:table-properties table:display="true" style:writing-mode="lr-tb"/>
    </style:style>
    <style:style style:name="ce194" style:family="table-cell" style:parent-style-name="Default">
      <style:table-cell-properties fo:border="0.06pt solid #000000" style:vertical-align="middle"/>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196"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normal" style:font-weight-asian="normal" style:font-weight-complex="normal"/>
    </style:style>
    <style:style style:name="ce197" style:family="table-cell" style:parent-style-name="Default">
      <style:table-cell-properties fo:background-color="#e0efd4" style:text-align-source="fix" style:repeat-content="false" fo:wrap-option="wrap" fo:border="0.06pt solid #000000" style:vertical-align="middle"/>
      <style:paragraph-properties fo:text-align="start" fo:margin-left="0pt"/>
    </style:style>
    <style:style style:name="ce198" style:family="table-cell" style:parent-style-name="Default">
      <style:table-cell-properties fo:background-color="#ed1c24" style:text-align-source="fix" style:repeat-content="false" fo:wrap-option="wrap" fo:border="0.06pt solid #000000" style:vertical-align="middle"/>
      <style:paragraph-properties fo:text-align="start" fo:margin-left="0pt"/>
    </style:style>
    <style:style style:name="ce2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style>
    <style:style style:name="ce199" style:family="table-cell" style:parent-style-name="Default">
      <style:table-cell-properties fo:background-color="#000000" style:text-align-source="fix" style:repeat-content="false" fo:wrap-option="wrap" fo:border="0.06pt solid #000000" style:vertical-align="middle"/>
      <style:paragraph-properties fo:text-align="start" fo:margin-left="0pt"/>
    </style:style>
    <style:style style:name="ce200" style:family="table-cell" style:parent-style-name="Default">
      <style:table-cell-properties style:text-align-source="fix" style:repeat-content="false" fo:wrap-option="wrap" fo:border="0.06pt solid #000000" style:vertical-align="middle"/>
      <style:paragraph-properties fo:text-align="start" fo:margin-left="0pt"/>
    </style:style>
    <style:style style:name="ce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font-weight="normal" style:font-weight-asian="normal" style:font-weight-complex="normal"/>
    </style:style>
    <style:style style:name="ce10" style:family="table-cell" style:parent-style-name="Default">
      <style:table-cell-properties fo:background-color="#fff9ae" style:text-align-source="fix" style:repeat-content="false" fo:wrap-option="no-wrap" fo:border="0.06pt solid #000000" style:vertical-align="middle"/>
      <style:paragraph-properties fo:text-align="start" fo:margin-left="0pt"/>
    </style:style>
    <style:style style:name="ce203" style:family="table-cell" style:parent-style-name="Default">
      <style:table-cell-properties style:text-align-source="fix" style:repeat-content="false" fo:border="0.06pt solid #000000" style:vertical-align="middle"/>
      <style:paragraph-properties fo:text-align="start" fo:margin-left="0pt"/>
    </style:style>
    <style:style style:name="ce204" style:family="table-cell" style:parent-style-name="Default">
      <style:table-cell-properties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5"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fo:font-weight="bold" style:font-weight-asian="bold" style:font-weight-complex="bold"/>
    </style:style>
    <style:style style:name="ce206"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font-name="DejaVu Sans" style:font-name-asian="DejaVu Sans2" style:font-name-complex="DejaVu Sans2"/>
    </style:style>
    <style:style style:name="ce15" style:family="table-cell" style:parent-style-name="Default">
      <style:table-cell-properties fo:background-color="#fff9ae"/>
    </style:style>
    <style:style style:name="ce16" style:family="table-cell" style:parent-style-name="Default">
      <style:table-cell-properties fo:background-color="#fff9ae" style:text-align-source="fix" style:repeat-content="false" fo:border="0.06pt solid #000000" style:vertical-align="middle"/>
      <style:paragraph-properties fo:text-align="start" fo:margin-left="0pt"/>
    </style:style>
    <style:style style:name="ce207"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fo:font-weight="bold" style:font-weight-asian="bold" style:font-weight-complex="bold"/>
    </style:style>
    <style:style style:name="ce208" style:family="table-cell" style:parent-style-name="Default">
      <style:table-cell-properties fo:background-color="#e0efd4" fo:wrap-option="wrap" fo:border="0.06pt solid #000000" style:vertical-align="middle"/>
    </style:style>
    <style:style style:name="ce209" style:family="table-cell" style:parent-style-name="Default">
      <style:table-cell-properties fo:background-color="#000000" fo:wrap-option="wrap" fo:border="0.06pt solid #000000" style:vertical-align="middle"/>
    </style:style>
    <style:style style:name="ce212" style:family="table-cell" style:parent-style-name="Default">
      <style:table-cell-properties fo:background-color="transparent" fo:wrap-option="wrap" fo:border="0.06pt solid #000000" style:vertical-align="middle"/>
    </style:style>
    <style:style style:name="ce22" style:family="table-cell" style:parent-style-name="Default">
      <style:table-cell-properties fo:background-color="#fff9ae" style:text-align-source="fix" style:repeat-content="false" fo:wrap-option="wrap" fo:border="0.06pt solid #000000" style:vertical-align="middle"/>
      <style:paragraph-properties fo:text-align="start" fo:margin-left="0pt"/>
    </style:style>
    <style:style style:name="ce23" style:family="table-cell" style:parent-style-name="Default">
      <style:table-cell-properties fo:background-color="#fff9ae" fo:border="0.06pt solid #000000"/>
    </style:style>
    <style:style style:name="ce213" style:family="table-cell" style:parent-style-name="Default">
      <style:table-cell-properties fo:border="0.06pt solid #000000"/>
    </style:style>
    <style:style style:name="ce30" style:family="table-cell" style:parent-style-name="Default">
      <style:table-cell-properties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5"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216" style:family="table-cell" style:parent-style-name="Default">
      <style:table-cell-properties fo:background-color="#e0efd4" style:text-align-source="fix" style:repeat-content="false" fo:border="0.06pt solid #000000" style:vertical-align="middle"/>
      <style:paragraph-properties fo:text-align="start" fo:margin-left="0pt"/>
    </style:style>
    <style:style style:name="ce217" style:family="table-cell" style:parent-style-name="Default">
      <style:table-cell-properties fo:background-color="#ed1c24" style:text-align-source="fix" style:repeat-content="false" fo:border="0.06pt solid #000000" style:vertical-align="middle"/>
      <style:paragraph-properties fo:text-align="start" fo:margin-left="0pt"/>
    </style:style>
    <style:style style:name="ce34" style:family="table-cell" style:parent-style-name="Default">
      <style:table-cell-properties style:text-align-source="fix" style:repeat-content="false" fo:background-color="transparent" fo:border="0.06pt solid #000000" style:vertical-align="middle"/>
      <style:paragraph-properties fo:text-align="start" fo:margin-left="0pt"/>
    </style:style>
    <style:style style:name="ce218" style:family="table-cell" style:parent-style-name="Default">
      <style:table-cell-properties fo:background-color="#e0efd4" fo:border="0.06pt solid #000000" style:vertical-align="middle"/>
    </style:style>
    <style:style style:name="ce219" style:family="table-cell" style:parent-style-name="Default">
      <style:table-cell-properties fo:background-color="transparent" fo:border="0.06pt solid #000000" style:vertical-align="middle"/>
    </style:style>
    <style:style style:name="ce39" style:family="table-cell" style:parent-style-name="Default">
      <style:table-cell-properties fo:background-color="transparent" fo:border="0.06pt solid #000000" style:vertical-align="middle"/>
      <style:text-properties fo:font-weight="normal" style:font-weight-asian="normal" style:font-weight-complex="normal"/>
    </style:style>
    <style:style style:name="ce42"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fo:background-color="#fff9ae" style:text-align-source="fix" style:repeat-content="false" fo:wrap-option="wrap" fo:border="0.06pt solid #000000" style:vertical-align="middle"/>
      <style:paragraph-properties fo:text-align="center" fo:margin-left="0pt"/>
    </style:style>
    <style:style style:name="ce45" style:family="table-cell" style:parent-style-name="Default">
      <style:table-cell-properties fo:wrap-option="wrap" fo:border="0.06pt solid #000000" style:vertical-align="middle"/>
    </style:style>
    <style:style style:name="ce222" style:family="table-cell" style:parent-style-name="Default">
      <style:table-cell-properties fo:background-color="#ed1c24" fo:wrap-option="wrap" fo:border="0.06pt solid #000000" style:vertical-align="middle"/>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DejaVu Sans" style:font-name-asian="DejaVu Sans2" style:font-name-complex="DejaVu Sans2"/>
    </style:style>
    <style:style style:name="ce223" style:family="table-cell" style:parent-style-name="Default">
      <style:table-cell-properties fo:background-color="#e0efd4" fo:wrap-option="wrap" fo:border="0.06pt solid #000000" style:vertical-align="middle"/>
      <style:text-properties style:font-name="DejaVu Sans" style:font-name-asian="DejaVu Sans2" style:font-name-complex="DejaVu Sans2"/>
    </style:style>
    <style:style style:name="ce47" style:family="table-cell" style:parent-style-name="Default">
      <style:table-cell-properties fo:background-color="transparent" fo:wrap-option="wrap" fo:border="0.06pt solid #000000" style:vertical-align="middle"/>
      <style:text-properties fo:font-weight="normal" style:font-weight-asian="normal" style:font-weight-complex="normal"/>
    </style:style>
    <style:style style:name="ce37" style:family="table-cell" style:parent-style-name="Default">
      <style:table-cell-properties fo:background-color="#fff9ae" fo:wrap-option="wrap" fo:border="0.06pt solid #000000"/>
    </style:style>
    <style:style style:name="ce226" style:family="table-cell" style:parent-style-name="Default">
      <style:table-cell-properties fo:wrap-option="wrap" fo:border="0.06pt solid #000000"/>
    </style:style>
    <style:style style:name="ce227"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55" style:family="table-cell" style:parent-style-name="Default">
      <style:table-cell-properties style:text-align-source="fix" style:repeat-content="false" fo:border="0.06pt solid #000000" style:vertical-align="middle"/>
      <style:paragraph-properties fo:text-align="center" fo:margin-left="0pt"/>
    </style:style>
    <style:style style:name="ce229"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0"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ed1c24"/>
    </style:style>
    <style:style style:name="ce23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2"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23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style>
    <style:style style:name="ce234" style:family="table-cell" style:parent-style-name="Default">
      <style:table-cell-properties style:text-align-source="fix" style:repeat-content="false" fo:wrap-option="wrap" fo:border="0.06pt solid #000000" style:vertical-align="middle"/>
      <style:paragraph-properties fo:text-align="center" fo:margin-left="0pt"/>
      <style:text-properties fo:color="#72bf44" style:font-name="DejaVu Sans1" style:font-name-asian="DejaVu Sans2" style:font-name-complex="DejaVu Sans2"/>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72bf44" style:font-name="DejaVu Sans1" fo:font-weight="normal" style:font-name-asian="DejaVu Sans2" style:font-weight-asian="normal" style:font-name-complex="DejaVu Sans2" style:font-weight-complex="normal"/>
    </style:style>
    <style:style style:name="ce49" style:family="table-cell" style:parent-style-name="Default">
      <style:table-cell-properties fo:background-color="#fff9ae" style:text-align-source="fix" style:repeat-content="false" fo:border="0.06pt solid #000000"/>
      <style:paragraph-properties fo:text-align="center" fo:margin-left="0pt"/>
    </style:style>
    <style:style style:name="ce238" style:family="table-cell" style:parent-style-name="Default">
      <style:table-cell-properties style:text-align-source="fix" style:repeat-content="false" fo:border="0.06pt solid #000000"/>
      <style:paragraph-properties fo:text-align="center" fo:margin-left="0pt"/>
    </style:style>
    <style:style style:name="ce67" style:family="table-cell" style:parent-style-name="Default">
      <style:table-cell-properties fo:wrap-option="wrap" fo:border="0.06pt solid #000000" style:vertical-align="top"/>
    </style:style>
    <style:style style:name="ce240" style:family="table-cell" style:parent-style-name="Default">
      <style:table-cell-properties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1" style:family="table-cell" style:parent-style-name="Default">
      <style:table-cell-properties fo:background-color="#000000" style:text-align-source="fix" style:repeat-content="false" fo:wrap-option="wrap" fo:border="0.06pt solid #000000" style:vertical-align="top"/>
      <style:paragraph-properties fo:text-align="center" fo:margin-left="0pt"/>
      <style:text-properties fo:font-weight="bold" style:font-weight-asian="bold" style:font-weight-complex="bold"/>
    </style:style>
    <style:style style:name="ce242" style:family="table-cell" style:parent-style-name="Default">
      <style:table-cell-properties fo:background-color="#e0efd4" fo:wrap-option="wrap" fo:border="0.06pt solid #000000" style:vertical-align="top"/>
    </style:style>
    <style:style style:name="ce243" style:family="table-cell" style:parent-style-name="Default">
      <style:table-cell-properties fo:background-color="#ed1c24" fo:wrap-option="wrap" fo:border="0.06pt solid #000000" style:vertical-align="top"/>
    </style:style>
    <style:style style:name="ce248" style:family="table-cell" style:parent-style-name="Default">
      <style:table-cell-properties fo:background-color="transparent" fo:wrap-option="wrap" fo:border="0.06pt solid #000000" style:vertical-align="top"/>
    </style:style>
    <style:style style:name="ce244" style:family="table-cell" style:parent-style-name="Default">
      <style:table-cell-properties fo:background-color="#000000" style:text-align-source="fix" style:repeat-content="false" fo:wrap-option="wrap" fo:border="0.06pt solid #000000" style:vertical-align="top"/>
      <style:paragraph-properties fo:text-align="start" fo:margin-left="0pt"/>
    </style:style>
    <style:style style:name="ce245" style:family="table-cell" style:parent-style-name="Default">
      <style:table-cell-properties fo:background-color="#e0efd4" style:text-align-source="fix" style:repeat-content="false" fo:wrap-option="wrap" fo:border="0.06pt solid #000000" style:vertical-align="top"/>
      <style:paragraph-properties fo:text-align="start" fo:margin-left="0pt"/>
    </style:style>
    <style:style style:name="ce247" style:family="table-cell" style:parent-style-name="Default">
      <style:table-cell-properties fo:background-color="#e0efd4" fo:wrap-option="wrap" fo:border="0.06pt solid #000000" style:vertical-align="top"/>
      <style:text-properties style:font-name="DejaVu Sans" style:font-name-asian="DejaVu Sans2" style:font-name-complex="DejaVu Sans2"/>
    </style:style>
    <style:style style:name="ce246" style:family="table-cell" style:parent-style-name="Default">
      <style:table-cell-properties fo:background-color="#e0efd4" style:text-align-source="fix" style:repeat-content="false" fo:wrap-option="wrap" fo:border="0.06pt solid #000000" style:vertical-align="top"/>
      <style:paragraph-properties fo:text-align="start" fo:margin-left="0pt"/>
      <style:text-properties style:font-name="DejaVu Sans" style:font-name-asian="DejaVu Sans2" style:font-name-complex="DejaVu Sans2"/>
    </style:style>
    <style:style style:name="ce249" style:family="table-cell" style:parent-style-name="Default">
      <style:table-cell-properties fo:background-color="transparent" fo:wrap-option="wrap" fo:border="0.06pt solid #000000" style:vertical-align="top"/>
      <style:text-properties style:font-name="DejaVu Sans" style:font-name-asian="DejaVu Sans2" style:font-name-complex="DejaVu Sans2"/>
    </style:style>
    <style:style style:name="ce250" style:family="table-cell" style:parent-style-name="Default">
      <style:table-cell-properties fo:background-color="#000000" fo:wrap-option="wrap" fo:border="0.06pt solid #000000" style:vertical-align="top"/>
    </style:style>
    <style:style style:name="ce75" style:family="table-cell" style:parent-style-name="Default">
      <style:table-cell-properties fo:background-color="transparent" fo:wrap-option="wrap" fo:border="0.06pt solid #000000" style:vertical-align="top"/>
      <style:text-properties fo:font-weight="normal" style:font-weight-asian="normal" style:font-weight-complex="normal"/>
    </style:style>
    <style:style style:name="ce76" style:family="table-cell" style:parent-style-name="Default">
      <style:table-cell-properties fo:background-color="transparent" fo:wrap-option="wrap" fo:border="0.06pt solid #000000" style:vertical-align="top"/>
      <style:text-properties style:font-name-asian="DejaVu Sans" style:font-name-complex="DejaVu Sans"/>
    </style:style>
    <style:style style:name="ce65" style:family="table-cell" style:parent-style-name="Default">
      <style:table-cell-properties fo:background-color="#fff9ae" fo:wrap-option="wrap" fo:border="0.06pt solid #000000" style:vertical-align="top"/>
    </style:style>
    <style:style style:name="ce253" style:family="table-cell" style:parent-style-name="Default">
      <style:table-cell-properties style:text-align-source="fix" style:repeat-content="false" fo:border="0.06pt solid #000000" style:vertical-align="middle"/>
      <style:paragraph-properties fo:text-align="center" fo:margin-left="0pt"/>
      <style:text-properties fo:font-weight="bold" style:font-weight-asian="bold" style:font-weight-complex="bold"/>
    </style:style>
    <style:style style:name="ce254" style:family="table-cell" style:parent-style-name="Default">
      <style:table-cell-properties fo:background-color="#ed1c24" fo:border="0.06pt solid #000000" style:vertical-align="middle"/>
    </style:style>
    <style:style style:name="ce255" style:family="table-cell" style:parent-style-name="Default">
      <style:table-cell-properties fo:background-color="#ed1c24" style:text-align-source="fix" style:repeat-content="false" fo:wrap-option="wrap" fo:border="0.06pt solid #000000" style:vertical-align="middle"/>
      <style:paragraph-properties fo:text-align="center" fo:margin-left="0pt"/>
      <style:text-properties fo:color="#72bf44"/>
    </style:style>
    <style:style style:name="ce256"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257"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style>
    <style:style style:name="ce258"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fo:font-weight="normal" style:font-name-asian="DejaVu Sans2" style:font-weight-asian="normal" style:font-name-complex="DejaVu Sans2" style:font-weight-complex="normal"/>
    </style:style>
    <style:style style:name="ce259"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style:use-window-font-color="true" style:font-name="DejaVu Sans1" style:font-name-asian="DejaVu Sans2" style:font-name-complex="DejaVu Sans2"/>
    </style:style>
    <style:style style:name="ce96" style:family="table-cell" style:parent-style-name="Default">
      <style:table-cell-properties fo:wrap-option="wrap" fo:border="0.06pt solid #000000" style:vertical-align="middle"/>
      <style:text-properties style:use-window-font-color="true"/>
    </style:style>
    <style:style style:name="ce262" style:family="table-cell" style:parent-style-name="Default">
      <style:table-cell-properties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fo:font-weight="bold" style:font-weight-asian="bold" style:font-weight-complex="bold"/>
    </style:style>
    <style:style style:name="ce264" style:family="table-cell" style:parent-style-name="Default">
      <style:table-cell-properties fo:background-color="#e0efd4" fo:wrap-option="wrap" fo:border="0.06pt solid #000000" style:vertical-align="middle"/>
      <style:text-properties style:use-window-font-color="true"/>
    </style:style>
    <style:style style:name="ce265" style:family="table-cell" style:parent-style-name="Default">
      <style:table-cell-properties fo:background-color="#ed1c24" fo:wrap-option="wrap" fo:border="0.06pt solid #000000" style:vertical-align="middle"/>
      <style:text-properties style:use-window-font-color="true" style:font-name="DejaVu Sans" style:font-name-asian="DejaVu Sans2" style:font-name-complex="DejaVu Sans2"/>
    </style:style>
    <style:style style:name="ce272" style:family="table-cell" style:parent-style-name="Default">
      <style:table-cell-properties fo:background-color="transparent" fo:wrap-option="wrap" fo:border="0.06pt solid #000000" style:vertical-align="middle"/>
      <style:text-properties style:use-window-font-color="true"/>
    </style:style>
    <style:style style:name="ce266" style:family="table-cell" style:parent-style-name="Default">
      <style:table-cell-properties fo:background-color="#ed1c24" fo:wrap-option="wrap" fo:border="0.06pt solid #000000" style:vertical-align="middle"/>
      <style:text-properties style:use-window-font-color="true"/>
    </style:style>
    <style:style style:name="ce267" style:family="table-cell" style:parent-style-name="Default">
      <style:table-cell-properties fo:background-color="#e0efd4" fo:border="0.06pt solid #000000"/>
      <style:text-properties style:use-window-font-color="true"/>
    </style:style>
    <style:style style:name="ce268" style:family="table-cell" style:parent-style-name="Default">
      <style:table-cell-properties fo:background-color="#000000" style:text-align-source="fix" style:repeat-content="false" fo:wrap-option="wrap" fo:border="0.06pt solid #000000" style:vertical-align="middle"/>
      <style:paragraph-properties fo:text-align="start" fo:margin-left="0pt"/>
      <style:text-properties style:use-window-font-color="true"/>
    </style:style>
    <style:style style:name="ce269"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style>
    <style:style style:name="ce83" style:family="table-cell" style:parent-style-name="Default">
      <style:table-cell-properties fo:background-color="#e0efd4" style:text-align-source="fix" style:repeat-content="false" fo:wrap-option="wrap" fo:border="0.06pt solid #000000" style:vertical-align="middle"/>
      <style:paragraph-properties fo:text-align="start" fo:margin-left="0pt"/>
      <style:text-properties style:use-window-font-color="true" style:font-name="DejaVu Sans1" style:font-name-asian="DejaVu Sans2" style:font-name-complex="DejaVu Sans2"/>
    </style:style>
    <style:style style:name="ce273" style:family="table-cell" style:parent-style-name="Default">
      <style:table-cell-properties fo:background-color="#000000" style:text-align-source="fix" style:repeat-content="false" fo:wrap-option="wrap" fo:border="0.06pt solid #000000" style:vertical-align="middle"/>
      <style:paragraph-properties fo:text-align="center" fo:margin-left="0pt"/>
      <style:text-properties style:use-window-font-color="true"/>
    </style:style>
    <style:style style:name="ce102" style:family="table-cell" style:parent-style-name="Default">
      <style:table-cell-properties fo:background-color="transparent" fo:wrap-option="wrap" fo:border="0.06pt solid #000000" style:vertical-align="middle"/>
      <style:text-properties style:use-window-font-color="true" fo:font-weight="normal" style:font-weight-asian="normal" style:font-weight-complex="normal"/>
    </style:style>
    <style:style style:name="ce87" style:family="table-cell" style:parent-style-name="Default">
      <style:table-cell-properties fo:background-color="#fff9ae" fo:wrap-option="wrap" fo:border="0.06pt solid #000000" style:vertical-align="middle"/>
      <style:text-properties style:use-window-font-color="true"/>
    </style:style>
    <style:style style:name="ce275" style:family="table-cell" style:parent-style-name="Default">
      <style:table-cell-properties style:text-align-source="fix" style:repeat-content="false" fo:border="0.06pt solid #000000" style:vertical-align="middle"/>
      <style:paragraph-properties fo:text-align="center" fo:margin-left="0pt"/>
      <style:text-properties fo:color="#72bf44" fo:font-weight="bold" style:font-weight-asian="bold" style:font-weight-complex="bold"/>
    </style:style>
    <style:style style:name="ce276" style:family="table-cell" style:parent-style-name="Default">
      <style:table-cell-properties style:text-align-source="fix" style:repeat-content="false" fo:border="0.06pt solid #000000" style:vertical-align="middle"/>
      <style:paragraph-properties fo:text-align="center" fo:margin-left="0pt"/>
      <style:text-properties style:font-name="DejaVu Sans" fo:font-weight="bold" style:font-name-asian="DejaVu Sans2" style:font-weight-asian="bold" style:font-name-complex="DejaVu Sans2" style:font-weight-complex="bold"/>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center" fo:margin-left="0pt"/>
      <style:text-properties fo:color="#ed1c24"/>
    </style:style>
    <style:style style:name="ce231" style:family="table-cell" style:parent-style-name="Default">
      <style:table-cell-properties fo:background-color="#e0efd4" style:text-align-source="fix" style:repeat-content="false" fo:wrap-option="wrap" fo:border="0.06pt solid #000000" style:vertical-align="middle"/>
      <style:paragraph-properties fo:text-align="center" fo:margin-left="0pt"/>
      <style:text-properties fo:color="#ed1c24"/>
    </style:style>
    <style:style style:name="ce277" style:family="table-cell" style:parent-style-name="Default">
      <style:table-cell-properties fo:wrap-option="wrap" fo:border="0.06pt solid #000000" style:vertical-align="middle"/>
      <style:text-properties fo:color="#72bf44"/>
    </style:style>
    <style:style style:name="ce278" style:family="table-cell" style:parent-style-name="Default">
      <style:table-cell-properties fo:background-color="#e0efd4" fo:wrap-option="wrap" fo:border="0.06pt solid #000000"/>
    </style:style>
    <style:style style:name="ce279" style:family="table-cell" style:parent-style-name="Default">
      <style:table-cell-properties fo:background-color="#ed1c24" fo:wrap-option="wrap" fo:border="0.06pt solid #000000"/>
    </style:style>
    <style:style style:name="ce108" style:family="table-cell" style:parent-style-name="Default">
      <style:table-cell-properties fo:background-color="transparent" fo:wrap-option="wrap" fo:border="0.06pt solid #000000"/>
    </style:style>
    <style:style style:name="ce93" style:family="table-cell" style:parent-style-name="Default">
      <style:table-cell-properties fo:background-color="#fff9ae" fo:wrap-option="wrap" fo:border="0.06pt solid #000000" style:vertical-align="middle"/>
    </style:style>
    <style:style style:name="ce280" style:family="table-cell" style:parent-style-name="Default">
      <style:table-cell-properties style:text-align-source="fix" style:repeat-content="false" fo:border="0.06pt solid #000000" style:vertical-align="middle"/>
      <style:paragraph-properties fo:text-align="center"/>
      <style:text-properties fo:color="#72bf44" fo:font-weight="bold" style:font-weight-asian="bold" style:font-weight-complex="bold"/>
    </style:style>
    <style:style style:name="ce281"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282" style:family="table-cell" style:parent-style-name="Default">
      <style:table-cell-properties style:text-align-source="fix" style:repeat-content="false" fo:border="0.06pt solid #000000" style:vertical-align="middle"/>
      <style:paragraph-properties fo:text-align="center"/>
      <style:text-properties style:use-window-font-color="true" fo:font-weight="bold" style:font-weight-asian="bold" style:font-weight-complex="bold"/>
    </style:style>
    <style:style style:name="ce283" style:family="table-cell" style:parent-style-name="Default">
      <style:table-cell-properties fo:background-color="#000000" fo:border="0.06pt solid #000000"/>
    </style:style>
    <style:style style:name="ce284" style:family="table-cell" style:parent-style-name="Default">
      <style:table-cell-properties fo:background-color="#e0efd4" fo:border="0.06pt solid #000000"/>
    </style:style>
    <style:style style:name="ce285" style:family="table-cell" style:parent-style-name="Default">
      <style:table-cell-properties fo:background-color="#ed1c24" fo:border="0.06pt solid #000000"/>
    </style:style>
    <style:style style:name="ce286" style:family="table-cell" style:parent-style-name="Default">
      <style:table-cell-properties fo:background-color="transparent" fo:border="0.06pt solid #000000"/>
    </style:style>
    <style:style style:name="ce122" style:family="table-cell" style:parent-style-name="Default">
      <style:table-cell-properties fo:background-color="transparent" fo:border="0.06pt solid #000000"/>
      <style:text-properties fo:font-weight="normal" style:font-weight-asian="normal" style:font-weight-complex="normal"/>
    </style:style>
    <style:style style:name="ce288" style:family="table-cell" style:parent-style-name="Default">
      <style:table-cell-properties fo:background-color="#000000"/>
    </style:style>
    <style:style style:name="ce289" style:family="table-cell" style:parent-style-name="Default">
      <style:table-cell-properties fo:background-color="#e0efd4"/>
    </style:style>
    <style:style style:name="ce290" style:family="table-cell" style:parent-style-name="Default">
      <style:table-cell-properties fo:background-color="#ed1c24"/>
    </style:style>
    <style:style style:name="ce291" style:family="table-cell" style:parent-style-name="Default">
      <style:table-cell-properties fo:background-color="transparent"/>
    </style:style>
    <style:style style:name="ce127" style:family="table-cell" style:parent-style-name="Default">
      <style:table-cell-properties fo:background-color="transparent"/>
      <style:text-properties fo:font-weight="normal" style:font-weight-asian="normal" style:font-weight-complex="normal"/>
    </style:style>
    <style:style style:name="T1" style:family="text">
      <style:text-properties style:font-name-asian="DejaVu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DejaVu Sans" style:font-name="DejaVu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font-name="DejaVu Sans" style:font-name-asian="DejaVu Sans" style:font-name-complex="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font-size="10pt" style:font-relief="none" style:font-style-complex="normal" style:font-weight-complex="normal" style:font-size-complex="10pt" style:font-name-complex="DejaVu Sans" style:language-complex="hi" style:country-complex="IN" fo:language="en" fo:country="US" fo:text-shadow="none" fo:font-style="normal" style:text-underline-style="none" style:text-underline-color="font-color" style:language-asian="zh" style:country-asian="CN" style:font-name="DejaVu Sans" fo:font-weight="normal" style:text-line-through-type="none" style:text-outline="false" style:text-line-through-mode="continuous" style:font-name-asian="DejaVu Sans" style:font-size-asian="10pt" style:font-weight-asian="normal" style:font-style-asian="normal" style:text-emphasize="none" style:text-overline-style="none" style:text-overline-color="font-color"/>
    </style:style>
    <style:style style:name="T7" style:family="text">
      <style:text-properties style:font-weight-complex="normal" style:font-relief="none" style:font-style-complex="normal" style:font-size-complex="10pt" style:font-name-complex="DejaVu Sans" style:language-complex="hi" style:country-complex="IN" fo:language="en" fo:country="US" fo:text-shadow="none" fo:font-style="normal" style:text-underline-style="none" style:text-underline-color="font-color" fo:font-size="10pt" style:font-name="DejaVu Sans" fo:font-weight="normal" style:text-line-through-type="none" style:text-outline="false" style:text-line-through-mode="continuous" style:language-asian="zh" style:country-asian="CN" style:font-name-asian="DejaVu Sans" style:font-size-asian="10pt" style:font-weight-asian="normal" style:font-style-asian="normal" style:text-emphasize="none" style:text-overline-style="none" style:text-overline-color="font-color"/>
    </style:style>
    <style:style style:name="T8" style:family="text">
      <style:text-properties style:font-weight-asian="normal" style:text-line-through-mode="continuous" style:font-relief="none" style:language-asian="zh" style:country-asian="CN" style:language-complex="hi" style:country-complex="IN" style:font-style-complex="normal" fo:font-style="normal" style:text-line-through-type="none" style:text-emphasize="none" style:font-size-complex="10pt" style:font-weight-complex="normal" fo:font-size="10pt" fo:language="en" fo:country="US" style:text-outline="false" style:text-underline-style="none" style:text-underline-color="font-color" style:font-name-complex="DejaVu Sans" style:font-size-asian="10pt" style:font-name="DejaVu Sans" fo:text-shadow="none" style:font-name-asian="DejaVu Sans" fo:font-weight="normal" style:text-overline-style="none" style:text-overline-color="font-color" style:font-style-asian="normal"/>
    </style:style>
    <style:style style:name="T9" style:family="text">
      <style:text-properties fo:font-size="10pt" style:font-relief="none" style:font-style-complex="normal" style:font-weight-complex="normal" style:font-size-complex="10pt" style:font-name-complex="DejaVu Sans" style:language-complex="hi" style:country-complex="IN" fo:language="en" fo:country="US" fo:text-shadow="none" fo:font-style="normal" style:text-underline-style="none" style:text-underline-color="font-color" style:font-name="DejaVu Sans" fo:font-weight="normal" style:text-line-through-type="none" style:text-outline="false" style:text-line-through-mode="continuous" style:language-asian="zh" style:country-asian="CN" style:font-name-asian="DejaVu Sans" style:font-size-asian="10pt" style:font-weight-asian="normal" style:font-style-asian="normal" style:text-emphasize="none" style:text-overline-style="none" style:text-overline-color="font-color"/>
    </style:style>
    <style:style style:name="T10" style:family="text">
      <style:text-properties style:font-name-asian="DejaVu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DejaVu Sans" style:language-complex="hi" style:country-complex="IN"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fo:font-weight="bold"/>
    </style:style>
    <style:style style:name="T12" style:family="text">
      <style:text-properties fo:font-style="normal" style:font-style-asian="normal" style:font-style-complex="normal"/>
    </style:style>
    <style:style style:name="T13" style:family="text">
      <style:text-properties style:font-name-asian="DejaVu Sans" style:font-name-complex="DejaVu Sans"/>
    </style:style>
  </office:automatic-styles>
  <office:body>
    <office:spreadsheet>
      <table:calculation-settings table:automatic-find-labels="false" table:use-regular-expressions="false" table:use-wildcards="true"/>
      <table:table table:name="Podporovane_zariadenia" table:style-name="ta1">
        <table:table-column table:style-name="co1" table:default-cell-style-name="ce200"/>
        <table:table-column table:style-name="co2" table:default-cell-style-name="ce200"/>
        <table:table-column table:style-name="co3" table:default-cell-style-name="ce200"/>
        <table:table-column table:style-name="co4" table:default-cell-style-name="ce42"/>
        <table:table-column table:style-name="co5" table:default-cell-style-name="ce42"/>
        <table:table-column table:style-name="co6" table:default-cell-style-name="ce42"/>
        <table:table-column table:style-name="co7" table:default-cell-style-name="ce42"/>
        <table:table-column table:style-name="co8" table:default-cell-style-name="ce42"/>
        <table:table-column table:style-name="co9" table:default-cell-style-name="ce67"/>
        <table:table-column table:style-name="co10" table:default-cell-style-name="ce42"/>
        <table:table-column table:style-name="co11" table:default-cell-style-name="ce42"/>
        <table:table-column table:style-name="co12" table:default-cell-style-name="ce96"/>
        <table:table-column table:style-name="co13" table:default-cell-style-name="ce42"/>
        <table:table-column table:style-name="co14" table:default-cell-style-name="ce45"/>
        <table:table-column table:style-name="co13" table:default-cell-style-name="ce45"/>
        <table:table-column table:style-name="co15" table:default-cell-style-name="ce45"/>
        <table:table-column table:style-name="co13" table:default-cell-style-name="ce45"/>
        <table:table-column table:style-name="co16" table:default-cell-style-name="ce45"/>
        <table:table-column table:style-name="co13" table:default-cell-style-name="ce45"/>
        <table:table-column table:style-name="co17" table:default-cell-style-name="ce45"/>
        <table:table-column table:style-name="co13" table:default-cell-style-name="ce45"/>
        <table:table-column table:style-name="co15" table:default-cell-style-name="ce45"/>
        <table:table-column table:style-name="co10" table:number-columns-repeated="17" table:default-cell-style-name="ce45"/>
        <table:table-column table:style-name="co10" table:number-columns-repeated="984" table:default-cell-style-name="ce213"/>
        <table:table-column table:style-name="co10" table:default-cell-style-name="Default"/>
        <table:table-row table:style-name="ro1">
          <table:table-cell table:style-name="ce194"/>
          <table:table-cell table:style-name="ce203"/>
          <table:table-cell table:style-name="ce194" table:number-columns-repeated="2"/>
          <table:table-cell table:style-name="ce45" table:number-columns-repeated="2"/>
          <table:table-cell table:style-name="ce227" office:value-type="string" calcext:value-type="string" table:number-columns-spanned="3" table:number-rows-spanned="1">
            <text:p>EVE-ng 2.0.3-84</text:p>
          </table:table-cell>
          <table:covered-table-cell table:style-name="ce2"/>
          <table:covered-table-cell/>
          <table:table-cell table:style-name="ce2" office:value-type="string" calcext:value-type="string" table:number-columns-spanned="3" table:number-rows-spanned="1">
            <text:p>GNS3 2.0.3 VM (klient 2.0.3)</text:p>
          </table:table-cell>
          <table:covered-table-cell table:number-columns-repeated="2"/>
          <table:table-cell table:style-name="ce275" office:value-type="string" calcext:value-type="string" table:number-columns-spanned="2" table:number-rows-spanned="1">
            <text:p>EVE-ng 2.0.3-86 (ISO)</text:p>
          </table:table-cell>
          <table:covered-table-cell table:style-name="ce277"/>
          <table:table-cell table:style-name="ce280" office:value-type="string" calcext:value-type="string" table:number-columns-spanned="2" table:number-rows-spanned="1">
            <text:p>EVE-ng 2.0.3-86 (Ubuntu + gns3 balíček)</text:p>
          </table:table-cell>
          <table:covered-table-cell table:style-name="ce277"/>
          <table:table-cell table:style-name="ce280" office:value-type="string" calcext:value-type="string" table:number-columns-spanned="2" table:number-rows-spanned="1">
            <text:p>GNS3 2.1.0 VM (klient 2.0.3)</text:p>
          </table:table-cell>
          <table:covered-table-cell table:style-name="ce277"/>
          <table:table-cell table:style-name="ce281" office:value-type="string" calcext:value-type="string" table:number-columns-spanned="2" table:number-rows-spanned="1">
            <text:p>GNS3 2.1.0 VM (klient 2.0.3)</text:p>
          </table:table-cell>
          <table:covered-table-cell/>
          <table:table-cell table:style-name="ce282" office:value-type="string" calcext:value-type="string" table:number-columns-spanned="2" table:number-rows-spanned="1">
            <text:p>GNS3 2.1.0 VM (Ubuntu + gns3 balíček)</text:p>
          </table:table-cell>
          <table:covered-table-cell table:style-name="ce277"/>
          <table:table-cell table:number-columns-repeated="1002"/>
        </table:table-row>
        <table:table-row table:style-name="ro2">
          <table:table-cell table:style-name="ce194"/>
          <table:table-cell table:style-name="ce203"/>
          <table:table-cell table:style-name="ce194" table:number-columns-repeated="2"/>
          <table:table-cell table:style-name="ce45" table:number-columns-repeated="2"/>
          <table:table-cell table:style-name="ce30" office:value-type="string" calcext:value-type="string" table:number-columns-spanned="3" table:number-rows-spanned="1">
            <text:p>Vmware</text:p>
            <text:p>16 CPU</text:p>
            <text:p>64GB RAM</text:p>
          </table:table-cell>
          <table:covered-table-cell table:style-name="ce55"/>
          <table:covered-table-cell/>
          <table:table-cell table:style-name="ce253" office:value-type="string" calcext:value-type="string" table:number-columns-spanned="3" table:number-rows-spanned="1">
            <text:p>Vmware (lokálny server)</text:p>
            <text:p>4 CPU</text:p>
            <text:p>20GB RAM</text:p>
          </table:table-cell>
          <table:covered-table-cell table:number-columns-repeated="2"/>
          <table:table-cell table:style-name="ce276" office:value-type="string" calcext:value-type="string" table:number-columns-spanned="2" table:number-rows-spanned="1">
            <text:p>Fyzický server</text:p>
            <text:p>Asus RS260-E4/RX8</text:p>
            <text:p>Codename “Vysavač”</text:p>
            <text:p>2x4 (Intel Xeon 5410)</text:p>
            <text:p>48GB RAM</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style-name="ce276" office:value-type="string" calcext:value-type="string" table:number-columns-spanned="2" table:number-rows-spanned="1">
            <text:p><text:span text:style-name="T13">Vmware (vzdialený server)</text:span></text:p>
            <text:p><text:span text:style-name="T13">4 CPU</text:span></text:p>
            <text:p><text:span text:style-name="T13">20GB RAM</text:span></text:p>
          </table:table-cell>
          <table:covered-table-cell/>
          <table:table-cell table:style-name="ce276" office:value-type="string" calcext:value-type="string" table:number-columns-spanned="2" table:number-rows-spanned="1">
            <text:p>LXC kontajner</text:p>
            <text:p>Ubuntu 16.04 x64</text:p>
          </table:table-cell>
          <table:covered-table-cell/>
          <table:table-cell table:style-name="ce276" office:value-type="string" calcext:value-type="string" table:number-columns-spanned="2" table:number-rows-spanned="1">
            <text:p><text:span text:style-name="T2">Fyzický server</text:span></text:p>
            <text:p><text:span text:style-name="T2">Asus RS260-E4/RX8</text:span></text:p>
            <text:p><text:span text:style-name="T2">Codename “Vysavač”</text:span></text:p>
            <text:p><text:span text:style-name="T2">2x4 (Intel Xeon 5410)</text:span></text:p>
            <text:p><text:span text:style-name="T2">48GB RAM</text:span></text:p>
            <text:p><text:span text:style-name="T2">Ubuntu 16.04 x64</text:span></text:p>
          </table:table-cell>
          <table:covered-table-cell/>
          <table:table-cell table:number-columns-repeated="1002"/>
        </table:table-row>
        <table:table-row table:style-name="ro3">
          <table:table-cell table:style-name="ce2" office:value-type="string" calcext:value-type="string">
            <text:p>Zariadenie</text:p>
          </table:table-cell>
          <table:table-cell table:style-name="ce204" office:value-type="string" calcext:value-type="string">
            <text:p>Platforma</text:p>
          </table:table-cell>
          <table:table-cell table:style-name="ce2" office:value-type="string" calcext:value-type="string">
            <text:p>Názov súboru</text:p>
          </table:table-cell>
          <table:table-cell table:style-name="ce30" office:value-type="string" calcext:value-type="string">
            <text:p>Spôsob virtualizácie</text:p>
          </table:table-cell>
          <table:table-cell table:style-name="ce30" office:value-type="string" calcext:value-type="string">
            <text:p>Predvolené prihlasovacie údaje</text:p>
          </table:table-cell>
          <table:table-cell table:style-name="ce30" office:value-type="string" calcext:value-type="string">
            <text:p>Systémové požiadavky (CPU, RAM)</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40" office:value-type="string" calcext:value-type="string">
            <text:p>Poznámky</text:p>
          </table:table-cell>
          <table:table-cell table:style-name="ce30" office:value-type="string" calcext:value-type="string">
            <text:p>Spôsob pripojenia</text:p>
          </table:table-cell>
          <table:table-cell table:style-name="ce2" office:value-type="string" calcext:value-type="string">
            <text:p>Úspešné spustenie</text:p>
          </table:table-cell>
          <table:table-cell table:style-name="ce26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2" office:value-type="string" calcext:value-type="string">
            <text:p>Úspešné spustenie</text:p>
          </table:table-cell>
          <table:table-cell table:style-name="ce2" office:value-type="string" calcext:value-type="string">
            <text:p>Poznámky</text:p>
          </table:table-cell>
          <table:table-cell table:style-name="ce42" table:number-columns-repeated="17"/>
          <table:table-cell table:number-columns-repeated="985"/>
        </table:table-row>
        <table:table-row table:style-name="ro1">
          <table:table-cell table:style-name="ce196" office:value-type="string" calcext:value-type="string">
            <text:p>Dynamips</text:p>
          </table:table-cell>
          <table:table-cell table:style-name="ce205"/>
          <table:table-cell table:style-name="ce207"/>
          <table:table-cell table:style-name="ce215" table:number-columns-repeated="4"/>
          <table:table-cell table:style-name="ce207"/>
          <table:table-cell table:style-name="ce241"/>
          <table:table-cell table:style-name="ce215"/>
          <table:table-cell table:style-name="ce207"/>
          <table:table-cell table:style-name="ce263"/>
          <table:table-cell table:style-name="ce207" table:number-columns-repeated="10"/>
          <table:table-cell table:style-name="ce233" table:number-columns-repeated="17"/>
          <table:table-cell table:style-name="ce283" table:number-columns-repeated="984"/>
          <table:table-cell table:style-name="ce288"/>
        </table:table-row>
        <table:table-row table:style-name="ro4">
          <table:table-cell table:style-name="ce197" office:value-type="string" calcext:value-type="string">
            <text:p>Cisco c1700</text:p>
          </table:table-cell>
          <table:table-cell table:style-name="ce197" office:value-type="string" calcext:value-type="string">
            <text:p>Cisco IOS 12.4</text:p>
          </table:table-cell>
          <table:table-cell table:style-name="ce197" office:value-type="string" calcext:value-type="string">
            <text:p>c1710-bk9no3r2sy-mz.124-23</text:p>
            <text:p>c1700-adventerprisek9-mz.124-8.image</text:p>
            <text:p/>
            <text:p><text:span text:style-name="T3">C1710-c1700-adventerprisek9-mz.124-8_0x80618b54_20060515.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office:value-type="string" calcext:value-type="string">
            <text:p>1 CPU</text:p>
            <text:p>96MB RAM</text:p>
          </table:table-cell>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c1710 ma dve rozhrania: 'e0' a 'fa0'.</text:p>
            <text:p>-rozhranie 'e0' je v half-duplex mode.</text:p>
            <text:p>-rozhranie 'fa0' je vo full duplex mode</text:p>
            <text:p>-pri prepojeni rozhrani 'e0' a 'fa0' nastane "duplex mismatch". "Duplex mismatch" medzi 'e0' a 'fa0' sa da vyriesit tak, ze zmenime duplex mode na 'e0' na full. Pozor! Zmena duplexu sa da menit iba na rozhrani 'e0', nie na 'fa0'!</text:p>
            <text:p/>
            <text:p>-Linky</text:p>
            <text:p><text:a xlink:href="http://docs.gns3.com/1-kBrTplBltp9P3P-AigoMzlDO-ISyL1h3bYpOl5Q8mQ/#h.bkdmg1d37yl5" xlink:type="simple">http://docs.gns3.com/1-kBrTplBltp9P3P-AigoMzlDO-ISyL1h3bYpOl5Q8mQ/#h.bkdmg1d37yl5</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5">
          <table:table-cell table:style-name="ce198" office:value-type="string" calcext:value-type="string">
            <text:p>Cisco c2600</text:p>
          </table:table-cell>
          <table:table-cell table:style-name="ce198" office:value-type="string" calcext:value-type="string">
            <text:p>Cisco IOS 12.3</text:p>
          </table:table-cell>
          <table:table-cell table:style-name="ce198" office:value-type="string" calcext:value-type="string">
            <text:p>c2600-i-mz.123-9.image</text:p>
          </table:table-cell>
          <table:table-cell table:style-name="ce217" office:value-type="string" calcext:value-type="string">
            <text:p>Dynamips</text:p>
          </table:table-cell>
          <table:table-cell table:style-name="ce222"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6">
          <table:table-cell table:style-name="ce201" office:value-type="string" calcext:value-type="string">
            <text:p>Cisco c2691</text:p>
          </table:table-cell>
          <table:table-cell table:style-name="ce201" office:value-type="string" calcext:value-type="string">
            <text:p>Cisco IOS 12.4</text:p>
          </table:table-cell>
          <table:table-cell table:style-name="ce201" office:value-type="string" calcext:value-type="string">
            <text:p>c2691-entservicesk9-mz.124-13b.image</text:p>
            <text:p>c2691-adventerprisek9-mz.124-25d.image</text:p>
            <text:p/>
            <text:p><text:span text:style-name="T3">c2691-adventerprisek9-mz.124-25d_0x60a48cb8_20100818.image</text:span></text:p>
          </table:table-cell>
          <table:table-cell table:style-name="ce34" office:value-type="string" calcext:value-type="string">
            <text:p>Dynamips</text:p>
          </table:table-cell>
          <table:table-cell table:style-name="ce43" office:value-type="string" calcext:value-type="string">
            <text:p>&lt;bez hesla&gt;</text:p>
          </table:table-cell>
          <table:table-cell table:style-name="ce201"/>
          <table:table-cell table:style-name="ce201" office:value-type="string" calcext:value-type="string">
            <text:p>telnet</text:p>
          </table:table-cell>
          <table:table-cell table:style-name="ce236" office:value-type="string" calcext:value-type="string">
            <text:p>✓</text:p>
          </table:table-cell>
          <table:table-cell table:style-name="ce248" office:value-type="string" calcext:value-type="string">
            <text:p>Aj napriek pokusom som toto zariadenie v EVE-ng nespustil v EVE-ng, hoci som ho spustil v terminali cez dynamips. Zrejme som nieco prehliadol…</text:p>
          </table:table-cell>
          <table:table-cell table:style-name="ce219" office:value-type="string" calcext:value-type="string">
            <text:p>klient</text:p>
          </table:table-cell>
          <table:table-cell table:style-name="ce236" office:value-type="string" calcext:value-type="string">
            <text:p>✓</text:p>
          </table:table-cell>
          <table:table-cell table:style-name="ce272"/>
          <table:table-cell table:style-name="ce103" office:value-type="string" calcext:value-type="string">
            <text:p>✕</text:p>
          </table:table-cell>
          <table:table-cell table:style-name="ce108"/>
          <table:table-cell table:style-name="ce103"/>
          <table:table-cell table:style-name="ce108"/>
          <table:table-cell table:style-name="ce212" table:number-columns-repeated="4"/>
          <table:table-cell table:style-name="ce103"/>
          <table:table-cell table:style-name="ce108"/>
          <table:table-cell table:style-name="ce212" table:number-columns-repeated="17"/>
          <table:table-cell table:style-name="ce286" table:number-columns-repeated="984"/>
          <table:table-cell table:style-name="ce291"/>
        </table:table-row>
        <table:table-row table:style-name="ro1">
          <table:table-cell table:style-name="ce198" office:value-type="string" calcext:value-type="string">
            <text:p>Cisco c3640</text:p>
          </table:table-cell>
          <table:table-cell table:style-name="ce198" office:value-type="string" calcext:value-type="string">
            <text:p>Cisco IOS 12.4</text:p>
          </table:table-cell>
          <table:table-cell table:style-name="ce198" office:value-type="string" calcext:value-type="string">
            <text:p>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5">
          <table:table-cell table:style-name="ce198" office:value-type="string" calcext:value-type="string">
            <text:p>Cisco c3660</text:p>
          </table:table-cell>
          <table:table-cell table:style-name="ce198" office:value-type="string" calcext:value-type="string">
            <text:p>Cisco IOS 12.4</text:p>
          </table:table-cell>
          <table:table-cell table:style-name="ce198" office:value-type="string" calcext:value-type="string">
            <text:p>c3660-jk9o3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55" office:value-type="string" calcext:value-type="string">
            <text:p>✓</text:p>
          </table:table-cell>
          <table:table-cell table:style-name="ce265" office:value-type="string" calcext:value-type="string">
            <text:p>-idle PC nenajde hodnotu, 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adventerprisek9-mz124-1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7">
          <table:table-cell table:style-name="ce197" office:value-type="string" calcext:value-type="string">
            <text:p>Cisco c3725</text:p>
          </table:table-cell>
          <table:table-cell table:style-name="ce197" office:value-type="string" calcext:value-type="string">
            <text:p>Cisco IOS 12.4</text:p>
          </table:table-cell>
          <table:table-cell table:style-name="ce197" office:value-type="string" calcext:value-type="string">
            <text:p>c3725-adventerprisek9-mz.124-15.T14.image</text:p>
            <text:p>c3725-adventerprisek9-mz.124-25d.image</text:p>
            <text:p/>
            <text:p><text:span text:style-name="T4">c3725-adventerprisek9-mz.124-25d_0x60a800f0_20100818_NEFUNGUJE_ZAMRZNE.image</text:span></text:p>
            <text:p/>
            <text:p><text:span text:style-name="T3">c3725-adventerprisek9-mz.124-15.T14_0x60c09aa0_20100817.image</text:span></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predvolená hodnota Idle PC bola nesprávna, čo vyťažovalo jedno jadro CPU na 100% (počet vyťažených jadier CPU závisel od počtu jadier, ktorý sme mu pridelili) -&gt; bola vypočítaná nová, správna Idle PC hodnota, ktorá bola zaznačená a šablóna bola následne upravená.</text:p>
            <text:p>+po pridani etherswitch modulu podporuje aj vlany</text:p>
            <text:p>+ip adresa sa dá nastaviť aj priamo na Ethernet rozhranie (v porovnaní s Cisco Switchom)</text:p>
            <text:p>https://gns3.com/qa/why-can-t-create-vlan-in-gns-3</text:p>
            <text:p>+podporuje OSPF, BGP, VLAN (automatické dopĺňanie pre VLANy nefunguje, ale napr. príkaz “vlan 100” zoberie)</text:p>
            <text:p>+podporuje VFI</text:p>
            <text:p>+nepodporuje l2 vpn</text:p>
            <text:p>-Predvoleny port f0/0 a port na pridavnej karte 'NM-1FE-TX' (v mojom pripade f1/0) zobrazuje chybove hlasenie "duplex mismatch", pretoze je v half-duplex mode (podla "show int f1/0") a vsetky ostatne porty su vo full-duplex mode. nepomaha ani explicitne nastavenie duplexu prikazmi "duplex auto" alebo "duplex full" na obidvoch stranach linky ani zmena imidzu za iny 3725 router. Jedina situacia, key chybu nezobrazuje je vtedy, ked obidva konce linky zapojime do portu na karte 'NM-1FE-TX'. </text:p>
            <text:p/>
            <text:p>=&gt; ODSTRANENIE TEJTO KARTY ZO SABLONY! + NEPOUZIVAT PREDVOLENE ROZHRANIA F0/0 a F0/1! POUZIVAT VYLUCNE ROZHRANIA NA ROZSIRUJUCEJ KARTE 'NM-16ESW'!</text:p>
            <text:p/>
            <text:p>3725: na pridavnej karte 'NM-16ESW' su vsetky porty typu L2 (switchport). Pred nastavenim IP adresy musime L2 funkcie na porte vypnut prikazom "no switchport". Vsetky porty na rozsirujucej karte 'NM-16ESW' su vo full-duplex mode, takze ziadny "duplex-mismatch" nenastane.</text:p>
            <text:p/>
            <text:p>-Mozna nahrada za c2691 podla</text:p>
            <text:p>https://www.cisco.com/en/US/docs/routers/access/3700/hardware/notes/3725fips.html</text:p>
            <text:p/>
            <text:p>-Linky</text:p>
            <text:p>http://docs.gns3.com/1-kBrTplBltp9P3P-AigoMzlDO-ISyL1h3bYpOl5Q8mQ/#h.2wmadzgy2ym6</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3745</text:p>
          </table:table-cell>
          <table:table-cell table:style-name="ce198" office:value-type="string" calcext:value-type="string">
            <text:p>Cisco IOS 12.4</text:p>
          </table:table-cell>
          <table:table-cell table:style-name="ce198" office:value-type="string" calcext:value-type="string">
            <text:p>c3745-advipservicesk9-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3">
          <table:table-cell table:style-name="ce198" office:value-type="string" calcext:value-type="string">
            <text:p>Cisco c7200p</text:p>
          </table:table-cell>
          <table:table-cell table:style-name="ce198" office:value-type="string" calcext:value-type="string">
            <text:p>Cisco IOS 15.2</text:p>
          </table:table-cell>
          <table:table-cell table:style-name="ce198" office:value-type="string" calcext:value-type="string">
            <text:p>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je na PowerPC architektúre =&gt; nedá sa spustiť pod Dynamipsom</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adventerprisek9-mz.124-8.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2" office:value-type="string" calcext:value-type="string">
            <text:p>✓</text:p>
          </table:table-cell>
          <table:table-cell table:style-name="ce243"/>
          <table:table-cell table:style-name="ce254" office:value-type="string" calcext:value-type="string">
            <text:p>klient</text:p>
          </table:table-cell>
          <table:table-cell table:style-name="ce232" office:value-type="string" calcext:value-type="string">
            <text:p>✓</text:p>
          </table:table-cell>
          <table:table-cell table:style-name="ce266"/>
          <table:table-cell table:style-name="ce232" office:value-type="string" calcext:value-type="string">
            <text:p>✓</text:p>
          </table:table-cell>
          <table:table-cell table:style-name="ce279"/>
          <table:table-cell table:style-name="ce232"/>
          <table:table-cell table:style-name="ce279"/>
          <table:table-cell table:style-name="ce222" table:number-columns-repeated="4"/>
          <table:table-cell table:style-name="ce232"/>
          <table:table-cell table:style-name="ce279"/>
          <table:table-cell table:style-name="ce222" table:number-columns-repeated="17"/>
          <table:table-cell table:style-name="ce285" table:number-columns-repeated="984"/>
          <table:table-cell table:style-name="ce290"/>
        </table:table-row>
        <table:table-row table:style-name="ro8">
          <table:table-cell table:style-name="ce197" office:value-type="string" calcext:value-type="string">
            <text:p>Cisco c7200</text:p>
          </table:table-cell>
          <table:table-cell table:style-name="ce197" office:value-type="string" calcext:value-type="string">
            <text:p>Cisco IOS 15.2</text:p>
          </table:table-cell>
          <table:table-cell table:style-name="ce197" office:value-type="string" calcext:value-type="string">
            <text:p><text:span text:style-name="T2">c7200-adventerprisek9-mz.152-4.M11.image</text:span></text:p>
            <text:p>c7200-advipservicesk9-mz.152-4.S5.image</text:p>
            <text:p>c7200-adventerprisek9-mz.152-4.S6.image</text:p>
            <text:p/>
            <text:p><text:span text:style-name="T3">c7200-adventerprisek9-mz.152-4.M11_0x60189234_20161016.image</text:span></text:p>
            <text:p/>
            <text:p>c7200-adventerprisek9-mz.155-2.XB_0x6018c294_20150804.image</text:p>
            <text:p/>
            <text:p>c7200-adventerprisek9-mz.152-4.S6_0x62a5af34_20140808.image</text:p>
            <text:p/>
            <text:p>c7200-advipservicesk9-mz.152-4.S5_0x6318687c_20140220.image</text:p>
            <text:p/>
            <text:p>c7200-adventerprisek9-mz.153-3.XB12_0x60630d08_20131119.image</text:p>
          </table:table-cell>
          <table:table-cell table:style-name="ce216" office:value-type="string" calcext:value-type="string">
            <text:p>Dynamips</text:p>
          </table:table-cell>
          <table:table-cell table:style-name="ce206"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2" office:value-type="string" calcext:value-type="string">
            <text:p><text:span text:style-name="T2">-predvolená hodnota Idle PC bola nesprávna, čo vyťažovalo jedno jadro CPU na 100% (toto je Dynamips router, takze vytazoval iba jedno jadro naplno) -&gt; bola vypočítaná nová, správna Idle PC hodnota, ktorá bola zaznačená a šablóna bola následne upravená.</text:span></text:p>
            <text:p>-ip adresa sa dá nastaviť aj priamo na Ethernet rozhranie (v porovnaní s Cisco Switchom)</text:p>
            <text:p>-podporuje OSPF, BGP, VLAN (automatické dopĺňanie pre VLANy nefunguje, ale napr. príkaz “vlan 100” zoberie)</text:p>
            <text:p>-podporuje VFI</text:p>
            <text:p><text:a xlink:href="https://www.cisco.com/c/en/us/td/docs/ios/12_0s/feature/guide/fsstitch.html#wp1053876" xlink:type="simple">https://www.cisco.com/c/en/us/td/docs/ios/12_0s/feature/guide/fsstitch.html#wp1053876</text:a></text:p>
            <text:p>-nepodporuje VLANy – chýba modul – nie je potrebné pri VPLS</text:p>
            <text:p>l2 vfi vpls autodiscovery - vpls nefunguje na 7200 - iba 7600, CSR vid <text:a xlink:href="https://supportforums.cisco.com/t5/mpls/vpls-plateform/td-p/1351381ale" xlink:type="simple">https://supportforums.cisco.com/t5/mpls/vpls-plateform/td-p/1351381ale</text:a> ake vpls (bgp? alebo iny druh vpls)</text:p>
            <text:p>-predvolene rozhranie f0/0 je v half-duplex mode podla "show interfaces f0/0"</text:p>
            <text:p>-velmi pravdepodobne su aj vsetky ostatne rozhrania vsetkych pridavnych kariet v half-duplex mode, pretoze sa nezobrazuje hlasenie "duplex mismatch" pri zapojeni predvoleneho rozhrania f0/0 s lubovolnym inym rozhranim z lubovolnej rozsirujucej karty.</text:p>
            <text:p/>
            <text:p>-Linky</text:p>
            <text:p><text:a xlink:href="http://docs.gns3.com/1-kBrTplBltp9P3P-AigoMzlDO-ISyL1h3bYpOl5Q8mQ/#h.1i702f9cy8ho" xlink:type="simple">http://docs.gns3.com/1-kBrTplBltp9P3P-AigoMzlDO-ISyL1h3bYpOl5Q8mQ/#h.1i702f9cy8ho</text:a></text:p>
          </table:table-cell>
          <table:table-cell table:style-name="ce218" office:value-type="string" calcext:value-type="string">
            <text:p>klient</text:p>
          </table:table-cell>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8" office:value-type="string" calcext:value-type="string">
            <text:p>Cisco c1700</text:p>
          </table:table-cell>
          <table:table-cell table:style-name="ce198" office:value-type="string" calcext:value-type="string">
            <text:p>Cisco IOS 12.4</text:p>
          </table:table-cell>
          <table:table-cell table:style-name="ce198" office:value-type="string" calcext:value-type="string">
            <text:p>c1710-c1700-ipvoicek9-mz.124-4.XC4.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640-ik9o3s-mz124-13.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c3745-adventerprisek.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ie sú rozhran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3725</text:p>
          </table:table-cell>
          <table:table-cell table:style-name="ce198" office:value-type="string" calcext:value-type="string">
            <text:p>Cisco IOS 12.4</text:p>
          </table:table-cell>
          <table:table-cell table:style-name="ce198" office:value-type="string" calcext:value-type="string">
            <text:p>c3725-ipvoice_ivs-mz.124-25d.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5" office:value-type="string" calcext:value-type="string">
            <text:p>-chyba: neplatná kópia</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adventerprisek9-mz.124-25c.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2.4</text:p>
          </table:table-cell>
          <table:table-cell table:style-name="ce198" office:value-type="string" calcext:value-type="string">
            <text:p>c7200-c2691-entservicesk9-mz.124-13b.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1">
          <table:table-cell table:style-name="ce198" office:value-type="string" calcext:value-type="string">
            <text:p>Cisco c7200</text:p>
          </table:table-cell>
          <table:table-cell table:style-name="ce198" office:value-type="string" calcext:value-type="string">
            <text:p>Cisco IOS 15.2</text:p>
          </table:table-cell>
          <table:table-cell table:style-name="ce198" office:value-type="string" calcext:value-type="string">
            <text:p>c7200-c7200p-advipservicesk9-mz.152-4.S5.image</text:p>
          </table:table-cell>
          <table:table-cell table:style-name="ce217" office:value-type="string" calcext:value-type="string">
            <text:p>Dynamips</text:p>
          </table:table-cell>
          <table:table-cell table:style-name="ce198" office:value-type="string" calcext:value-type="string">
            <text:p>&lt;bez hesla&gt;</text:p>
          </table:table-cell>
          <table:table-cell table:style-name="ce198"/>
          <table:table-cell table:style-name="ce198" office:value-type="string" calcext:value-type="string">
            <text:p>telnet</text:p>
          </table:table-cell>
          <table:table-cell table:style-name="ce230" office:value-type="string" calcext:value-type="string">
            <text:p>✕</text:p>
          </table:table-cell>
          <table:table-cell table:style-name="ce243"/>
          <table:table-cell table:style-name="ce254" office:value-type="string" calcext:value-type="string">
            <text:p>klient</text:p>
          </table:table-cell>
          <table:table-cell table:style-name="ce230" office:value-type="string" calcext:value-type="string">
            <text:p>✕</text:p>
          </table:table-cell>
          <table:table-cell table:style-name="ce266" office:value-type="string" calcext:value-type="string">
            <text:p>-nenabootuje</text:p>
          </table:table-cell>
          <table:table-cell table:style-name="ce230" office:value-type="string" calcext:value-type="string">
            <text:p>✕</text:p>
          </table:table-cell>
          <table:table-cell table:style-name="ce279"/>
          <table:table-cell table:style-name="ce230"/>
          <table:table-cell table:style-name="ce279"/>
          <table:table-cell table:style-name="ce222" table:number-columns-repeated="4"/>
          <table:table-cell table:style-name="ce230"/>
          <table:table-cell table:style-name="ce279"/>
          <table:table-cell table:style-name="ce222" table:number-columns-repeated="17"/>
          <table:table-cell table:style-name="ce285" table:number-columns-repeated="984"/>
          <table:table-cell table:style-name="ce290"/>
        </table:table-row>
        <table:table-row table:style-name="ro9">
          <table:table-cell table:style-name="ce197" office:value-type="string" calcext:value-type="string">
            <text:p>Cisco IOL Router</text:p>
          </table:table-cell>
          <table:table-cell table:style-name="ce197" office:value-type="string" calcext:value-type="string">
            <text:p>Cisco IOS 15.X</text:p>
          </table:table-cell>
          <table:table-cell table:style-name="ce208" office:value-type="string" calcext:value-type="string">
            <text:p>i86bi_linux-l3-adventerprisek9-ms.152-4.S7.bin</text:p>
            <text:p>i86bi-linux-l3-adventerprisek9-15.4.2T4.bin</text:p>
            <text:p>i86bi-linux-l3-adventerprisek9-15.5.2T.bin</text:p>
          </table:table-cell>
          <table:table-cell table:style-name="ce218" office:value-type="string" calcext:value-type="string">
            <text:p>IOL wrapper</text:p>
          </table:table-cell>
          <table:table-cell table:style-name="ce223"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2-howto-add-cisco-iou-iol" xlink:type="simple">http://www.eve-ng.net/index.php/documentation/howto-s/62-howto-add-cisco-iou-iol</text:a></text:p>
            <text:p/>
            <text:p>-nejdú VLANy (nemá Etherswitch modul) – viď https://gns3.com/qa/why-can-t-create-vlan-in-gns-3</text:p>
            <text:p>-routre aj switche funguju bezchybne</text:p>
            <text:p>-IOL routre ako jedine v EVE-ng podporuju seriove prepojenia</text:p>
            <text:p>-mimoriadne rychla odozva - jednotky milisekund (pri pingu z IOL routra na IOL router cez IOL switch prvy krat za 5ms, dalsie razy konstantne za 1ms odozvu)</text:p>
            <text:p>-switch "i86bi_linux_l2-adventerprise-ms.high_iron_20170202.bin" ma vsetky rozhrania vo full-duplex mode</text:p>
            <text:p>-router "i86bi_linux-l3-adventerprisek9-ms.152-4.S7.bin" ako jediny ma vsetky Ethernet rozhrania predvolene vo full-duplex mode. Na vsetkych ostatnych IOL routroch su rozhrania predvolene v half-duplex mode, cim vznika "duplex mismatch" medzi rozhraniami. "Duplex mismatch" da vyriesit explicitnou konfiguraciou full-duplex modu prikazom "duplex full" v konfiguracii rozhrania na routri.</text:p>
            <text:p>-toto su vykonovo tie najlepsie Cisco routre v EVE-ng a zaroven maju najnizsie systemove naroky</text:p>
            <text:p/>
            <text:p>-Nepodporovane technologie</text:p>
            <text:p>Not supported/working on Layer 3 IOL (Linux)</text:p>
            <text:p/>
            <text:p>Multicast with BSR</text:p>
            <text:p>NTP Authentication</text:p>
            <text:p>PPPoE (working on 12.4, and 15.2(2.3)T)</text:p>
            <text:p>Routing loops (IOL will crash)</text:p>
            <text:p/>
            <text:p/>
            <text:p>-Linky</text:p>
            <text:p><text:a xlink:href="http://danielkleviansky.com/unsupported-iol-features/" xlink:type="simple">http://danielkleviansky.com/unsupported-iol-features/</text:a></text:p>
          </table:table-cell>
          <table:table-cell table:style-name="ce218" office:value-type="string" calcext:value-type="string">
            <text:p>klient</text:p>
          </table:table-cell>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Switches</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0">
          <table:table-cell table:style-name="ce197" office:value-type="string" calcext:value-type="string">
            <text:p>Cisco IOL Switch</text:p>
          </table:table-cell>
          <table:table-cell table:style-name="ce197" office:value-type="string" calcext:value-type="string">
            <text:p>Cisco IOS 15.X</text:p>
          </table:table-cell>
          <table:table-cell table:style-name="ce208" office:value-type="string" calcext:value-type="string">
            <text:p>i86bi_linux_l2-adventerprise-ms.high_iron_20170202.bin</text:p>
            <text:p>i86bi_linux_l2-adventerprisek9-ms.156-0.9.S.bin</text:p>
          </table:table-cell>
          <table:table-cell table:style-name="ce218" office:value-type="string" calcext:value-type="string">
            <text:p>IOL wrapper</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rovnako, ako pri Cisco IOL Router)</text:p>
            <text:p/>
            <text:p>-defaultne sa nefunguje príkaz “ip address” na rozhraní Ethernet – riešením je priradiť adresu na VLAN1</text:p>
            <text:p><text:a xlink:href="https://gns3.com/qa/ip-adress-set-on-gns3-iou-cisco-" xlink:type="simple">https://gns3.com/qa/ip-adress-set-on-gns3-iou-cisco-</text:a></text:p>
            <text:p>=&gt; nevhodné pre VPLS (cez VLAN 1 rozhranie sa dá spojiť iba s jedným routrom)</text:p>
            <text:p>+podporuje OSPF, BGP, VLAN</text:p>
            <text:p>-vsetky rozhrania na switchoch su vo full-duplex mode</text:p>
            <text:p>-podobne ako Cisco IOL routre, toto su najlepsie Cisco switche v EVE-ng</text:p>
            <text:p/>
            <text:p>-Nepodporovane technologie</text:p>
            <text:p>Not supported/working on Layer 2 IOL (Linux)</text:p>
            <text:p/>
            <text:p>802.1q Tunneling</text:p>
            <text:p>Cisco ISL trunks</text:p>
            <text:p>DHCP Snooping</text:p>
            <text:p>HSRP address not pingable</text:p>
            <text:p>L2 PortChannel (not working on 12.2, working on 15.0)</text:p>
            <text:p>L3 PortChannel</text:p>
            <text:p>NVI NAT (classic NAT works on TPGEN images only)</text:p>
            <text:p>PVLAN</text:p>
            <text:p>QinQ</text:p>
            <text:p>Routing loops (IOL will crash)</text:p>
            <text:p>SPAN/RSPAN/ERSPAN</text:p>
            <text:p>VTP version 2 (VTP version 1 works)</text:p>
            <text:p/>
            <text:p>-Navody</text:p>
            <text:p><text:a xlink:href="https://learningnetwork.cisco.com/docs/DOC-30404" xlink:type="simple">https://learningnetwork.cisco.com/docs/DOC-30404</text:a></text:p>
            <text:p/>
            <text:p>-Linky</text:p>
            <text:p><text:a xlink:href="http://danielkleviansky.com/unsupported-iol-features/" xlink:type="simple">http://danielkleviansky.com/unsupported-iol-features/</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Cisco vIOS L2</text:p>
          </table:table-cell>
          <table:table-cell table:style-name="ce197" office:value-type="string" calcext:value-type="string">
            <text:p>Cisco IOS 15.X</text:p>
          </table:table-cell>
          <table:table-cell table:style-name="ce208" office:value-type="string" calcext:value-type="string">
            <text:p>viosl2-ADVENTERPRISEK9-M_15.0-TTC_20140605-FLO_DSGS7</text:p>
            <text:p>viosl2-ADVENTERPRISEK9-M_15.2-4.0.55E</text:p>
          </table:table-cell>
          <table:table-cell table:style-name="ce218" office:value-type="string" calcext:value-type="string">
            <text:p>QEMU</text:p>
          </table:table-cell>
          <table:table-cell table:style-name="ce197"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1-howto-add-images-from-virl" xlink:type="simple">http://www.eve-ng.net/index.php/documentation/howto-s/121-howto-add-images-from-virl</text:a></text:p>
            <text:p/>
            <text:p>-vIOS zariadenia som nekonvertoval; funguju aj ako vmdk subory, len som im pridal priponu '.qcow2' - nic sa nestane, ked ich skonvertujeme do QCOW2 formatu</text:p>
            <text:p/>
            <text:p>-Linky</text:p>
            <text:p><text:a xlink:href="https://www.youtube.com/watch?v=7ToRnfiHG80" xlink:type="simple">https://www.youtube.com/watch?v=7ToRnfiHG8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Nexus NXOSv 7k (Titanium)</text:p>
          </table:table-cell>
          <table:table-cell table:style-name="ce197" office:value-type="string" calcext:value-type="string">
            <text:p>NXOS 7.X</text:p>
          </table:table-cell>
          <table:table-cell table:style-name="ce208" office:value-type="string" calcext:value-type="string">
            <text:p>titanium-d1-kickstart.7.3.0.D1.1_20161101</text:p>
            <text:p>titanium-d1-kickstart.5.1.2_20101218</text:p>
            <text:p>titanium-d1-kickstart.7.0.1.ZD.0.216_20140613</text:p>
            <text:p>titanium-d1-kickstart.7.2.0.D1.1_20150519</text:p>
          </table:table-cell>
          <table:table-cell table:style-name="ce218" office:value-type="string" calcext:value-type="string">
            <text:p>QEMU</text:p>
          </table:table-cell>
          <table:table-cell table:style-name="ce197" office:value-type="string" calcext:value-type="string">
            <text:p>admin/admin</text:p>
            <text:p/>
            <text:p>Ak sme vyzvany zadat bezpecnejsie heslo, mozeme zvolit napr.:</text:p>
            <text:p/>
            <text:p>CiscoNXOS123</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kickstart verzia tochu protestovala; stacilo ju odstranit z qemu adresara a znovu pridat zo zaloh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3">
          <table:table-cell table:style-name="ce197" office:value-type="string" calcext:value-type="string">
            <text:p>Cisco Nexus NXOSv 9k</text:p>
          </table:table-cell>
          <table:table-cell table:style-name="ce197" office:value-type="string" calcext:value-type="string">
            <text:p>NXOS 7.0.3</text:p>
          </table:table-cell>
          <table:table-cell table:style-name="ce208" office:value-type="string" calcext:value-type="string">
            <text:p>nxosv9k-nxosv-final.7.0.3.I6.1</text:p>
          </table:table-cell>
          <table:table-cell table:style-name="ce218" office:value-type="string" calcext:value-type="string">
            <text:p>QEMU</text:p>
          </table:table-cell>
          <table:table-cell table:style-name="ce197" office:value-type="string" calcext:value-type="string">
            <text:p><text:span text:style-name="T5">-prihlasovacie udaje pre admin ucet sa zadavaju pri prvom spusteni</text:span></text:p>
            <text:p><text:span text:style-name="T5">-pre jednoduchost mozeme zadat</text:span></text:p>
            <text:p/>
            <text:p><text:span text:style-name="T5">admin/CiscoNXOS123</text:span></text:p>
          </table:table-cell>
          <table:table-cell table:style-name="ce197" office:value-type="string" calcext:value-type="string">
            <text:p>1 CPU</text:p>
          </table:table-cell>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vanie zariadenia</text:p>
            <text:p><text:a xlink:href="http://www.eve-ng.net/index.php/documentation/howto-s/107-howto-add-nx9k-switch" xlink:type="simple">http://www.eve-ng.net/index.php/documentation/howto-s/107-howto-add-nx9k-switch</text:a></text:p>
            <text:p/>
            <text:p>-pocas supstania v momente, ked zacne zobrazovat spravy ‘PEOP’, napiseme do konzoly </text:p>
            <text:p/>
            <text:p>“yes”</text:p>
            <text:p/>
            <text:p>Tak odpovieme na otazku </text:p>
            <text:p/>
            <text:p>“Abort Auto Provisioning and continue with normal setup ?(yes/no)[n]:”) - tak vypneme vypisy o ‘PEOP’</text:p>
            <text:p/>
            <text:p>-Do you want to enforce secure password standard (yes/no) [y]:</text:p>
            <text:p>  -ak chceme aktivovat vyzadovanie bezpecneho hesla, stlacime Enter</text:p>
            <text:p>  -v opacnom pripade zadame ‘n’ a Enter</text:p>
            <text:p/>
            <text:p>-Would you like to enter the basic configuration dialog (yes/no): no</text:p>
            <text:p/>
            <text:p>-Po zastaveni a znovu spusteni zariadenia sa ocitneme v "loader" mode. Pre pokracovanie v spustani zadame nasledovny prikaz</text:p>
            <text:p>  loader &gt; boot nxos.7.0.3.I6.1.bin</text:p>
            <text:p>Zariadenie nasledne pokracuje uspesne sa spusti.</text:p>
            <text:p/>
            <text:p>-Navody</text:p>
            <text:p><text:a xlink:href="https://learningnetwork.cisco.com/docs/DOC-31788" xlink:type="simple">https://learningnetwork.cisco.com/docs/DOC-31788</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Arista vEOS</text:p>
          </table:table-cell>
          <table:table-cell table:style-name="ce197" office:value-type="string" calcext:value-type="string">
            <text:p>vEOS 4.20.1F</text:p>
          </table:table-cell>
          <table:table-cell table:style-name="ce208" office:value-type="string" calcext:value-type="string">
            <text:p>veos-4.14.5F</text:p>
            <text:p>vEOS-lab-4.20.1F-combined.vmdk</text:p>
          </table:table-cell>
          <table:table-cell table:style-name="ce218" office:value-type="string" calcext:value-type="string">
            <text:p>QEMU</text:p>
          </table:table-cell>
          <table:table-cell table:style-name="ce197" office:value-type="string" calcext:value-type="string">
            <text:p>admin/&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0-howto-add-arista-virtual-extensible-operating-system-veos" xlink:type="simple">http://www.eve-ng.net/index.php/documentation/howto-s/60-howto-add-arista-virtual-extensible-operating-system-veos</text:a></text:p>
            <text:p>Ale nepouzil som “Aboot” iso subor (bootloader); namiesto toho som si stiahol “combined” verziu, ktora v sebe obsahuje operacny system vEOS aj s Aboot bootloaderom.</text:p>
            <text:p/>
            <text:p>vEOS  a dalsi Arista softver je bezplatne na stiahnutie tu</text:p>
            <text:p><text:a xlink:href="https://www.arista.com/en/support/software-download" xlink:type="simple">https://www.arista.com/en/support/software-download</text:a></text:p>
            <text:p>Jedinou podmienkou je registracia na stranke:</text:p>
            <text:p><text:a xlink:href="https://www.arista.com/en/user-registration" xlink:type="simple">https://www.arista.com/en/user-registration</text:a></text:p>
            <text:p/>
            <text:p>-Navody</text:p>
            <text:p><text:span text:style-name="T10"><text:a xlink:href="https://www.arista.com/en/um-eos" xlink:type="simple">https://www.arista.com/en/um-eos</text:a></text:span></text:p>
            <text:p><text:a xlink:href="https://eos.arista.com/forum/i-need-the-2-0-8-iso-and-veos-4-13-6f-vmdk-images/" xlink:type="simple">https://eos.arista.com/forum/i-need-the-2-0-8-iso-and-veos-4-13-6f-vmdk-images/</text:a></text:p>
            <text:p><text:a xlink:href="https://eos.arista.com/veos-running-eos-in-a-vm/#Download_vEOS" xlink:type="simple">https://eos.arista.com/veos-running-eos-in-a-vm/#Download_vEOS</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Extreme</text:p>
          </table:table-cell>
          <table:table-cell table:style-name="ce197" office:value-type="string" calcext:value-type="string">
            <text:p>ExtremeXOS 15.3.2.11</text:p>
          </table:table-cell>
          <table:table-cell table:style-name="ce197" office:value-type="string" calcext:value-type="string">
            <text:p>extremexos-15.3.2.11_20130618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extremexos”)</text:p>
            <text:p/>
            <text:p>-Navody</text:p>
            <text:p><text:a xlink:href="https://www.cleancss.com/router-default/EXTREME_NETWORKS/ALL_SWITCHES" xlink:type="simple">https://www.cleancss.com/router-default/EXTREME_NETWORKS/ALL_SWITCHES</text:a></text:p>
            <text:p>Dalsi navod je v “/opt/unetlab/addons/qemu/extremexos_materialy/EXOS_Concepts_Guide_15_4.pdf”</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199" office:value-type="string" calcext:value-type="string">
            <text:p>QEMU</text:p>
          </table:table-cell>
          <table:table-cell table:style-name="ce199"/>
          <table:table-cell table:style-name="ce209"/>
          <table:table-cell table:style-name="ce199" table:number-columns-repeated="4"/>
          <table:table-cell table:style-name="ce233"/>
          <table:table-cell table:style-name="ce244"/>
          <table:table-cell table:style-name="ce199"/>
          <table:table-cell table:style-name="ce233"/>
          <table:table-cell table:style-name="ce268"/>
          <table:table-cell table:style-name="ce233"/>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table-cell table:style-name="ce199"/>
          <table:table-cell table:style-name="ce209" table:number-columns-repeated="17"/>
          <table:table-cell table:style-name="ce283" table:number-columns-repeated="984"/>
          <table:table-cell table:style-name="ce288"/>
        </table:table-row>
        <table:table-row table:style-name="ro16">
          <table:table-cell table:style-name="ce197" office:value-type="string" calcext:value-type="string">
            <text:p>Cisco ASAv</text:p>
          </table:table-cell>
          <table:table-cell table:style-name="ce197" office:value-type="string" calcext:value-type="string">
            <text:p>Cisco Adaptive Security Appliance Software Version 9.X</text:p>
          </table:table-cell>
          <table:table-cell table:style-name="ce208" office:value-type="string" calcext:value-type="string">
            <text:p>asav941-203</text:p>
            <text:p>asav-asav951-201 </text:p>
            <text:p>asav952-204-telnet</text:p>
            <text:p>asav-962</text:p>
            <text:p>asav971</text:p>
            <text:p>asav-962 </text:p>
            <text:p>asav-991-serial-console-with-asdm-79150_2017113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gt;vnc </text:p>
            <text:p>-&gt;telnet (predvolene pre ASAv v EVE-ng, ALE JE POTREBNE VYKONAT UPRAVY V QCOW2 SUBORE)</text:p>
            <text:p>-&gt;ASDM </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73-howto-add-cisco-asav" xlink:type="simple">http://www.eve-ng.net/index.php/documentation/howto-s/73-howto-add-cisco-asav</text:a></text:p>
            <text:p/>
            <text:p>-Nastavenie seriovej konzoly pre pristup cez telnet je opisane v navode “08_8_pridavanie_zariadeni_do_eve_ng_cisco_asav.txt”</text:p>
            <text:p/>
            <text:p>-Pocas supstenia sa opakovane objavuje sprava</text:p>
            <text:p/>
            <text:p>Warning: ASAv platform license state is Unlicensed.</text:p>
            <text:p>Install ASAv platform license for full functionality.</text:p>
            <text:p/>
            <text:p>Tuto spravu mozeme ignorovat – nema ziaden vplyv na funkcnost zariadenia.</text:p>
            <text:p/>
            <text:p>-Kazdou minutou po nabootovani zvysuje spotrebu operacnej pamate – mozny memory leak</text:p>
            <text:p/>
            <text:p>-OTESTOVAT PRI CCNA SECURITY!</text:p>
            <text:p/>
            <text:p>-Unsupported ASA Features</text:p>
            <text:p>The ASAv does not support the following ASA features:</text:p>
            <text:p/>
            <text:p>    Clustering</text:p>
            <text:p>    Multiple context mode</text:p>
            <text:p>    Active/Active failover</text:p>
            <text:p>    EtherChannels</text:p>
            <text:p>    Shared AnyConnect Premium Licenses</text:p>
            <text:p/>
            <text:p><text:a xlink:href="https://certcollection.org/forum/topic/273430-asav9x-collections/page__st__406#entry1210522" xlink:type="simple">https://certcollection.org/forum/topic/273430-asav9x-collections/page__st__406#entry1210522</text:a></text:p>
            <text:p><text:a xlink:href="https://www.cisco.com/c/en/us/td/docs/security/asa/asa98/asav/quick-start/asav-quick/intro-asav.html" xlink:type="simple">https://www.cisco.com/c/en/us/td/docs/security/asa/asa98/asav/quick-start/asav-quick/intro-asav.html</text:a></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7">
          <table:table-cell table:style-name="ce197" office:value-type="string" calcext:value-type="string">
            <text:p>Cisco ASA</text:p>
          </table:table-cell>
          <table:table-cell table:style-name="ce197" office:value-type="string" calcext:value-type="string">
            <text:p>Cisco Adaptive Security Appliance Software Version 9.1(5)16 </text:p>
          </table:table-cell>
          <table:table-cell table:style-name="ce208" office:value-type="string" calcext:value-type="string">
            <text:p>asa-9.1.5.16_20141016 </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ASDM</text:p>
          </table:table-cell>
          <table:table-cell table:style-name="ce229" office:value-type="string" calcext:value-type="string">
            <text:p>✓</text:p>
          </table:table-cell>
          <table:table-cell table:style-name="ce245" office:value-type="string" calcext:value-type="string">
            <text:p>-Pridanie zariadenia</text:p>
            <text:p><text:span text:style-name="T10"><text:a xlink:href="https://nbctcp.wordpress.com/2015/07/02/unetlab-installation-on-esxi/" xlink:type="simple">https://nbctcp.wordpress.com/2015/07/02/unetlab-installation-on-esxi/</text:a></text:span></text:p>
            <text:p><text:span text:style-name="T5">(hladat klucove slovo “-to install asa”)</text:span></text:p>
            <text:p/>
            <text:p>-OTESTOVAT PRI CCNA SECURITY!</text:p>
            <text:p/>
            <text:p>-obsahuje licenciu “VPN Plus”</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Palo Alto</text:p>
          </table:table-cell>
          <table:table-cell table:style-name="ce197" office:value-type="string" calcext:value-type="string">
            <text:p>PanOS 7.0.1</text:p>
          </table:table-cell>
          <table:table-cell table:style-name="ce208" office:value-type="string" calcext:value-type="string">
            <text:p>PA-VM-ESX-7.0.1.ova -&gt; PA-VM-ESX-7.0.1-disk1.vmdk</text:p>
            <text:p>Paloalto-6.1.0</text:p>
          </table:table-cell>
          <table:table-cell table:style-name="ce197" office:value-type="string" calcext:value-type="string">
            <text:p>QEMU</text:p>
          </table:table-cell>
          <table:table-cell table:style-name="ce197" office:value-type="string" calcext:value-type="string">
            <text:p>admin/admin</text:p>
          </table:table-cell>
          <table:table-cell table:style-name="ce197"/>
          <table:table-cell table:style-name="ce197" office:value-type="string" calcext:value-type="string">
            <text:p>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9-howto-add-palo-alto-vm-100" xlink:type="simple">http://www.eve-ng.net/index.php/documentation/howto-s/69-howto-add-palo-alto-vm-100</text:a></text:p>
            <text:p/>
            <text:p>-Uvodna konfiguracia sa nachadza v EVE-ng adresari</text:p>
            <text:p>"/opt/unetlab/addons/qemu/paloalto-6.1.0_materialy/First Config.txt"</text:p>
            <text:p/>
            <text:p>-Linky</text:p>
            <text:p><text:a xlink:href="https://live.paloaltonetworks.com/t5/Management-Articles/Software-Release-Notices-PAN-OS-7-0-x/ta-p/55625" xlink:type="simple">https://live.paloaltonetworks.com/t5/Management-Articles/Software-Release-Notices-PAN-OS-7-0-x/ta-p/55625</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8">
          <table:table-cell table:style-name="ce197" office:value-type="string" calcext:value-type="string">
            <text:p>Fortinet Fortigate</text:p>
          </table:table-cell>
          <table:table-cell table:style-name="ce197" office:value-type="string" calcext:value-type="string">
            <text:p>FortiGate-VM64-KVM v5.6.1,build1484,170727 (GA)</text:p>
          </table:table-cell>
          <table:table-cell table:style-name="ce197" office:value-type="string" calcext:value-type="string">
            <text:p>FGT_VM64_KVM-v5-build1484-FORTINET.out.kvm.zip</text:p>
            <text:p>FGT_VM64_VMX-v5-build1486-FORTINET.out.ovf.zip (nefungoval)</text:p>
            <text:p>FOS_VM64_KVM-v5-build1484-FORTINET.out.kvm.zip</text:p>
            <text:p>fortinet-analyzer-FAZ-VM64-v5.2.6-build0753_20160317</text:p>
            <text:p>fortinet-fortigate-FGT-VM64-KVM-v5.2.3-build0670_20150318</text:p>
            <text:p>fortinet-fortigate-FGT-VM64-KVM-v5.2.5-build0701_20151203</text:p>
            <text:p>fortinet-fortigate-FGT-VM64-KVM-v5.4.3-build1111_20161220</text:p>
            <text:p>fortinet-fortigate-FGT-VM64-KVM-v5.6.1-build1484_20170727</text:p>
            <text:p>fortinet-fortimail-FML-VM64-KVM-v5.3-build593_20160413</text:p>
            <text:p>fortinet-fortimanager-FMG-VM64-v5.4.2-build1151_20161213</text:p>
          </table:table-cell>
          <table:table-cell table:style-name="ce197" office:value-type="string" calcext:value-type="string">
            <text:p>QEMU</text:p>
          </table:table-cell>
          <table:table-cell table:style-name="ce208" office:value-type="string" calcext:value-type="string">
            <text:p>CLI</text:p>
            <text:p>admin/&lt;bez hesla&gt;</text:p>
            <text:p/>
            <text:p>WEB</text:p>
            <text:p>admin/admin</text:p>
          </table:table-cell>
          <table:table-cell table:style-name="ce197"/>
          <table:table-cell table:style-name="ce197" office:value-type="string" calcext:value-type="string">
            <text:p>telnet/vnc/web</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123-howto-add-fortinet-images" xlink:type="simple">http://www.eve-ng.net/index.php/documentation/howto-s/123-howto-add-fortinet-images</text:a></text:p>
            <text:p/>
            <text:p>-Subor “FGT_VM64_VMX-v5-build1486-FORTINET.out.ovf.zip” sa nedal spustit aj napriek EVE-ng navodu pre Fortinet vo formate OVF</text:p>
            <text:p/>
            <text:p><text:span text:style-name="T5">-Pri “fortinet-fortimanager-FMG-VM64-v5.4.2-build1151_20161213” sa neustale vypisuje na terminal hlasenie “SHARED_INIT ERROR</text:span>”</text:p>
            <text:p/>
            <text:p>-Linky</text:p>
            <text:p><text:a xlink:href="http://www.cafecomredes.com.br/2015/10/" xlink:type="simple">http://www.cafecomredes.com.br/2015/10/</text:a></text:p>
            <text:p>(hladat “Fortigate”)</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pfSense</text:p>
          </table:table-cell>
          <table:table-cell table:style-name="ce197" office:value-type="string" calcext:value-type="string">
            <text:p>pfSense 2.4.2 </text:p>
          </table:table-cell>
          <table:table-cell table:style-name="ce197" office:value-type="string" calcext:value-type="string">
            <text:p>pfSense-CE-2.4.2-RELEASE-amd64.iso.gz</text:p>
          </table:table-cell>
          <table:table-cell table:style-name="ce197" office:value-type="string" calcext:value-type="string">
            <text:p>QEMU</text:p>
          </table:table-cell>
          <table:table-cell table:style-name="ce197" office:value-type="string" calcext:value-type="string">
            <text:p>CLI</text:p>
            <text:p>&lt;bez hesla&gt;</text:p>
            <text:p/>
            <text:p>WEB</text:p>
            <text:p>admin/pfsense</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Vid “pridavanie_zariadeni_do_eve_ng_pfsense.txt”</text:p>
            <text:p><text:a xlink:href="https://github.com/OverFlowJAMK/General/wiki/Installing-PFSense-into-OpenStack" xlink:type="simple">https://github.com/OverFlowJAMK/General/wiki/Installing-PFSense-into-OpenStack</text:a></text:p>
            <text:p/>
            <text:p>-uvodne nastavenia:</text:p>
            <text:p>  Configure VLANs?            n </text:p>
            <text:p>  WAN interface:                 vtnet0</text:p>
            <text:p>  LAN interface:                  vtnet1</text:p>
            <text:p>  Do you want to proceed? y</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CheckPoint Security Gateway</text:p>
          </table:table-cell>
          <table:table-cell table:style-name="ce197" office:value-type="string" calcext:value-type="string">
            <text:p>CheckPoint R77.X</text:p>
          </table:table-cell>
          <table:table-cell table:style-name="ce197" office:value-type="string" calcext:value-type="string">
            <text:p>Check_Point_Install_and_Upgrade_R77.Gaia.iso</text:p>
            <text:p>cpsg-R77-10 </text:p>
            <text:p>cpsg-R77-20 </text:p>
            <text:p>cpsg-R77-20_20140603 </text:p>
          </table:table-cell>
          <table:table-cell table:style-name="ce197" office:value-type="string" calcext:value-type="string">
            <text:p>QEMU</text:p>
          </table:table-cell>
          <table:table-cell table:style-name="ce197" office:value-type="string" calcext:value-type="string">
            <text:p>CLI (prihlasovacie udaje su v rovnakom poradi ako imidze)</text:p>
            <text:p/>
            <text:p>admin/CheckPoint</text:p>
            <text:p>admin/supp0rt</text:p>
            <text:p>admin/admin123</text:p>
          </table:table-cell>
          <table:table-cell table:style-name="ce197"/>
          <table:table-cell table:style-name="ce197" office:value-type="string" calcext:value-type="string">
            <text:p>vnc</text:p>
          </table:table-cell>
          <table:table-cell table:style-name="ce229" office:value-type="string" calcext:value-type="string">
            <text:p>✓</text:p>
          </table:table-cell>
          <table:table-cell table:style-name="ce245" office:value-type="string" calcext:value-type="string">
            <text:p>-Pridanie zariadenia</text:p>
            <text:p/>
            <text:p>-ISO subor som nainstaloval do VBox virtualky (25GB QCOW disk, 2GB RAM, sietovka Bridged). Potvrdzoval som predvolene nastavenia. Parametre Management rozhrania som volil nahodne. Heslo musi byt aspon stredne silne. Potom instalacii sa zariadenie restartuje. Po zobrazeni login promptu sa prihlasime a zariadenie vypneme. Nasledne zariadenie  znovu zapneme, aby sme sa presvedcili, ze sa zrychlilo spustanie. Potom som QCOW disk importoval do EVE-ng a skonvertoval z QCOW do QCOW2 formatu prikazom:</text:p>
            <text:p/>
            <text:p><text:span text:style-name="T2">sudo /opt/qemu/bin/qemu-img convert -O qcow2 disk.qcow hda.qcow2</text:span></text:p>
            <text:p/>
            <text:p>-Podarilo sa mi zmenit Management rozhranie aj IP adresu, ale nepodarilo sa mi pripojit sa na web rozhranie, ale zariadenie sa da stale konfigurovat cez CLI rozhranie.</text:p>
            <text:p/>
            <text:p>-Zmena Management rozhrania</text:p>
            <text:p><text:a xlink:href="https://sc1.checkpoint.com/documents/R76SP/CP_R76SP_Security_System_WebAdminGuide/105665.htm" xlink:type="simple">https://sc1.checkpoint.com/documents/R76SP/CP_R76SP_Security_System_WebAdminGuide/105665.htm</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3">
          <table:table-cell table:style-name="ce197" office:value-type="string" calcext:value-type="string">
            <text:p>Cisco CSR 1000V</text:p>
          </table:table-cell>
          <table:table-cell table:style-name="ce197" office:value-type="string" calcext:value-type="string">
            <text:p>IOS XE 15.4 (3.17)</text:p>
          </table:table-cell>
          <table:table-cell table:style-name="ce208" office:value-type="string" calcext:value-type="string">
            <text:p>csr1000v-universalk9_03.16.00.S_15.5.3S</text:p>
            <text:p>csr1000v-universalk9_03.17.00.S_15.6.1S</text:p>
            <text:p>csr1000v-universalk9.03.17.03.S.156-1.S3-std_20161121</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l2 vfi vpls autodiscovery – narozdiel od 7200 podporuje tento prikaz =&gt; uplna podpora VPLS <text:span text:style-name="T11">(</text:span>PRS2 semestralka<text:span text:style-name="T11">)</text:span></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CSR 1000V NG</text:p>
          </table:table-cell>
          <table:table-cell table:style-name="ce197" office:value-type="string" calcext:value-type="string">
            <text:p>IOS XE 16.X</text:p>
          </table:table-cell>
          <table:table-cell table:style-name="ce208" office:value-type="string" calcext:value-type="string">
            <text:p>csr1000vng-universalk9.16.05.02-serial.qcow2</text:p>
            <text:p>csr1000v-universalk9.16.06.02-serial.qcow2</text:p>
            <text:p>csr1000v-universalk9.16.07.01-serial.qcow2</text:p>
            <text:p>csr1000vng-universalk9.16.07.01-fuji-serial-console_20171120</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nefunguje pristup na konzolu pri </text:p>
            <text:p>“csr1000vng-universalk9.16.2.2-ext.qcow2” – bug v zariadeni – konzola je predvolene vypnuta</text:p>
            <text:p><text:a xlink:href="https://learningnetwork.cisco.com/thread/98979" xlink:type="simple">https://learningnetwork.cisco.com/thread/98979</text:a></text:p>
            <text:p><text:a xlink:href="https://www.reddit.com/r/VIRL/comments/4t1vz8/csr_ios_16_fix/" xlink:type="simple">https://www.reddit.com/r/VIRL/comments/4t1vz8/csr_ios_16_fix/</text:a></text:p>
            <text:p>-ani po uprave startup konfiguracie v eve-ng a jej aktivovani pdla navodu</text:p>
            <text:p><text:a xlink:href="https://www.youtube.com/watch?v=uRmuLvbwAkk" xlink:type="simple">https://www.youtube.com/watch?v=uRmuLvbwAkk</text:a></text:p>
            <text:p>sa tento problem nevyriesil</text:p>
            <text:p/>
            <text:p>-na vsetkych ostatnych zariadeniach funguje telnet konzola: pripona ‘serial’ ha konci nazvu suboru hovori, ze na zariadenie sa pripaja pomocou telnet konzoly namiesto vnc</text:p>
            <text:p>-CSR podporuje aj Cisco CUBE (uzitocne pre VoIP projekt na katedre)</text:p>
            <text:p><text:a xlink:href="https://www.cisco.com/c/en/us/td/docs/ios-xml/ios/voice/cube/configuration/cube-book/voi-virtual-cube.html" xlink:type="simple">https://www.cisco.com/c/en/us/td/docs/ios-xml/ios/voice/cube/configuration/cube-book/voi-virtual-cube.html</text:a></text:p>
            <text:p><text:a xlink:href="https://www.cisco.com/c/en/us/td/docs/ios-xml/ios/voice/cube/configuration/cube-book/voi-cube-overview.html#concept_9AB0601B67264DE29E757ED9255251BA" xlink:type="simple">https://www.cisco.com/c/en/us/td/docs/ios-xml/ios/voice/cube/configuration/cube-book/voi-cube-overview.html#concept_9AB0601B67264DE29E757ED9255251BA</text:a></text:p>
          </table:table-cell>
          <table:table-cell table:style-name="ce197"/>
          <table:table-cell table:style-name="ce257"/>
          <table:table-cell table:style-name="ce269"/>
          <table:table-cell table:style-name="ce257"/>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5">
          <table:table-cell table:style-name="ce197" office:value-type="string" calcext:value-type="string">
            <text:p>Cisco vIOS</text:p>
          </table:table-cell>
          <table:table-cell table:style-name="ce197" office:value-type="string" calcext:value-type="string">
            <text:p>Cisco IOS 15.6</text:p>
          </table:table-cell>
          <table:table-cell table:style-name="ce208" office:value-type="string" calcext:value-type="string">
            <text:p>vios-adventerprisek9-m.vmdk.SPA.156-2.T</text:p>
          </table:table-cell>
          <table:table-cell table:style-name="ce197" office:value-type="string" calcext:value-type="string">
            <text:p>QEMU</text:p>
          </table:table-cell>
          <table:table-cell table:style-name="ce197" office:value-type="string" calcext:value-type="string">
            <text:p>&lt;bez hesla&gt;</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6" office:value-type="string" calcext:value-type="string">
            <text:p>-vIOS zariadenia som vobec nekonvertoval. Funguju aj ako vmdk subory, len som im pridal priponu '.qcow2'</text:p>
          </table:table-cell>
          <table:table-cell table:style-name="ce197"/>
          <table:table-cell table:style-name="ce257" office:value-type="string" calcext:value-type="string">
            <text:p>OTESTOVAŤ!</text:p>
          </table:table-cell>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1">
          <table:table-cell table:style-name="ce197" office:value-type="string" calcext:value-type="string">
            <text:p>Cisco XRv</text:p>
          </table:table-cell>
          <table:table-cell table:style-name="ce197" office:value-type="string" calcext:value-type="string">
            <text:p>IOS XR 5.3.2</text:p>
          </table:table-cell>
          <table:table-cell table:style-name="ce208" office:value-type="string" calcext:value-type="string">
            <text:p>xrv-IOSXRv5.3.2</text:p>
            <text:p>xrv-iosxrv-k9-demo-6.0.1</text:p>
          </table:table-cell>
          <table:table-cell table:style-name="ce197" office:value-type="string" calcext:value-type="string">
            <text:p>QEMU</text:p>
          </table:table-cell>
          <table:table-cell table:style-name="ce197" office:value-type="string" calcext:value-type="string">
            <text:p>admin/admin</text:p>
            <text:p>cisco/cisco</text:p>
            <text:p>(obidve moznosti funguju)</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Linky</text:p>
            <text:p><text:a xlink:href="https://www.cisco.com/c/en/us/td/docs/routers/asr9000/software/asr9k_r6-0/general/release/notes/reln-601a9k.html" xlink:type="simple">https://www.cisco.com/c/en/us/td/docs/routers/asr9000/software/asr9k_r6-0/general/release/notes/reln-601a9k.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12">
          <table:table-cell table:style-name="ce197" office:value-type="string" calcext:value-type="string">
            <text:p>Cisco XRv9k </text:p>
          </table:table-cell>
          <table:table-cell table:style-name="ce197" office:value-type="string" calcext:value-type="string">
            <text:p>IOS XR 6.0.1</text:p>
          </table:table-cell>
          <table:table-cell table:style-name="ce208" office:value-type="string" calcext:value-type="string">
            <text:p>xrv9k-fullk9-x-6.0.1_20160509</text:p>
            <text:p>xrv9k-fullk9-x-6.2.25_20170928</text:p>
            <text:p>xrv9k-fullk9-x.vrr-6.2.25_20170928 (s podporou VRR – Virtual Route Reflector)</text:p>
          </table:table-cell>
          <table:table-cell table:style-name="ce197" office:value-type="string" calcext:value-type="string">
            <text:p>QEMU</text:p>
          </table:table-cell>
          <table:table-cell table:style-name="ce197" office:value-type="string" calcext:value-type="string">
            <text:p>-prihlasovacie udaje sa zadavaju pri prvom spusteni</text:p>
            <text:p>-pre jednoduchost mozeme zadat</text:p>
            <text:p/>
            <text:p>admin/admin</text:p>
          </table:table-cell>
          <table:table-cell table:style-name="ce197"/>
          <table:table-cell table:style-name="ce197" office:value-type="string" calcext:value-type="string">
            <text:p>telnet</text:p>
          </table:table-cell>
          <table:table-cell table:style-name="ce229" office:value-type="string" calcext:value-type="string">
            <text:p>✓</text:p>
          </table:table-cell>
          <table:table-cell table:style-name="ce245" office:value-type="string" calcext:value-type="string">
            <text:p>-Pridanie zariadenia</text:p>
            <text:p><text:a xlink:href="http://www.eve-ng.net/index.php/documentation/howto-s/63-howto-add-cisco-xrv" xlink:type="simple">http://www.eve-ng.net/index.php/documentation/howto-s/63-howto-add-cisco-xrv</text:a></text:p>
            <text:p/>
            <text:p>Virtual Route Reflector (Cisco)</text:p>
            <text:p><text:a xlink:href="https://www.cisco.com/c/en/us/products/collateral/ios-nx-os-software/ios-xr-software/whitepaper-c11-731132.html" xlink:type="simple">https://www.cisco.com/c/en/us/products/collateral/ios-nx-os-software/ios-xr-software/whitepaper-c11-731132.html</text:a></text:p>
          </table:table-cell>
          <table:table-cell table:style-name="ce197"/>
          <table:table-cell table:style-name="ce257"/>
          <table:table-cell table:style-name="ce269"/>
          <table:table-cell table:style-name="ce257" office:value-type="string" calcext:value-type="string">
            <text:p>✓</text:p>
          </table:table-cell>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table-cell table:style-name="ce197"/>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SRX</text:p>
          </table:table-cell>
          <table:table-cell table:style-name="ce197" office:value-type="string" calcext:value-type="string">
            <text:p>JunOS 12.1</text:p>
          </table:table-cell>
          <table:table-cell table:style-name="ce197" office:value-type="string" calcext:value-type="string">
            <text:p>vsrx-12.1X47-D15.4-firefly-perimeter_20141112</text:p>
            <text:p>vsrx-12.1X47-D20.7-firefly-perimeter_20150303</text:p>
          </table:table-cell>
          <table:table-cell table:style-name="ce218" office:value-type="string" calcext:value-type="string">
            <text:p>QEMU</text:p>
          </table:table-cell>
          <table:table-cell table:style-name="ce208"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6-howto-add-juniper-vsrx-version-12-x-firefly" xlink:type="simple">http://www.eve-ng.net/index.php/documentation/howto-s/66-howto-add-juniper-vsrx-version-12-x-firefly</text:a></text:p>
            <text:p/>
            <text:p>-MPLS podpora</text:p>
            <text:p><text:a xlink:href="https://gns3.com/discussions/mpls-l2-circuit-thorugh-juniper-" xlink:type="simple">https://gns3.com/discussions/mpls-l2-circuit-thorugh-juniper-</text:a></text:p>
            <text:p/>
            <text:p>set root-authentication plain-text-password</text:p>
            <text:p/>
            <text:p>-Linky</text:p>
            <text:p><text:a xlink:href="https://www.juniper.net/documentation/en_US/junos/topics/reference/command-summary/request-system-reboot.html" xlink:type="simple">https://www.juniper.net/documentation/en_US/junos/topics/reference/command-summary/request-system-reboot.html</text:a></text:p>
          </table:table-cell>
          <table:table-cell table:style-name="ce218"/>
          <table:table-cell table:style-name="ce256" office:value-type="string" calcext:value-type="string">
            <text:p>OTESTOVAŤ!</text:p>
          </table:table-cell>
          <table:table-cell table:style-name="ce83"/>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Juniper vSRX</text:p>
          </table:table-cell>
          <table:table-cell table:style-name="ce197" office:value-type="string" calcext:value-type="string">
            <text:p>JunOS 15.1</text:p>
          </table:table-cell>
          <table:table-cell table:style-name="ce197" office:value-type="string" calcext:value-type="string">
            <text:p>vsrxng-15.1X49-D20.2_20150913 (spusta sa rychlejsie)</text:p>
            <text:p>vsrxng-15.1X49-D80.4_20170323</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22-howto-add-juniper-vsrx-ng-15-x-and-later" xlink:type="simple">http://www.eve-ng.net/index.php/documentation/howto-s/122-howto-add-juniper-vsrx-ng-15-x-and-later</text:a></text:p>
            <text:p/>
            <text:p><text:span text:style-name="T5">-podporuje MPLS</text:span></text:p>
            <text:p><text:span text:style-name="T5">-vsrxng-15.1X49-D80.4_20170323 ma pravdepodobne memory leaky. lebo neustale rastie kazdou minutou o 2MB po prihlaseni</text:span></text:p>
            <text:p/>
            <text:p>-Linky</text:p>
            <text:p><text:a xlink:href="https://certcollection.org/forum/topic/279534-vmx-full-public-release/page__st__98#entry1163426" xlink:type="simple">https://certcollection.org/forum/topic/279534-vmx-full-public-release/page__st__98#entry1163426</text:a></text:p>
            <text:p><text:a xlink:href="https://certcollection.org/forum/topic/279534-vmx-full-public-release/page__st__98#entry1163197" xlink:type="simple">https://certcollection.org/forum/topic/279534-vmx-full-public-release/page__st__98#entry1163197</text:a></text:p>
            <text:p><text:a xlink:href="https://www.juniper.net/us/en/products-services/security/srx-series/vsrx/" xlink:type="simple">https://www.juniper.net/us/en/products-services/security/srx-series/vsrx/</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1">
          <table:table-cell table:style-name="ce197" office:value-type="string" calcext:value-type="string">
            <text:p>Juniper Olive</text:p>
          </table:table-cell>
          <table:table-cell table:style-name="ce197" office:value-type="string" calcext:value-type="string">
            <text:p>JunOS 12.1</text:p>
          </table:table-cell>
          <table:table-cell table:style-name="ce197" office:value-type="string" calcext:value-type="string">
            <text:p>olive-12-1-R1-9</text:p>
            <text:p>olive-12.1-R1-9_X46-D20.5-domestic</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olive”)</text:p>
            <text:p/>
            <text:p>-podporuje MPLS, ale iba so statickym LDP!</text:p>
            <text:p><text:a xlink:href="https://forums.juniper.net/t5/Routing/Configure-Static-MPLS-on-Olive/td-p/32210" xlink:type="simple">https://forums.juniper.net/t5/Routing/Configure-Static-MPLS-on-Olive/td-p/32210</text:a></text:p>
          </table:table-cell>
          <table:table-cell table:style-name="ce218"/>
          <table:table-cell table:style-name="ce256" office:value-type="string" calcext:value-type="string">
            <text:p>OTESTOVAŤ!</text:p>
          </table:table-cell>
          <table:table-cell table:style-name="ce267"/>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4">
          <table:table-cell table:style-name="ce197" office:value-type="string" calcext:value-type="string">
            <text:p>Juniper vMX</text:p>
          </table:table-cell>
          <table:table-cell table:style-name="ce197" office:value-type="string" calcext:value-type="string">
            <text:p>JunOS 12.1</text:p>
          </table:table-cell>
          <table:table-cell table:style-name="ce197" office:value-type="string" calcext:value-type="string">
            <text:p>vmx-junos-12-1R1.9</text:p>
          </table:table-cell>
          <table:table-cell table:style-name="ce218" office:value-type="string" calcext:value-type="string">
            <text:p>QEMU</text:p>
          </table:table-cell>
          <table:table-cell table:style-name="ce223" office:value-type="string" calcext:value-type="string">
            <text:p>root/&lt;bez hesla&gt;</text:p>
            <text:p/>
            <text:p>-Na commit konfiguracnych zmien je potrebne heslo. Pre jednoduchost mozeme zadat heslo:</text:p>
            <text:p/>
            <text:p>root/juniper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vmx”)</text:p>
            <text:p>-Dobry navod so zlymi parametrami</text:p>
            <text:p><text:span text:style-name="T10"><text:a xlink:href="http://nil.uniza.sk/network-simulation-and-modelling/unetlab/unified-network-lab-how-run-juniper-junos-vmx-141r1" xlink:type="simple">http://nil.uniza.sk/network-simulation-and-modelling/unetlab/unified-network-lab-how-run-juniper-junos-vmx-141r1</text:a></text:span></text:p>
            <text:p/>
            <text:p>-Heslo pre root ucet je NUTNE na commit – ulozenie konfiguracnych zmien</text:p>
            <text:p>-podpora MPLS je rovnaka ako pri Juniper Olive 12.1</text:p>
            <text:p/>
            <text:p><text:span text:style-name="T5">-treba pre istotu spravit viac pouzivatelskych uctov, inak sa nemusime prihlasit ako root po nastaveni commit hesla [login failed], a zostaneme vymknuty)</text:span></text:p>
            <text:p><text:span text:style-name="T5">-nepodporuje IS-IS</text:span></text:p>
            <text:p/>
            <text:p>-Linky</text:p>
            <text:p><text:a xlink:href="https://lists.nongnu.org/archive/html/qemu-discuss/2013-01/msg00015.html" xlink:type="simple">https://lists.nongnu.org/archive/html/qemu-discuss/2013-01/msg00015.html</text:a></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
          <table:table-cell table:style-name="ce197" office:value-type="string" calcext:value-type="string">
            <text:p>Juniper vMX</text:p>
          </table:table-cell>
          <table:table-cell table:style-name="ce197" office:value-type="string" calcext:value-type="string">
            <text:p>JunOS 14.1</text:p>
          </table:table-cell>
          <table:table-cell table:style-name="ce206" office:value-type="string" calcext:value-type="string">
            <text:p>vmx-14.1R1.10-domestic</text:p>
          </table:table-cell>
          <table:table-cell table:style-name="ce218" office:value-type="string" calcext:value-type="string">
            <text:p>QEMU</text:p>
          </table:table-cell>
          <table:table-cell table:style-name="ce223" office:value-type="string" calcext:value-type="string">
            <text:p>lab/lab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2.1</text:p>
          </table:table-cell>
          <table:table-cell table:style-name="ce218"/>
          <table:table-cell table:style-name="ce256"/>
          <table:table-cell table:style-name="ce264"/>
          <table:table-cell table:style-name="ce229"/>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junos-vmx-x86-64-15.1F6.9</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4.1</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08" table:number-columns-repeated="4"/>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Juniper vMX</text:p>
          </table:table-cell>
          <table:table-cell table:style-name="ce197" office:value-type="string" calcext:value-type="string">
            <text:p>JunOS 15.1</text:p>
          </table:table-cell>
          <table:table-cell table:style-name="ce197" office:value-type="string" calcext:value-type="string">
            <text:p>vmxvcp-bundle-15.1F6.9</text:p>
            <text:p><text:span text:style-name="T2">vmxvfp-bundle-15.1F6.9</text:span></text:p>
          </table:table-cell>
          <table:table-cell table:style-name="ce218" office:value-type="string" calcext:value-type="string">
            <text:p>QEMU</text:p>
          </table:table-cell>
          <table:table-cell table:style-name="ce223" office:value-type="string" calcext:value-type="string">
            <text:p><text:span text:style-name="T6">VCP: root/&lt;bez hesla&gt;</text:span></text:p>
            <text:p><text:span text:style-name="T7">VFP: root/root</text:span></text:p>
            <text:p><text:span text:style-name="T5"/></text:p>
            <text:p><text:span text:style-name="T8">-Na commit konfiguracnych zmien je potrebne heslo. Pre jednoduchost mozeme zadat heslo (na VCP):</text:span></text:p>
            <text:p><text:span text:style-name="T5"/></text:p>
            <text:p><text:span text:style-name="T9">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lati to iste, co pre Juniper vMX 17.3 VCP/VFP</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Juniper vMX</text:p>
          </table:table-cell>
          <table:table-cell table:style-name="ce197" office:value-type="string" calcext:value-type="string">
            <text:p>JunOS 17.3</text:p>
          </table:table-cell>
          <table:table-cell table:style-name="ce197" office:value-type="string" calcext:value-type="string">
            <text:p>vmx-junos-vmx-x86-64-17.3R1.10</text:p>
          </table:table-cell>
          <table:table-cell table:style-name="ce218" office:value-type="string" calcext:value-type="string">
            <text:p>QEMU</text:p>
          </table:table-cell>
          <table:table-cell table:style-name="ce223" office:value-type="string" calcext:value-type="string">
            <text:p>root/&lt;bez hesla&gt;</text:p>
            <text:p/>
            <text:p><text:span text:style-name="T5">-Na commit konfiguracnych zmien je potrebne heslo. Pre jednoduchost mozeme zadat heslo:</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odporuje Seamless MPLS</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78"/>
          <table:table-cell table:style-name="ce229"/>
          <table:table-cell table:style-name="ce278"/>
          <table:table-cell table:style-name="ce229" office:value-type="string" calcext:value-type="string">
            <text:p>✓</text:p>
          </table:table-cell>
          <table:table-cell table:style-name="ce208" table:number-columns-repeated="3"/>
          <table:table-cell table:style-name="ce229"/>
          <table:table-cell table:style-name="ce278"/>
          <table:table-cell table:style-name="ce208" table:number-columns-repeated="17"/>
          <table:table-cell table:style-name="ce284" table:number-columns-repeated="984"/>
          <table:table-cell table:style-name="ce289"/>
        </table:table-row>
        <table:table-row table:style-name="ro24">
          <table:table-cell table:style-name="ce197" office:value-type="string" calcext:value-type="string">
            <text:p>Juniper vMX</text:p>
          </table:table-cell>
          <table:table-cell table:style-name="ce197" office:value-type="string" calcext:value-type="string">
            <text:p>JunOS 17.3</text:p>
          </table:table-cell>
          <table:table-cell table:style-name="ce206" office:value-type="string" calcext:value-type="string">
            <text:p>vmxvcp-bundle-17.3R1.10</text:p>
            <text:p>vmxvfp-bundle-17.3R1.10</text:p>
          </table:table-cell>
          <table:table-cell table:style-name="ce218" office:value-type="string" calcext:value-type="string">
            <text:p>QEMU</text:p>
          </table:table-cell>
          <table:table-cell table:style-name="ce223" office:value-type="string" calcext:value-type="string">
            <text:p>VCP: root/&lt;bez hesla&gt;</text:p>
            <text:p>VFP: root/root</text:p>
            <text:p/>
            <text:p><text:span text:style-name="T5">-Na commit konfiguracnych zmien je potrebne heslo. Pre jednoduchost mozeme zadat heslo (na VCP):</text:span></text:p>
            <text:p/>
            <text:p><text:span text:style-name="T5">root/juniper123</text:spa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trva trochu dlhsie, kym sa rozhrania objavia</text:p>
            <text:p/>
            <text:p>-Pre vypnutie otravneho hlasenia “Auto Image Upgrade” zadame tieto prikazy, ALE AZ POTOM, CO SA OBJAVIA ROZHRANIA VO VYSTUPE PRIKAZU “show interfaces terse”:</text:p>
            <text:p/>
            <text:p>edit </text:p>
            <text:p>delete chassis auto-image-upgrade</text:p>
            <text:p>commit </text:p>
            <text:p/>
            <text:p>Ak nam nepojde urobit ‘commit’, zadame prikazy</text:p>
            <text:p/>
            <text:p>set system root-authentication plain-text-password</text:p>
            <text:p>commit </text:p>
            <text:p/>
            <text:p>-Po chvili necinnosti konzola zamrzne. Zatvorenim a znovu otvorenim terminalu/telnet relacie sa konzola “zobudi”</text:p>
            <text:p/>
            <text:p>-platform_set_re_misc_properties_common: renaming em0 -&gt; fxp0</text:p>
            <text:p>(zaujimave)</text:p>
            <text:p/>
            <text:p>-Tipy a triky</text:p>
            <text:p><text:a xlink:href="http://noshut.ru/2015/09/how-to-run-juniper-vmx-in-unetlab/" xlink:type="simple">http://noshut.ru/2015/09/how-to-run-juniper-vmx-in-unetlab/</text:a></text:p>
          </table:table-cell>
          <table:table-cell table:style-name="ce218"/>
          <table:table-cell table:style-name="ce256" office:value-type="string" calcext:value-type="string">
            <text:p>OTESTOVAŤ!</text:p>
          </table:table-cell>
          <table:table-cell table:style-name="ce264"/>
          <table:table-cell table:style-name="ce231" office:value-type="string" calcext:value-type="string">
            <text:p>✕</text:p>
          </table:table-cell>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5">
          <table:table-cell table:style-name="ce197" office:value-type="string" calcext:value-type="string">
            <text:p>Nokia vSR 7750</text:p>
          </table:table-cell>
          <table:table-cell table:style-name="ce197" office:value-type="string" calcext:value-type="string">
            <text:p>TiMOS-B-13.0.R1</text:p>
          </table:table-cell>
          <table:table-cell table:style-name="ce206" office:value-type="string" calcext:value-type="string">
            <text:p>timos-12.0.R6</text:p>
            <text:p>timos-B-13.0.R1.qocw2</text:p>
            <text:p>timos-C-13.0.R1.qcow2 (sros-vm-V13.qcow2)</text:p>
            <text:p/>
            <text:p>timos-C-13.0.R1_20150227</text:p>
            <text:p>timoscpm-C-13.0.R1_20150227</text:p>
            <text:p>timosiom-C-13.0.R1_20150227</text:p>
          </table:table-cell>
          <table:table-cell table:style-name="ce218" office:value-type="string" calcext:value-type="string">
            <text:p>QEMU</text:p>
          </table:table-cell>
          <table:table-cell table:style-name="ce223" office:value-type="string" calcext:value-type="string">
            <text:p>admin/admin</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3-howto-add-nokia-vsr" xlink:type="simple">http://www.eve-ng.net/index.php/documentation/howto-s/113-howto-add-nokia-vsr</text:a></text:p>
            <text:p>Mozeme stiahnut aj z oficialnej stranky</text:p>
            <text:p><text:a xlink:href="https://mikrotik.com/download/archive" xlink:type="simple">https://mikrotik.com/download/archive</text:a></text:p>
            <text:p/>
            <text:p>-Mozeme pridat aj ako jeden uzol “Nokia VSR-I” alebo ako ”control” a “forwarding” vrstvu (CPM a IOM)</text:p>
            <text:p>-EVE-ng odporuca pridavat novsie verzie (14+) Nokia vSR ako sklada z CPM a IOM casti, preto do projektu pridame CPM aj IOM uzol, ktore prepojime pomocou “SF” (Switching Fabric) rozhrania</text:p>
            <text:p>-Konfigurujeme a na konzolu sa pripajame do CPM uzla.</text:p>
            <text:p>-IOM uzol sluzi na prepajanie s dalsimi uzlami,</text:p>
            <text:p/>
            <text:p>-Nokia (timos a timoscpm) sa stazuje, ze ma iba jedno CPU, a ze kvoli tomu nemusia niektore funkcie pracovat spravne.</text:p>
            <text:p/>
            <text:p>Running in a KVM/QEMU virtual machine</text:p>
            <text:p> sysSmpDisabled WARNING: #######################################################</text:p>
            <text:p> sysSmpDisabled WARNING: Simulating a multicore board on a single core simulator</text:p>
            <text:p> sysSmpDisabled WARNING: Some features will behave differently</text:p>
            <text:p> sysSmpDisabled WARNING: * SMP is not being simulated</text:p>
            <text:p> sysSmpDisabled WARNING: * not running 64-bit architecture</text:p>
            <text:p> sysSmpDisabled WARNING: #######################################################</text:p>
            <text:p/>
            <text:p>-Upozornenie</text:p>
            <text:p><text:a xlink:href="https://certcollection.org/forum/topic/314237-cisco-iosv-l2-v152-qemu-kvm-and-vmware-images/page__st__28#entry1197194" xlink:type="simple">https://certcollection.org/forum/topic/314237-cisco-iosv-l2-v152-qemu-kvm-and-vmware-images/page__st__28#entry1197194</text:a></text:p>
            <text:p/>
            <text:p>-Navody</text:p>
            <text:p><text:a xlink:href="https://dariusfreamon.wordpress.com/2013/12/12/alcatel-lucent-7750-sr-router-default-console-password/" xlink:type="simple">https://dariusfreamon.wordpress.com/2013/12/12/alcatel-lucent-7750-sr-router-default-console-password/</text:a></text:p>
            <text:p><text:a xlink:href="https://certcollection.org/forum/topic/254054-virtual-7750-sr-120r4/#entry913993" xlink:type="simple">https://certcollection.org/forum/topic/254054-virtual-7750-sr-120r4/#entry913993</text:a></text:p>
            <text:p/>
            <text:p>-Linky</text:p>
            <text:p><text:a xlink:href="https://certcollection.org/forum/topic/279534-vmx-full-public-release/page__st__84#entry1142547" xlink:type="simple">https://certcollection.org/forum/topic/279534-vmx-full-public-release/page__st__84#entry1142547</text:a></text:p>
            <text:p><text:a xlink:href="http://www.alcatelunleashed.com/viewtopic.php?t=25592" xlink:type="simple">http://www.alcatelunleashed.com/viewtopic.php?t=25592</text:a></text:p>
          </table:table-cell>
          <table:table-cell table:style-name="ce218"/>
          <table:table-cell table:style-name="ce256"/>
          <table:table-cell table:style-name="ce264"/>
          <table:table-cell table:style-name="ce231"/>
          <table:table-cell table:style-name="ce278"/>
          <table:table-cell table:style-name="ce231"/>
          <table:table-cell table:style-name="ce278"/>
          <table:table-cell table:style-name="ce208" table:number-columns-repeated="4"/>
          <table:table-cell table:style-name="ce231"/>
          <table:table-cell table:style-name="ce278"/>
          <table:table-cell table:style-name="ce208" table:number-columns-repeated="17"/>
          <table:table-cell table:style-name="ce284" table:number-columns-repeated="984"/>
          <table:table-cell table:style-name="ce289"/>
        </table:table-row>
        <table:table-row table:style-name="ro26">
          <table:table-cell table:style-name="ce197" office:value-type="string" calcext:value-type="string">
            <text:p>Mikrotik CHR (Cloud Hosted Router)</text:p>
          </table:table-cell>
          <table:table-cell table:style-name="ce197" office:value-type="string" calcext:value-type="string">
            <text:p>RouterOS 6.38.1</text:p>
          </table:table-cell>
          <table:table-cell table:style-name="ce197" office:value-type="string" calcext:value-type="string">
            <text:p>chr-6.38.1.img.zip</text:p>
            <text:p>chr-6.40.5.img.zip</text:p>
            <text:p><text:span text:style-name="T5">mikrotik-chr-6.40.5_20171107 </text:span></text:p>
            <text:p>mikrotik-chr-6.41.1_20180202 </text:p>
          </table:table-cell>
          <table:table-cell table:style-name="ce218" office:value-type="string" calcext:value-type="string">
            <text:p>QEMU</text:p>
          </table:table-cell>
          <table:table-cell table:style-name="ce208" office:value-type="string" calcext:value-type="string">
            <text:p>admin/&lt;bez hesla&gt;</text:p>
          </table:table-cell>
          <table:table-cell table:style-name="ce208"/>
          <table:table-cell table:style-name="ce208" office:value-type="string" calcext:value-type="string">
            <text:p>telnet </text:p>
            <text:p>Winbox</text:p>
          </table:table-cell>
          <table:table-cell table:style-name="ce229" office:value-type="string" calcext:value-type="string">
            <text:p>✓</text:p>
          </table:table-cell>
          <table:table-cell table:style-name="ce242" office:value-type="string" calcext:value-type="string">
            <text:p>-Pridanie zariadenia</text:p>
            <text:p/>
            <text:p/>
            <text:p>-zariadenie je mozne konfigurovat aj z WinBox aplikacie</text:p>
            <text:p>-winbox pre linux</text:p>
            <text:p><text:a xlink:href="https://github.com/mriza/winbox-installer" xlink:type="simple">https://github.com/mriza/winbox-installer</text:a></text:p>
            <text:p/>
            <text:p>-Navody</text:p>
            <text:p><text:a xlink:href="https://www.youtube.com/watch?v=Vy6CzYdrLJc" xlink:type="simple">https://www.youtube.com/watch?v=Vy6CzYdrLJc</text:a></text:p>
            <text:p><text:a xlink:href="http://wiki.mikrotik.com/wiki/Manual:First_time_startup" xlink:type="simple">http://wiki.mikrotik.com/wiki/Manual:First_time_startup</text:a></text:p>
            <text:p><text:a xlink:href="http://forum.802101.com/topic40.html" xlink:type="simple">http://forum.802101.com/topic40.html</text:a></text:p>
            <text:p><text:a xlink:href="http://isp-servis.com/?p=363" xlink:type="simple">http://isp-servis.com/?p=363</text:a></text:p>
          </table:table-cell>
          <table:table-cell table:style-name="ce218"/>
          <table:table-cell table:style-name="ce229" office:value-type="string" calcext:value-type="string">
            <text:p>✓</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7">
          <table:table-cell table:style-name="ce197" office:value-type="string" calcext:value-type="string">
            <text:p>HP VSR1000</text:p>
          </table:table-cell>
          <table:table-cell table:style-name="ce197" office:value-type="string" calcext:value-type="string">
            <text:p>HPE Comware Software 7.1.X</text:p>
          </table:table-cell>
          <table:table-cell table:style-name="ce197" office:value-type="string" calcext:value-type="string">
            <text:p>VSR1000_HPE-CMW710-E0518-X64.zip</text:p>
            <text:p>VSR1000_HPE-CMW710-R0327L01-X64.zip</text:p>
            <text:p>hpvsr-7.10.R0204P01_20150202</text:p>
            <text:p>hpvsr-VSR1000_HPE-CMW710-R0327L01-X64_20170631</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HP ponuka VSR sofver bezplatne na stiahnutie z oficialnej stranky</text:p>
            <text:p><text:a xlink:href="https://h10145.www1.hp.com/Downloads/SoftwareReleases.aspx?ProductNumber=JG811AAE&amp;lang=en&amp;cc=us&amp;prodSeriesId=5443163" xlink:type="simple">https://h10145.www1.hp.com/Downloads/SoftwareReleases.aspx?ProductNumber=JG811AAE&amp;lang=en&amp;cc=us&amp;prodSeriesId=5443163</text:a></text:p>
            <text:p/>
            <text:p>-Pocas spustania je dobre prerusit automaticku konfiguraciu rozhrani klavesovou skratkou “Ctrl + C” alebo “Ctrl + D” - zbytocne to zdrzuje</text:p>
            <text:p/>
            <text:p>-Navody</text:p>
            <text:p><text:a xlink:href="http://brezular.com/2014/07/31/hp-vsr1001-virtual-services-router-on-gns3/" xlink:type="simple">http://brezular.com/2014/07/31/hp-vsr1001-virtual-services-router-on-gns3/</text:a></text:p>
            <text:p><text:a xlink:href="https://lkhill.com/hp-vsr1000-getting-started/" xlink:type="simple">https://lkhill.com/hp-vsr1000-getting-started/</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8">
          <table:table-cell table:style-name="ce197" office:value-type="string" calcext:value-type="string">
            <text:p>VyOS</text:p>
          </table:table-cell>
          <table:table-cell table:style-name="ce197" office:value-type="string" calcext:value-type="string">
            <text:p>VyOS 1.1.8</text:p>
          </table:table-cell>
          <table:table-cell table:style-name="ce197" office:value-type="string" calcext:value-type="string">
            <text:p>vyos-1.1.8-amd64.iso</text:p>
            <text:p>vyos-117 </text:p>
          </table:table-cell>
          <table:table-cell table:style-name="ce218" office:value-type="string" calcext:value-type="string">
            <text:p>QEMU</text:p>
          </table:table-cell>
          <table:table-cell table:style-name="ce208" office:value-type="string" calcext:value-type="string">
            <text:p>vyos/vyos</text:p>
          </table:table-cell>
          <table:table-cell table:style-name="ce208"/>
          <table:table-cell table:style-name="ce223"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pridavanie_zariadeni_do_eve_ng_vyos”</text:p>
            <text:p/>
            <text:p>-Da sa stiahnut z oficialnej stranky</text:p>
            <text:p><text:a xlink:href="https://vyos.io/" xlink:type="simple">https://vyos.io/</text:a></text:p>
            <text:p>Pre spravnu funkcnost telnet konzoly treba VyOS nainstalovat z ISO suboru podla EVE-ng navodu na instalaciu Linux zariadeni. Pri konverzii z OVA suboru telnet konzola nefunguje.</text:p>
            <text:p/>
            <text:p>-pre root prikazy funguje sudo</text:p>
            <text:p/>
            <text:p>Tipy:</text:p>
            <text:p><text:a xlink:href="http://z0b.kapsi.fi/vyatta_vbox.php" xlink:type="simple">http://z0b.kapsi.fi/vyatta_vbox.php</text:a></text:p>
            <text:p><text:a xlink:href="http://brezular.com/2014/07/12/vyos-x64-installation-on-qemu/" xlink:type="simple">http://brezular.com/2014/07/12/vyos-x64-installation-on-qemu/</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0">
          <table:table-cell table:style-name="ce197" office:value-type="string" calcext:value-type="string">
            <text:p>F5 BIG-IP</text:p>
          </table:table-cell>
          <table:table-cell table:style-name="ce197" office:value-type="string" calcext:value-type="string">
            <text:p>BIG-IP 11</text:p>
            <text:p><text:span text:style-name="T2">BIG-IP 12</text:span></text:p>
          </table:table-cell>
          <table:table-cell table:style-name="ce197" office:value-type="string" calcext:value-type="string">
            <text:p>Bigip-11.5.1_20140312</text:p>
            <text:p>BIGIP-11.5.3.2.10.196.ALL-scsi.ova</text:p>
            <text:p>BIGIP-12.1.2.0.0.249.iso</text:p>
            <text:p>bigip-12.0.0-2_20150821 </text:p>
            <text:p>bigip-12.1.2-configured_20161130</text:p>
          </table:table-cell>
          <table:table-cell table:style-name="ce218" office:value-type="string" calcext:value-type="string">
            <text:p>QEMU</text:p>
          </table:table-cell>
          <table:table-cell table:style-name="ce208" office:value-type="string" calcext:value-type="string">
            <text:p>CLI</text:p>
            <text:p>root/default</text:p>
            <text:p/>
            <text:p>Web</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68-howto-add-f5-bigip" xlink:type="simple">http://www.eve-ng.net/index.php/documentation/howto-s/68-howto-add-f5-bigip</text:a></text:p>
            <text:p/>
            <text:p>-”BIGIP-12.1.2.0.0.249.iso” bolo instalovane vo VirtualBoxe na 8GB VMDK dynamicky alokovany HDD s 2GB RAM a sietovka nastavena na Bridged s Promiscuous mode na Allow all. Instalacia sa vykona automaticky, po nej sa zariadenie restartuje. Prihlasime sa pod predvolenymi prihlasovacimi udajmi do CLI a prikazom “ip a” skontrolujeme, ci sa IP adresa priradila na “eth0”. Potom v prehliadaci otvorime tuto adresu. Pockame, kym sa neobjavi prihlasovacia obrazovka – dovtedy tam bude “Configuration utility restarting ...”. To trva cca 15 minut. Po zobrazeni prihlasovacej obrazovky sa prihlasime pod predvolenymi udajmi do web rozhrania. Po uspesnom prihlaseni sa odhlasime. Z CLI vypneme zariadenie prikazom “poweroff”. Po vypnuti zariadenia bol VMDK disk importovany do EVE-ng a skonvertovany do QCOW2 prikazom</text:p>
            <text:p/>
            <text:p>sudo /opt/qemu/bin/qemu-img convert -O qcow2 disk.vmdk hda.qcow2</text:p>
            <text:p/>
            <text:p>-Pri telnet konzole sice neuvidime spravy pri spustani, ale nakoniec uvidime prihlasovaciu obrazovku.</text:p>
            <text:p>-Pri telnet konzole sa moze stat, ze nam konzola zdanlivo zamrzne. Staci telnet spojenie ukoncit (Ctrl+] a ‘quit’) a znovu sa pripojit. Konzola sa znova ozivi.</text:p>
            <text:p/>
            <text:p>-Management rozhranie je eth0 a je nastavene na DHCP</text:p>
            <text:p/>
            <text:p>-Navody</text:p>
            <text:p><text:a xlink:href="https://www.question-defense.com/2011/03/29/f5-big-ip-ltm-virtual-edition-default-gui-login" xlink:type="simple">https://www.question-defense.com/2011/03/29/f5-big-ip-ltm-virtual-edition-default-gui-login</text:a></text:p>
            <text:p><text:a xlink:href="https://www.youtube.com/watch?v=-7NnkJiVvY0" xlink:type="simple">https://www.youtube.com/watch?v=-7NnkJiVvY0</text:a></text:p>
            <text:p><text:a xlink:href="https://www.youtube.com/watch?v=88Tgwk7MfUo" xlink:type="simple">https://www.youtube.com/watch?v=88Tgwk7MfUo</text:a></text:p>
            <text:p><text:a xlink:href="https://www.youtube.com/watch?v=UufRG2eeFmQ" xlink:type="simple">https://www.youtube.com/watch?v=UufRG2eeFmQ</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9">
          <table:table-cell table:style-name="ce197" office:value-type="string" calcext:value-type="string">
            <text:p>Radware Alteon VA</text:p>
          </table:table-cell>
          <table:table-cell table:style-name="ce197" office:value-type="string" calcext:value-type="string">
            <text:p>Alteon OS 30.5</text:p>
          </table:table-cell>
          <table:table-cell table:style-name="ce197" office:value-type="string" calcext:value-type="string">
            <text:p>AlteonVAVmware.zip</text:p>
            <text:p>=&gt; AlteonOS-30-5-0-0.ova</text:p>
            <text:p>=&gt; alteon-AlteonOS-30-5-0-0_20160511</text:p>
          </table:table-cell>
          <table:table-cell table:style-name="ce218" office:value-type="string" calcext:value-type="string">
            <text:p>QEMU</text:p>
          </table:table-cell>
          <table:table-cell table:style-name="ce208" office:value-type="string" calcext:value-type="string">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klucove slovo “-to install radware”)</text:p>
            <text:p/>
            <text:p>-Da sa stiahnut aj z oficialnej stranky</text:p>
            <text:p><text:span text:style-name="T10"><text:a xlink:href="https://www.radware.com/resources/softwaredownloads/network-admin-software/" xlink:type="simple">https://www.radware.com/resources/softwaredownloads/network-admin-software/</text:a></text:span></text:p>
            <text:p>resp. </text:p>
            <text:p><text:span text:style-name="T10"><text:a xlink:href="https://www.radware.com/resources/softwaredownloads/networkadminsoftware-lpc-6442457848/" xlink:type="simple">https://www.radware.com/resources/softwaredownloads/networkadminsoftware-lpc-6442457848/</text:a></text:span></text:p>
            <text:p>Stahujeme verziu pre VMware, nie verziu pre KVM, pretoze v KVM verzii nie je QCOW2 subor ale iba archivy a adresare. Vo VMware verzii su naproti tomu dva OVA subory, s ktorymi sa da pracovat po konverzii aj v EVE-ng.</text:p>
            <text:p/>
            <text:p>-Pridanie zariadenie je podobne ako pri Palo Alto</text:p>
            <text:p><text:a xlink:href="http://www.eve-ng.net/index.php/documentation/howto-s/69-howto-add-palo-alto-vm-100" xlink:type="simple">http://www.eve-ng.net/index.php/documentation/howto-s/69-howto-add-palo-alto-vm-100</text:a></text:p>
            <text:p/>
            <text:p>-Zariadenie sa mi nepodarilo pridat do VirtualBoxu – chcel som ho predkonfigurovat, kvoli rychlejsiemu spustaniu</text:p>
            <text:p/>
            <text:p><text:a xlink:href="https://support.radware.com/app/answers/answer_view/a_id/16040/~/alteon-user-accounts-and-access-levels" xlink:type="simple">https://support.radware.com/app/answers/answer_view/a_id/16040/~/alteon-user-accounts-and-access-levels</text:a><text:a xlink:href="https://www.youtube.com/watch?v=I0qNxT7_YHI&amp;feature=youtu.be" xlink:type="simple">https://www.youtube.com/watch?v=I0qNxT7_YHI&amp;feature=youtu.be</text:a></text:p>
            <text:p><text:span text:style-name="T2"><text:a xlink:href="https://www.youtube.com/watch?v=styV5Aox0Zs&amp;feature=youtu.be" xlink:type="simple">https://www.youtube.com/watch?v=styV5Aox0Zs&amp;feature=youtu.be</text:a></text:spa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0">
          <table:table-cell table:style-name="ce197" office:value-type="string" calcext:value-type="string">
            <text:p>Radware Alteon APsolute Vision</text:p>
          </table:table-cell>
          <table:table-cell table:style-name="ce197" office:value-type="string" calcext:value-type="string">
            <text:p>Vision 3.60</text:p>
          </table:table-cell>
          <table:table-cell table:style-name="ce197" office:value-type="string" calcext:value-type="string">
            <text:p>AlteonVAVmware.zip =&gt; Vision_with_APM_3_60_00_Vmware_1139_prod.ova</text:p>
          </table:table-cell>
          <table:table-cell table:style-name="ce218" office:value-type="string" calcext:value-type="string">
            <text:p>QEMU</text:p>
          </table:table-cell>
          <table:table-cell table:style-name="ce208" office:value-type="string" calcext:value-type="string">
            <text:p>Web + CLI</text:p>
            <text:p>radware/radware</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text:span text:style-name="T2">-Pridanie zariadenie (podobne ako pri Palo Alto)</text:span></text:p>
            <text:p><text:span text:style-name="T2">http://www.eve-ng.net/index.php/documentation/howto-s/69-howto-add-palo-alto-vm-100</text:span></text:p>
            <text:p/>
            <text:p>-Predkonfiguracia vo VirtualBoxe</text:p>
            <text:p>  -kedze zariadenie sa pri prvotnom spusteni nastavuje dlhsie, predkonfiguroval som ho vo Vboxe. Narozdiel od Alteon VA, sa toto zariadenie spustilo spravne. Po uvodnych nastaveniach sa zariadenie restartovalo. Po prihlaseni s predvolenymi prihlasovacimi udajmi bolo potrebne vykonat uvodne nastavenia, kde som nastavil “Management interface” na rozhranie “G1”. Potom som zariadenie vypol a zapol znova. Zaplo sa rychlejsie.</text:p>
            <text:p/>
            <text:p>-Skusil som sa prihlasit do web rozhrania ako “radware/radware”, ale neuspesne – vyzadovalo licenciu, ktoru som nemal.</text:p>
            <text:p/>
            <text:p>Potom som importoval VMDK subor do EVE-ng a skonvertoval som ho do QCOW2 formatu.</text:p>
            <text:p/>
            <text:p>-Predvolene prihlasovacie udaje (CLI)</text:p>
            <text:p><text:a xlink:href="https://support.radware.com/app/answers/answer_view/a_id/14866/~/default-credentials-for-logging-onto-apsolute-vision" xlink:type="simple">https://support.radware.com/app/answers/answer_view/a_id/14866/~/default-credentials-for-logging-onto-apsolute-vision</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0">
          <table:table-cell table:style-name="ce197" office:value-type="string" calcext:value-type="string">
            <text:p>Cisco Prime Infra</text:p>
          </table:table-cell>
          <table:table-cell table:style-name="ce197" office:value-type="string" calcext:value-type="string">
            <text:p>ADE-OS-3.1</text:p>
          </table:table-cell>
          <table:table-cell table:style-name="ce197" office:value-type="string" calcext:value-type="string">
            <text:p>PI-VA-3.2.0.0.258.zip.001 +</text:p>
            <text:p>PI-VA-3.2.0.0.258.zip.002 +</text:p>
            <text:p>PI-VA-3.2.0.0.258.zip.003</text:p>
            <text:p>= PI-VA-3.2.0.0.258.zip</text:p>
            <text:p>=&gt; PI-VA-3.2.0.0.258.ova</text:p>
          </table:table-cell>
          <table:table-cell table:style-name="ce218" office:value-type="string" calcext:value-type="string">
            <text:p>QEMU</text:p>
          </table:table-cell>
          <table:table-cell table:style-name="ce208" office:value-type="string" calcext:value-type="string">
            <text:p>setup (prve spustenie)</text:p>
            <text:p/>
            <text:p>-potom mame take prihlasovacie udaje, ake si nastavime v uvodnom nastaveni vyssie uvedenym prikazom</text:p>
            <text:p/>
            <text:p>-Pre predkonfigurovanu verziu Prime Infra su prihlasovacie udaje (CLI aj web):</text:p>
            <text:p/>
            <text:p>admin/PrimeInfra123</text:p>
          </table:table-cell>
          <table:table-cell table:style-name="ce208"/>
          <table:table-cell table:style-name="ce208" office:value-type="string" calcext:value-type="string">
            <text:p>vnc (predvolene aj pre zariadenie, aj pre sablonu)</text:p>
            <text:p/>
            <text:p>telnet </text:p>
          </table:table-cell>
          <table:table-cell table:style-name="ce229" office:value-type="string" calcext:value-type="string">
            <text:p>✓</text:p>
          </table:table-cell>
          <table:table-cell table:style-name="ce242" office:value-type="string" calcext:value-type="string">
            <text:p>-Spojenie casti archivov</text:p>
            <text:p><text:a xlink:href="https://unix.stackexchange.com/questions/40480/how-to-unzip-a-multipart-spanned-zip-on-linux" xlink:type="simple">https://unix.stackexchange.com/questions/40480/how-to-unzip-a-multipart-spanned-zip-on-linux</text:a></text:p>
            <text:p/>
            <text:p>-Pridanie zariadenia</text:p>
            <text:p><text:a xlink:href="http://www.eve-ng.net/index.php/documentation/howto-s/117-howto-add-cisco-prime-infra" xlink:type="simple">http://www.eve-ng.net/index.php/documentation/howto-s/117-howto-add-cisco-prime-infra</text:a></text:p>
            <text:p/>
            <text:p><text:span text:style-name="T2">-pri telnet konzole nebudeme vediet, kedy sa objavi prihlasovacia obrazovka (mozeme napr. priebezne stlacat napr. Enter)</text:span></text:p>
            <text:p/>
            <text:p>-Po zobrazeni prihlasovacej obrazovky zadame prikaz</text:p>
            <text:p>   setup</text:p>
            <text:p>-Vykoname uvodne nastavenie. Nastavenia su opisane v subore</text:p>
            <text:p>“pridavanie_zariadeni_do_eve_ng_cisco_prime_infra”</text:p>
            <text:p/>
            <text:p>-Linky</text:p>
            <text:p><text:a xlink:href="https://www.cisco.com/c/en/us/td/docs/net_mgmt/prime/infrastructure/3-2/release/notes/cpi_rn.html" xlink:type="simple">https://www.cisco.com/c/en/us/td/docs/net_mgmt/prime/infrastructure/3-2/release/notes/cpi_rn.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1">
          <table:table-cell table:style-name="ce197" office:value-type="string" calcext:value-type="string">
            <text:p>Cumulus VX</text:p>
          </table:table-cell>
          <table:table-cell table:style-name="ce197" office:value-type="string" calcext:value-type="string">
            <text:p>CumulusVX 3.5.0</text:p>
          </table:table-cell>
          <table:table-cell table:style-name="ce197" office:value-type="string" calcext:value-type="string">
            <text:p>cumulus-linux-3.5.0-vx-amd64-vmware.vmdk</text:p>
            <text:p>cumulus-linux-3.5.2-vx-amd64-vmware_20180123</text:p>
          </table:table-cell>
          <table:table-cell table:style-name="ce218" office:value-type="string" calcext:value-type="string">
            <text:p>QEMU</text:p>
          </table:table-cell>
          <table:table-cell table:style-name="ce208" office:value-type="string" calcext:value-type="string">
            <text:p>cumulus/CumulusLinux!</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7" office:value-type="string" calcext:value-type="string">
            <text:p>-Pridanie zariadenia</text:p>
            <text:p><text:a xlink:href="https://nbctcp.wordpress.com/2015/07/02/unetlab-installation-on-esxi/" xlink:type="simple">https://nbctcp.wordpress.com/2015/07/02/unetlab-installation-on-esxi/</text:a></text:p>
            <text:p>(hladat “-to install cumulus”)</text:p>
            <text:p/>
            <text:p>-z oficialnej stranky</text:p>
            <text:p><text:a xlink:href="https://cumulusnetworks.com/products/cumulus-vx/download/" xlink:type="simple">https://cumulusnetworks.com/products/cumulus-vx/download/</text:a></text:p>
            <text:p>stiahneme Cumulus VX v najnovsej verzii PRE VMWARE!</text:p>
            <text:p/>
            <text:p>-pre root prikazy funguje sudo</text:p>
            <text:p/>
            <text:p>-Navody</text:p>
            <text:p><text:span text:style-name="T10"><text:a xlink:href="https://support.cumulusnetworks.com/hc/en-us/sections/200398876" xlink:type="simple">https://support.cumulusnetworks.com/hc/en-us/sections/200398876</text:a></text:span></text:p>
            <text:p><text:a xlink:href="https://cumulusnetworks.com/learn/web-scale-networking-resources/product-collateral/cumulus-linux-architecture/" xlink:type="simple">https://cumulusnetworks.com/learn/web-scale-networking-resources/product-collateral/cumulus-linux-architecture/</text:a></text:p>
            <text:p><text:a xlink:href="https://support.cumulusnetworks.com/hc/en-us/articles/201787646-What-is-the-Default-User-Name-and-Password-in-Cumulus-Linux-" xlink:type="simple">https://support.cumulusnetworks.com/hc/en-us/articles/201787646-What-is-the-Default-User-Name-and-Password-in-Cumulus-Linux-</text:a></text:p>
            <text:p><text:a xlink:href="http://go.cumulusnetworks.com/e/32472/display-VX-/8yq2y8/591265884" xlink:type="simple">http://go.cumulusnetworks.com/e/32472/display-VX-/8yq2y8/591265884</text:a></text:p>
            <text:p><text:a xlink:href="http://go.cumulusnetworks.com/e/32472/2017-12-24/97l36p/591265884" xlink:type="simple">http://go.cumulusnetworks.com/e/32472/2017-12-24/97l36p/591265884</text:a></text:p>
            <text:p/>
            <text:p>-Linky</text:p>
            <text:p><text:a xlink:href="https://support.cumulusnetworks.com/hc/en-us/articles/115015782767-Cumulus-VX-3-5-Release-Notes" xlink:type="simple">https://support.cumulusnetworks.com/hc/en-us/articles/115015782767-Cumulus-VX-3-5-Release-Notes</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Default" table:number-columns-repeated="1023"/>
          <table:table-cell/>
        </table:table-row>
        <table:table-row table:style-name="ro32">
          <table:table-cell table:style-name="ce197" office:value-type="string" calcext:value-type="string">
            <text:p>Citrix Netscaler</text:p>
          </table:table-cell>
          <table:table-cell table:style-name="ce206" office:value-type="string" calcext:value-type="string">
            <text:p>Citrix Netscaler 10.5.55.8</text:p>
          </table:table-cell>
          <table:table-cell table:style-name="ce197" office:value-type="string" calcext:value-type="string">
            <text:p>nsvpx-10.5.55.8 </text:p>
          </table:table-cell>
          <table:table-cell table:style-name="ce218" office:value-type="string" calcext:value-type="string">
            <text:p>QEMU</text:p>
          </table:table-cell>
          <table:table-cell table:style-name="ce208" office:value-type="string" calcext:value-type="string">
            <text:p>NetScaler CLI:</text:p>
            <text:p>nsroot/nsroot</text:p>
            <text:p/>
            <text:p>BASH (Recovery) CLI</text:p>
            <text:p><text:span text:style-name="T2">nrecover/nsroot </text:span></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7" office:value-type="string" calcext:value-type="string">
            <text:p>-Pridanie zariadenia</text:p>
            <text:p><text:a xlink:href="http://www.eve-ng.net/index.php/documentation/howto-s/71-howto-add-citrix-netscaler" xlink:type="simple">http://www.eve-ng.net/index.php/documentation/howto-s/71-howto-add-citrix-netscaler</text:a></text:p>
            <text:p><text:a xlink:href="https://nbctcp.wordpress.com/2015/07/02/unetlab-installation-on-esxi/" xlink:type="simple">https://nbctcp.wordpress.com/2015/07/02/unetlab-installation-on-esxi/</text:a></text:p>
            <text:p>(hladat “-to install nsvpx”)</text:p>
            <text:p/>
            <text:p>-Pocas spustania zariadenia pri telnet konzole sa nezobrazuje priebeh spustania, v porovnani s vnc pristupom. Nakoniec sa ale zobrazi vyzva na prihlasenie.</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3">
          <table:table-cell table:style-name="ce197" office:value-type="string" calcext:value-type="string">
            <text:p>Cisco vWLC (Wireless LAN Controller)</text:p>
          </table:table-cell>
          <table:table-cell table:style-name="ce197" office:value-type="string" calcext:value-type="string">
            <text:p>Cisco vWLC 8.1.111.0</text:p>
          </table:table-cell>
          <table:table-cell table:style-name="ce197" office:value-type="string" calcext:value-type="string">
            <text:p>AIR-CTVM-K9-8-1-102-0.rar - nefunguje</text:p>
            <text:p>AIR_CTVM_LARGE-K9_8_3_102_0.ova – nefunguje</text:p>
            <text:p>VWLC-8.1.111 – funguje</text:p>
          </table:table-cell>
          <table:table-cell table:style-name="ce218" office:value-type="string" calcext:value-type="string">
            <text:p>QEMU</text:p>
          </table:table-cell>
          <table:table-cell table:style-name="ce208" office:value-type="string" calcext:value-type="string">
            <text:p>Prihlasovacie udaje sa zadavaju pri prvom spusteni.</text:p>
            <text:p/>
            <text:p>Pre jednoduchost mozeme pre “Administrative User Name”zvolit napr.:</text:p>
            <text:p>admin </text:p>
            <text:p>a ako heslo</text:p>
            <text:p>vWLC123</text:p>
            <text:p>t.j.</text:p>
            <text:p>admin/vWLC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0-howto-add-cisco-vwlc-virtual-wireless-lan-controller" xlink:type="simple">http://www.eve-ng.net/index.php/documentation/howto-s/70-howto-add-cisco-vwlc-virtual-wireless-lan-controller</text:a></text:p>
            <text:p>-Po pridani zariadenia do QEMU adresara v EVE.ng vojdeme do adresara s vWLC a vykoname prikaz:</text:p>
            <text:p/>
            <text:p>  sudo chown root:root *</text:p>
            <text:p/>
            <text:p>-Nepodarilo sa mi spustit “AIR-CTVM*” zariadenia ani podla EVE-ng navodu na EVE-ng serveri, ani lokalne po importovani OVA vo VirtualBoxe (ani po pridani ISO suboru do bootovacieho procesu vo VirtualBoxe podla EVE-ng navodu) – restartoval sa v slucke</text:p>
            <text:p><text:a xlink:href="http://www.eve-ng.net/index.php/documentation/howto-s/70-howto-add-cisco-vwlc-virtual-wireless-lan-controller" xlink:type="simple">http://www.eve-ng.net/index.php/documentation/howto-s/70-howto-add-cisco-vwlc-virtual-wireless-lan-controller</text:a></text:p>
            <text:p/>
            <text:p>-Podarilo sa mi ale spustit vWLC 8.1.111. Zariadeniu chvilku trva, kym zacne nieco vypisovat na konzolu. Potom vykoname uvodne nastavenia.</text:p>
            <text:p/>
            <text:p>-Linky</text:p>
            <text:p><text:a xlink:href="https://www.cisco.com/c/en/us/td/docs/wireless/controller/release/notes/crn81mr1.html" xlink:type="simple">https://www.cisco.com/c/en/us/td/docs/wireless/controller/release/notes/crn81mr1.html</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4">
          <table:table-cell table:style-name="ce197" office:value-type="string" calcext:value-type="string">
            <text:p>Cisco IPS</text:p>
          </table:table-cell>
          <table:table-cell table:style-name="ce197" office:value-type="string" calcext:value-type="string">
            <text:p>Cisco IPS 7.0.8-E4 </text:p>
            <text:p>(IPS-4240)</text:p>
          </table:table-cell>
          <table:table-cell table:style-name="ce197" office:value-type="string" calcext:value-type="string">
            <text:p>cips-7.0.8_20120518 </text:p>
          </table:table-cell>
          <table:table-cell table:style-name="ce218" office:value-type="string" calcext:value-type="string">
            <text:p>QEMU</text:p>
          </table:table-cell>
          <table:table-cell table:style-name="ce208" office:value-type="string" calcext:value-type="string">
            <text:p>cisco/ciscoips123</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2">
          <table:table-cell table:style-name="ce197" office:value-type="string" calcext:value-type="string">
            <text:p>Cisco vWAAS</text:p>
          </table:table-cell>
          <table:table-cell table:style-name="ce197" office:value-type="string" calcext:value-type="string">
            <text:p>Cisco vWAAS 5.5.3</text:p>
          </table:table-cell>
          <table:table-cell table:style-name="ce197" office:value-type="string" calcext:value-type="string">
            <text:p>vwaas-5.5.3-b59_20150415</text:p>
          </table:table-cell>
          <table:table-cell table:style-name="ce218" office:value-type="string" calcext:value-type="string">
            <text:p>QEMU</text:p>
          </table:table-cell>
          <table:table-cell table:style-name="ce208" office:value-type="string" calcext:value-type="string">
            <text:p>-Heslo pre “admin” ucet sa zadava pri prvom spusteni.</text:p>
            <text:p/>
            <text:p>-Pre jednoduchost mozeme zvolit napr.:</text:p>
            <text:p/>
            <text:p>admin </text:p>
            <text:p>t.j.</text:p>
            <text:p>admin/admin</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72-howto-add-cisco-vwaas" xlink:type="simple">http://www.eve-ng.net/index.php/documentation/howto-s/72-howto-add-cisco-vwaas</text:a></text:p>
            <text:p/>
            <text:p>-zariadenie sa uspesne spustilo, aj ked som namiesto troch virtio suborov mal iba jeden</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23">
          <table:table-cell table:style-name="ce197" office:value-type="string" calcext:value-type="string">
            <text:p>A10 vThunder</text:p>
          </table:table-cell>
          <table:table-cell table:style-name="ce197" office:value-type="string" calcext:value-type="string">
            <text:p>Advanced Core OS (ACOS) 4.1.0-P3-38</text:p>
          </table:table-cell>
          <table:table-cell table:style-name="ce197" office:value-type="string" calcext:value-type="string">
            <text:p>a10-vThunder_410_P3_20160616</text:p>
          </table:table-cell>
          <table:table-cell table:style-name="ce218" office:value-type="string" calcext:value-type="string">
            <text:p>QEMU</text:p>
          </table:table-cell>
          <table:table-cell table:style-name="ce208" office:value-type="string" calcext:value-type="string">
            <text:p>admin/a10</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Pridanie zariadenia</text:p>
            <text:p><text:a xlink:href="https://nbctcp.wordpress.com/2015/07/02/unetlab-installation-on-esxi/" xlink:type="simple">https://nbctcp.wordpress.com/2015/07/02/unetlab-installation-on-esxi/</text:a></text:p>
            <text:p>(hladat “-to install a10”)</text:p>
            <text:p/>
            <text:p>-Pri bootovani s telnet konzolou sa sice zobrazila vyzva na prihlasenie, ale okamzite po prihlaseni sa zobrazi chyba a zariadenie zamrzne. Zariadenie sa ale spusti spravne pri VNC konzole.</text:p>
            <text:p/>
            <text:p>-Navody</text:p>
            <text:p><text:a xlink:href="https://files.a10networks.com/vadc/forums/topic/vthunder-30-days-trial-default-loginpass-not-working/#post-1966" xlink:type="simple">https://files.a10networks.com/vadc/forums/topic/vthunder-30-days-trial-default-loginpass-not-working/#post-1966</text:a></text:p>
          </table:table-cell>
          <table:table-cell table:style-name="ce218"/>
          <table:table-cell table:style-name="ce229"/>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34">
          <table:table-cell table:style-name="ce201" office:value-type="string" calcext:value-type="string">
            <text:p>Cisco ACS</text:p>
          </table:table-cell>
          <table:table-cell table:style-name="ce201" office:value-type="string" calcext:value-type="string">
            <text:p>Cisco ACS 5.8.1.4</text:p>
          </table:table-cell>
          <table:table-cell table:style-name="ce201" office:value-type="string" calcext:value-type="string">
            <text:p>acs-5.8.1.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pri spustani sa zasekne na hlaske "Failed to spawn readahead ..."; na prihlasovaciu obrazovku sa neda dost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5">
          <table:table-cell table:style-name="ce201" office:value-type="string" calcext:value-type="string">
            <text:p>Cisco vNAM</text:p>
          </table:table-cell>
          <table:table-cell table:style-name="ce201" office:value-type="string" calcext:value-type="string">
            <text:p>MontaVista Linux Professional Edition 5.0.0 (0704097)</text:p>
          </table:table-cell>
          <table:table-cell table:style-name="ce201" office:value-type="string" calcext:value-type="string">
            <text:p>vnam-6.2.1 </text:p>
          </table:table-cell>
          <table:table-cell table:style-name="ce219" office:value-type="string" calcext:value-type="string">
            <text:p>QEMU</text:p>
          </table:table-cell>
          <table:table-cell table:style-name="ce212" office:value-type="string" calcext:value-type="string">
            <text:p>root/&lt;bez hesla&gt;</text:p>
          </table:table-cell>
          <table:table-cell table:style-name="ce21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nepodarilo sa mi prihlasit do zariadenia. Po prihlaseni vypisalo chybovu hlasku "failed to load shared libraries". Pravdepodobne je zariadenie poskodene.</text:p>
            <text:p><text:a xlink:href="https://supportforums.cisco.com/t5/physical-security/media-1-missing-after-reboot-cps-ucs-2ru-k9/m-p/2859467" xlink:type="simple">https://supportforums.cisco.com/t5/physical-security/media-1-missing-after-reboot-cps-ucs-2ru-k9/m-p/2859467</text:a></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Aruba ClearPass</text:p>
          </table:table-cell>
          <table:table-cell table:style-name="ce201" office:value-type="string" calcext:value-type="string">
            <text:p>ClearPass 6.4.0</text:p>
          </table:table-cell>
          <table:table-cell table:style-name="ce201"/>
          <table:table-cell table:style-name="ce219"/>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9" office:value-type="string" calcext:value-type="string">
            <text:p>-kernel panic pri kazdom spusteni a restart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4">
          <table:table-cell table:style-name="ce201" office:value-type="string" calcext:value-type="string">
            <text:p>Cisco Firepower</text:p>
          </table:table-cell>
          <table:table-cell table:style-name="ce201"/>
          <table:table-cell table:style-name="ce201" office:value-type="string" calcext:value-type="string">
            <text:p>firepower-DEFC-5.4.0-763_datum</text:p>
            <text:p>firepower-NGIPS-5.4.0-763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6">
          <table:table-cell table:style-name="ce201" office:value-type="string" calcext:value-type="string">
            <text:p>Cisco Firepower 6</text:p>
          </table:table-cell>
          <table:table-cell table:style-name="ce201"/>
          <table:table-cell table:style-name="ce201" office:value-type="string" calcext:value-type="string">
            <text:p>firepower6-FMC-6.2.0-362_datum</text:p>
            <text:p>firepower6-FTD-6.2.0-362_datum</text:p>
            <text:p>firepower6-NGIPS-6.1.0-330_datum</text:p>
            <text:p>firepower6-NGIPS-6.2.0-362_datum</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dockerui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Docker server</text:p>
          </table:table-cell>
          <table:table-cell table:style-name="ce201" office:value-type="string" calcext:value-type="string">
            <text:p>EVE-ng Plus + vlastna sablona</text:p>
          </table:table-cell>
          <table:table-cell table:style-name="ce201" office:value-type="string" calcext:value-type="string">
            <text:p>dockerserver-shipyard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DSM</text:p>
          </table:table-cell>
          <table:table-cell table:style-name="ce201" office:value-type="string" calcext:value-type="string">
            <text:p>EVE-ng Plus + vlastna sablona</text:p>
          </table:table-cell>
          <table:table-cell table:style-name="ce201" office:value-type="string" calcext:value-type="string">
            <text:p>dsm-5.2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office:value-type="string" calcext:value-type="string">
            <text:p>Hillstone SG6000</text:p>
          </table:table-cell>
          <table:table-cell table:style-name="ce201" office:value-type="string" calcext:value-type="string">
            <text:p>EVE-ng Plus + vlastna sablona</text:p>
          </table:table-cell>
          <table:table-cell office:value-type="string" calcext:value-type="string">
            <text:p>hillstone-sg6000</text:p>
          </table:table-cell>
          <table:table-cell table:style-name="ce194" office:value-type="string" calcext:value-type="string">
            <text:p>QEMU</text:p>
          </table:table-cell>
          <table:table-cell table:style-name="ce45"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194"/>
          <table:table-cell table:style-name="ce258" office:value-type="string" calcext:value-type="string">
            <text:p>OTESTOVAŤ!</text:p>
          </table:table-cell>
          <table:table-cell table:number-columns-repeated="2"/>
          <table:table-cell table:style-name="ce194"/>
          <table:table-cell/>
          <table:table-cell table:style-name="ce194"/>
          <table:table-cell table:number-columns-repeated="5"/>
          <table:table-cell table:style-name="ce194"/>
          <table:table-cell table:number-columns-repeated="1002"/>
        </table:table-row>
        <table:table-row table:style-name="ro34">
          <table:table-cell table:style-name="ce201" office:value-type="string" calcext:value-type="string">
            <text:p>Huawei USG6000V</text:p>
          </table:table-cell>
          <table:table-cell table:style-name="ce201" office:value-type="string" calcext:value-type="string">
            <text:p>EVE-ng Plus + vlastna sablona</text:p>
          </table:table-cell>
          <table:table-cell table:style-name="ce201" office:value-type="string" calcext:value-type="string">
            <text:p>USG6000V.zip - nefunguje</text:p>
            <text:p>huaweiusg6kv-usg – funguje, ale neviem prihlasovacie udaje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text:span text:style-name="T5">-USG6000V.zip sa v</text:span>ypol pocas spustania aj v EVE-ng aj vo VirtualBoxe</text:p>
            <text:p>-dalsi imidz sa sice spusti, ale 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Ikuai</text:p>
          </table:table-cell>
          <table:table-cell table:style-name="ce201" office:value-type="string" calcext:value-type="string">
            <text:p>EVE-ng Plus + vlastna sablona</text:p>
          </table:table-cell>
          <table:table-cell table:style-name="ce201" office:value-type="string" calcext:value-type="string">
            <text:p>Ikuai-8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Nagios</text:p>
          </table:table-cell>
          <table:table-cell table:style-name="ce201" office:value-type="string" calcext:value-type="string">
            <text:p>EVE-ng Plus + vlastna sablona</text:p>
          </table:table-cell>
          <table:table-cell table:style-name="ce201" office:value-type="string" calcext:value-type="string">
            <text:p>nagios-5.4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OpenE</text:p>
          </table:table-cell>
          <table:table-cell table:style-name="ce201" office:value-type="string" calcext:value-type="string">
            <text:p>EVE-ng Plus + vlastna sablona</text:p>
          </table:table-cell>
          <table:table-cell table:style-name="ce201" office:value-type="string" calcext:value-type="string">
            <text:p>opene-7.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OpenStack</text:p>
          </table:table-cell>
          <table:table-cell table:style-name="ce201" office:value-type="string" calcext:value-type="string">
            <text:p>EVE-ng Plus + vlastna sablona</text:p>
          </table:table-cell>
          <table:table-cell table:style-name="ce201" office:value-type="string" calcext:value-type="string">
            <text:p>openstack-newton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OpwnWRT</text:p>
          </table:table-cell>
          <table:table-cell table:style-name="ce201" office:value-type="string" calcext:value-type="string">
            <text:p>EVE-ng Plus + vlastna sablona</text:p>
          </table:table-cell>
          <table:table-cell table:style-name="ce201" office:value-type="string" calcext:value-type="string">
            <text:p>openwrt-latest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Panabit</text:p>
          </table:table-cell>
          <table:table-cell table:style-name="ce201" office:value-type="string" calcext:value-type="string">
            <text:p>EVE-ng Plus + vlastna sablona</text:p>
          </table:table-cell>
          <table:table-cell table:style-name="ce201" office:value-type="string" calcext:value-type="string">
            <text:p>panabit-v17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Seafile</text:p>
          </table:table-cell>
          <table:table-cell table:style-name="ce201" office:value-type="string" calcext:value-type="string">
            <text:p>EVE-ng Plus + vlastna sablona</text:p>
          </table:table-cell>
          <table:table-cell table:style-name="ce201" office:value-type="string" calcext:value-type="string">
            <text:p>seafile-6.0.9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neviem prihlasovacie udaje</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37">
          <table:table-cell table:style-name="ce201" office:value-type="string" calcext:value-type="string">
            <text:p>Zabbix</text:p>
          </table:table-cell>
          <table:table-cell table:style-name="ce201" office:value-type="string" calcext:value-type="string">
            <text:p>EVE-ng Plus + vlastna sablona</text:p>
          </table:table-cell>
          <table:table-cell table:style-name="ce201" office:value-type="string" calcext:value-type="string">
            <text:p>zabbix-3.0 </text:p>
          </table:table-cell>
          <table:table-cell table:style-name="ce219" office:value-type="string" calcext:value-type="string">
            <text:p>QEMU</text:p>
          </table:table-cell>
          <table:table-cell table:style-name="ce212" table:number-columns-repeated="2"/>
          <table:table-cell table:style-name="ce212" office:value-type="string" calcext:value-type="string">
            <text:p>vnc</text:p>
          </table:table-cell>
          <table:table-cell table:style-name="ce236" office:value-type="string" calcext:value-type="string">
            <text:p>✓</text:p>
          </table:table-cell>
          <table:table-cell table:style-name="ce248" office:value-type="string" calcext:value-type="string">
            <text:p>OTESTOVAT</text:p>
            <text:p/>
            <text:p>-zmenit root heslo ak sa da cez init=/bin/bash kernel parameter</text:p>
          </table:table-cell>
          <table:table-cell table:style-name="ce219"/>
          <table:table-cell table:style-name="ce236"/>
          <table:table-cell table:style-name="ce272"/>
          <table:table-cell table:style-name="ce236"/>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office:value-type="string" calcext:value-type="string">
            <text:p>Koncove zariadenia</text:p>
          </table:table-cell>
          <table:table-cell table:style-name="ce199"/>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7" office:value-type="string" calcext:value-type="string">
            <text:p>VPCS</text:p>
          </table:table-cell>
          <table:table-cell table:style-name="ce197" office:value-type="string" calcext:value-type="string">
            <text:p>Virtual PC Simulator</text:p>
          </table:table-cell>
          <table:table-cell table:style-name="ce208" office:value-type="string" calcext:value-type="string">
            <text:p>VPCS</text:p>
          </table:table-cell>
          <table:table-cell table:style-name="ce218" office:value-type="string" calcext:value-type="string">
            <text:p>CPU (bez virtualizácie)</text:p>
          </table:table-cell>
          <table:table-cell table:style-name="ce208" office:value-type="string" calcext:value-type="string">
            <text:p>&lt;bez hesla&gt;</text:p>
          </table:table-cell>
          <table:table-cell table:style-name="ce208"/>
          <table:table-cell table:style-name="ce208" office:value-type="string" calcext:value-type="string">
            <text:p>telnet</text:p>
          </table:table-cell>
          <table:table-cell table:style-name="ce229" office:value-type="string" calcext:value-type="string">
            <text:p>✓</text:p>
          </table:table-cell>
          <table:table-cell table:style-name="ce242" office:value-type="string" calcext:value-type="string">
            <text:p>-Nastavenie IP adresy</text:p>
          </table:table-cell>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9">
          <table:table-cell table:style-name="ce197" office:value-type="string" calcext:value-type="string">
            <text:p>Linux</text:p>
          </table:table-cell>
          <table:table-cell table:style-name="ce197" office:value-type="string" calcext:value-type="string">
            <text:p>Debian 9.3.0 x64 XFCE</text:p>
          </table:table-cell>
          <table:table-cell table:style-name="ce197" office:value-type="string" calcext:value-type="string">
            <text:p>debian-9.3.0-amd64-netinst.iso</text:p>
            <text:p>=&gt; linux-debian-9.3.0-x64-xfce_20171209</text:p>
          </table:table-cell>
          <table:table-cell table:style-name="ce218" office:value-type="string" calcext:value-type="string">
            <text:p>QEMU</text:p>
          </table:table-cell>
          <table:table-cell table:style-name="ce208" office:value-type="string" calcext:value-type="string">
            <text:p>root/linux kernel</text:p>
            <text:p>user/linux kernel</text:p>
          </table:table-cell>
          <table:table-cell table:style-name="ce208"/>
          <table:table-cell table:style-name="ce208" office:value-type="string" calcext:value-type="string">
            <text:p>vnc</text:p>
          </table:table-cell>
          <table:table-cell table:style-name="ce229" office:value-type="string" calcext:value-type="string">
            <text:p>✓</text:p>
          </table:table-cell>
          <table:table-cell table:style-name="ce242" office:value-type="string" calcext:value-type="string">
            <text:p>-Nainstalovane balicky</text:p>
            <text:p>sudo aptitude bash-completion wireshark wireshark-qt</text:p>
            <text:p/>
            <text:p>-pouzivatelske konto bolo pridane do skupin “sudo” a “wireshark”</text:p>
            <text:p/>
            <text:p>gpasswd -a user sudo</text:p>
            <text:p><text:span text:style-name="T5">gpasswd -a user wireshark</text:span></text:p>
            <text:p/>
            <text:p><text:span text:style-name="T5">-Na zaciatku som dal virtualke 100 GB disk. Trvalo by skoro 2 dni, kym by som ho odoslal na server. Preto som sa ho rozhodol zmensit prikazmi na</text:span></text:p>
            <text:p/>
            <text:p><text:span text:style-name="T10"><text:a xlink:href="https://pve.proxmox.com/wiki/Shrink_Qcow2_Disk_Files" xlink:type="simple">https://pve.proxmox.com/wiki/Shrink_Qcow2_Disk_Files</text:a></text:span></text:p>
            <text:p><text:span text:style-name="T5">(hladat “Shrink the Disk File”)</text:span></text:p>
            <text:p><text:span text:style-name="T5">Kvoli lepsiemu vykonu virtualky som pouzil nekomprimujuci sposob konverzie prikazom</text:span></text:p>
            <text:p/>
            <text:p><text:span text:style-name="T5">sudo qemu-img convert -O qcow2 image.qcow2_backup image.qcow2</text:span></text:p>
            <text:p/>
            <text:p><text:span text:style-name="T5">mv debian.qcow2 debian.qcow2.backup</text:span></text:p>
            <text:p><text:span text:style-name="T5">sudo qemu-img convert -O qcow2 debian.qcow2.backup hda.qcow2</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5">
          <table:table-cell table:style-name="ce197" office:value-type="string" calcext:value-type="string">
            <text:p>Linux</text:p>
          </table:table-cell>
          <table:table-cell table:style-name="ce197" office:value-type="string" calcext:value-type="string">
            <text:p>Alpine 3.7.0 CLI</text:p>
          </table:table-cell>
          <table:table-cell table:style-name="ce197" office:value-type="string" calcext:value-type="string">
            <text:p>alpine-virt-3.7.0-x86.iso</text:p>
          </table:table-cell>
          <table:table-cell table:style-name="ce218" office:value-type="string" calcext:value-type="string">
            <text:p>QEMU</text:p>
          </table:table-cell>
          <table:table-cell table:style-name="ce208" office:value-type="string" calcext:value-type="string">
            <text:p>root/&lt;bez hesla&gt;</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vzdialeny pristup cez TELNET (seriova konzola predvolene aktivna), ale zaroven funguje aj VNC konzola</text:p>
            <text:p/>
            <text:p>-Nastavenia siete</text:p>
            <text:p><text:a xlink:href="http://wiki.alpinelinux.org/wiki/Configure_Networking" xlink:type="simple">http://wiki.alpinelinux.org/wiki/Configure_Networking</text:a></text:p>
            <text:p/>
            <text:p>-Instalacia grafickeho prostredia (XFCE) (vyzaduje VNC vzdialeny pristup)</text:p>
            <text:p><text:a xlink:href="https://wiki.alpinelinux.org/wiki/XFCE_Setup" xlink:type="simple">https://wiki.alpinelinux.org/wiki/XFCE_Setup</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2">
          <table:table-cell table:style-name="ce197" office:value-type="string" calcext:value-type="string">
            <text:p>Linux Ostinato</text:p>
          </table:table-cell>
          <table:table-cell table:style-name="ce197" office:value-type="string" calcext:value-type="string">
            <text:p>Linux Ostinato 8.0</text:p>
          </table:table-cell>
          <table:table-cell table:style-name="ce197" office:value-type="string" calcext:value-type="string">
            <text:p>ostinato-drone-8.0 (z balicka “eve-ng-addons-ostinato-drone”)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web</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1-howto-add-linux-ostinato" xlink:type="simple">http://www.eve-ng.net/index.php/documentation/howto-s/111-howto-add-linux-ostinato</text:a></text:p>
            <text:p/>
            <text:p>-Po pridani zariadenia do EVE-ng servera sa vytvori adresar s nazvom “ostinato-drone-X” (X reprezentuje verziu) v <text:span text:style-name="T12">adresari /opt/unetlab/addons/qemu/</text:span></text:p>
            <text:p/>
            <text:p><text:span text:style-name="T5">-Do topologie pridame zariadenie cez sablonu “Ostinato”</text:span></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38">
          <table:table-cell table:style-name="ce197" office:value-type="string" calcext:value-type="string">
            <text:p>Linux Netem</text:p>
          </table:table-cell>
          <table:table-cell table:style-name="ce197" office:value-type="string" calcext:value-type="string">
            <text:p>Netem 2.0.3-61</text:p>
          </table:table-cell>
          <table:table-cell table:style-name="ce197" office:value-type="string" calcext:value-type="string">
            <text:p><text:span text:style-name="T5">netem 2.0.3-61 </text:span>(z balicka “eve-ng-addons-netem”) </text:p>
          </table:table-cell>
          <table:table-cell table:style-name="ce218" office:value-type="string" calcext:value-type="string">
            <text:p>QEMU</text:p>
          </table:table-cell>
          <table:table-cell table:style-name="ce208" office:value-type="string" calcext:value-type="string">
            <text:p>eve/eve</text:p>
          </table:table-cell>
          <table:table-cell table:style-name="ce208"/>
          <table:table-cell table:style-name="ce208" office:value-type="string" calcext:value-type="string">
            <text:p>telnet/vnc</text:p>
          </table:table-cell>
          <table:table-cell table:style-name="ce229" office:value-type="string" calcext:value-type="string">
            <text:p>✓</text:p>
          </table:table-cell>
          <table:table-cell table:style-name="ce242" office:value-type="string" calcext:value-type="string">
            <text:p>-Pridanie zariadenia</text:p>
            <text:p><text:a xlink:href="http://www.eve-ng.net/index.php/documentation/howto-s/110-howto-add-linux-netem" xlink:type="simple">http://www.eve-ng.net/index.php/documentation/howto-s/110-howto-add-linux-netem</text:a></text:p>
            <text:p/>
            <text:p><text:span text:style-name="T5">-Po pridani zariadenia do EVE-ng servera sa vytvori adresar s nazvom “linux-netem” v adresari /opt/unetlab/addons/qemu/</text:span></text:p>
            <text:p/>
            <text:p>-Do topologie pridame zariadenie cez sablonu “Linux”</text:p>
            <text:p>  -Image: “linux-netem”</text:p>
            <text:p>  -Console: telnet</text:p>
            <text:p/>
            <text:p>-Graficky webovy frontend ku NETEM</text:p>
            <text:p><text:a xlink:href="https://www.reddit.com/r/linux/comments/3hgkzl/simple_web_ui_to_help_simulate_poor_network/" xlink:type="simple">https://www.reddit.com/r/linux/comments/3hgkzl/simple_web_ui_to_help_simulate_poor_network/</text:a></text:p>
            <text:p><text:a xlink:href="https://github.com/codekoala/network-shaper" xlink:type="simple">https://github.com/codekoala/network-shaper</text:a></text:p>
          </table:table-cell>
          <table:table-cell table:style-name="ce218"/>
          <table:table-cell table:style-name="ce256"/>
          <table:table-cell table:style-name="ce264"/>
          <table:table-cell table:style-name="ce229"/>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table-row>
        <table:table-row table:style-name="ro1">
          <table:table-cell office:value-type="string" calcext:value-type="string">
            <text:p>Linux</text:p>
          </table:table-cell>
          <table:table-cell office:value-type="string" calcext:value-type="string">
            <text:p>Debian 8.6.0 x64 CLI</text:p>
          </table:table-cell>
          <table:table-cell office:value-type="string" calcext:value-type="string">
            <text:p>linux-debian-8.6.0</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CentOS 7 x64 CLI</text:p>
          </table:table-cell>
          <table:table-cell office:value-type="string" calcext:value-type="string">
            <text:p>linux-centos-7-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1">
          <table:table-cell office:value-type="string" calcext:value-type="string">
            <text:p>Linux</text:p>
          </table:table-cell>
          <table:table-cell office:value-type="string" calcext:value-type="string">
            <text:p>Xubuntu 16.04 x64 XFCE</text:p>
          </table:table-cell>
          <table:table-cell office:value-type="string" calcext:value-type="string">
            <text:p>linux-xubuntu-16-04-1-x64</text:p>
          </table:table-cell>
          <table:table-cell table:style-name="ce194" office:value-type="string" calcext:value-type="string">
            <text:p>QEMU</text:p>
          </table:table-cell>
          <table:table-cell table:style-name="ce45" office:value-type="string" calcext:value-type="string">
            <text:p>cloud/cloud</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table:table-cell table:style-name="ce194"/>
          <table:table-cell table:style-name="ce258" office:value-type="string" calcext:value-type="string">
            <text:p>OTESTOVAŤ!</text:p>
          </table:table-cell>
          <table:table-cell/>
          <table:table-cell table:style-name="ce234" office:value-type="string" calcext:value-type="string">
            <text:p>✓</text:p>
          </table:table-cell>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4">
          <table:table-cell office:value-type="string" calcext:value-type="string">
            <text:p>Linux</text:p>
          </table:table-cell>
          <table:table-cell office:value-type="string" calcext:value-type="string">
            <text:p>TinyCore</text:p>
          </table:table-cell>
          <table:table-cell office:value-type="string" calcext:value-type="string">
            <text:p>TinyCore-current.iso</text:p>
          </table:table-cell>
          <table:table-cell table:style-name="ce194" office:value-type="string" calcext:value-type="string">
            <text:p>QEMU</text:p>
          </table:table-cell>
          <table:table-cell table:style-name="ce45" office:value-type="string" calcext:value-type="string">
            <text:p>&lt;bez hesla&gt;</text:p>
          </table:table-cell>
          <table:table-cell table:style-name="ce45"/>
          <table:table-cell table:style-name="ce45" office:value-type="string" calcext:value-type="string">
            <text:p>vnc</text:p>
          </table:table-cell>
          <table:table-cell table:style-name="ce234" office:value-type="string" calcext:value-type="string">
            <text:p>✓</text:p>
          </table:table-cell>
          <table:table-cell office:value-type="string" calcext:value-type="string">
            <text:p>-uspesne sa spusti, ale kurzor mysi nie je synchronizovany v guest systeme a nema nastroje na beznu pracu so sietou</text:p>
          </table:table-cell>
          <table:table-cell table:style-name="ce194"/>
          <table:table-cell table:style-name="ce258"/>
          <table:table-cell/>
          <table:table-cell table:style-name="ce234"/>
          <table:table-cell table:style-name="ce194"/>
          <table:table-cell table:style-name="ce234"/>
          <table:table-cell table:style-name="ce194"/>
          <table:table-cell table:number-columns-repeated="4"/>
          <table:table-cell table:style-name="ce234"/>
          <table:table-cell table:style-name="ce194"/>
          <table:table-cell table:number-columns-repeated="1002"/>
        </table:table-row>
        <table:table-row table:style-name="ro39">
          <table:table-cell table:style-name="ce9" office:value-type="string" calcext:value-type="string">
            <text:p>Windows</text:p>
          </table:table-cell>
          <table:table-cell table:style-name="ce9" office:value-type="string" calcext:value-type="string">
            <text:p>Windows 10 Pro x86</text:p>
          </table:table-cell>
          <table:table-cell table:style-name="ce9" office:value-type="string" calcext:value-type="string">
            <text:p>Win10_1709_EnglishInternational_x32.iso</text:p>
            <text:p>=&gt; win-10-pro-x86-1709_20170930</text:p>
          </table:table-cell>
          <table:table-cell table:style-name="ce39" office:value-type="string" calcext:value-type="string">
            <text:p>QEMU</text:p>
          </table:table-cell>
          <table:table-cell table:style-name="ce47" office:value-type="string" calcext:value-type="string">
            <text:p>student/KisFriUniza</text:p>
          </table:table-cell>
          <table:table-cell table:style-name="ce47"/>
          <table:table-cell table:style-name="ce47" office:value-type="string" calcext:value-type="string">
            <text:p>vnc/rdp</text:p>
          </table:table-cell>
          <table:table-cell table:style-name="ce59" office:value-type="string" calcext:value-type="string">
            <text:p>✓</text:p>
          </table:table-cell>
          <table:table-cell table:style-name="ce75" office:value-type="string" calcext:value-type="string">
            <text:p><text:span text:style-name="T5">-Pridanie zariadenia</text:span></text:p>
            <text:p>./eve_ng/08_9_vytvorenie_windows_10_kvm_virtualky_s_virtio_ovladacmi-CIASTOCNY_NEUSPECH.txt</text:p>
            <text:p/>
            <text:p><text:span text:style-name="T5">-Legalny a aktivovany Windows klucom z mojho DreamSpark uctu</text:span></text:p>
            <text:p><text:span text:style-name="T5">-Windows optimalizovany na minimalizaciu spotreby operacnej pamate a diskovych operacii</text:span></text:p>
            <text:p><text:span text:style-name="T5">-Nainstalovane VIRTIO ovladace pre vyssi vykon disku, sietovych zariadeni a celkovy vykon systemu</text:span></text:p>
            <text:p><text:span text:style-name="T10"><text:a xlink:href="https://forum.proxmox.com/threads/differences-between-ide-virtio-scsi.8356/" xlink:type="simple">https://forum.proxmox.com/threads/differences-between-ide-virtio-scsi.8356/</text:a></text:span></text:p>
            <text:p><text:span text:style-name="T5">-Paging file (stranovaci subor) vypnuty, kvoli zvyseniu vykonu pri narocnejsich aplikaciach</text:span></text:p>
            <text:p><text:span text:style-name="T5">-Nainstalovane programy</text:span></text:p>
            <text:p><text:span text:style-name="T5">Firefox, Java JRE, VLC, Wireshark</text:span></text:p>
            <text:p/>
            <text:p><text:span text:style-name="T5">-RDP NA VSETKYCH WINDOWSOCH SA MUSI ZAPNUT EXPLICITNE!! VNC bude fungovat stale.</text:span></text:p>
            <text:p/>
            <text:p><text:span text:style-name="T5">Ale nespusti sa – zasekne sa na bootovacej obrazovke</text:span></text:p>
          </table:table-cell>
          <table:table-cell table:style-name="ce39"/>
          <table:table-cell table:style-name="ce86" office:value-type="string" calcext:value-type="string">
            <text:p>VYTVORIT IMIDZ!</text:p>
          </table:table-cell>
          <table:table-cell table:style-name="ce102"/>
          <table:table-cell table:style-name="ce59"/>
          <table:table-cell table:style-name="ce39"/>
          <table:table-cell table:style-name="ce59"/>
          <table:table-cell table:style-name="ce39"/>
          <table:table-cell table:style-name="ce47" table:number-columns-repeated="4"/>
          <table:table-cell table:style-name="ce59"/>
          <table:table-cell table:style-name="ce39"/>
          <table:table-cell table:style-name="ce47" table:number-columns-repeated="17"/>
          <table:table-cell table:style-name="ce122" table:number-columns-repeated="984"/>
          <table:table-cell table:style-name="ce127"/>
        </table:table-row>
        <table:table-row table:style-name="ro1">
          <table:table-cell table:style-name="ce197" office:value-type="string" calcext:value-type="string">
            <text:p>Windows Server</text:p>
          </table:table-cell>
          <table:table-cell table:style-name="ce197" office:value-type="string" calcext:value-type="string">
            <text:p>Windows Server 2016 x64</text:p>
          </table:table-cell>
          <table:table-cell table:style-name="ce197" office:value-type="string" calcext:value-type="string">
            <text:p>win-windows-server-2016-x64</text:p>
          </table:table-cell>
          <table:table-cell table:style-name="ce218" office:value-type="string" calcext:value-type="string">
            <text:p>QEMU</text:p>
          </table:table-cell>
          <table:table-cell table:style-name="ce208" office:value-type="string" calcext:value-type="string">
            <text:p>&lt;bez hesla&gt;</text:p>
          </table:table-cell>
          <table:table-cell table:style-name="ce208"/>
          <table:table-cell table:style-name="ce208" office:value-type="string" calcext:value-type="string">
            <text:p>vnc/rdp</text:p>
          </table:table-cell>
          <table:table-cell table:style-name="ce229" office:value-type="string" calcext:value-type="string">
            <text:p>✓</text:p>
          </table:table-cell>
          <table:table-cell table:style-name="ce242"/>
          <table:table-cell table:style-name="ce218"/>
          <table:table-cell table:style-name="ce256" office:value-type="string" calcext:value-type="string">
            <text:p>OTESTOVAŤ!</text:p>
          </table:table-cell>
          <table:table-cell table:style-name="ce264"/>
          <table:table-cell table:style-name="ce229" office:value-type="string" calcext:value-type="string">
            <text:p>✓</text:p>
          </table:table-cell>
          <table:table-cell table:style-name="ce218"/>
          <table:table-cell table:style-name="ce229"/>
          <table:table-cell table:style-name="ce218"/>
          <table:table-cell table:style-name="ce208" table:number-columns-repeated="4"/>
          <table:table-cell table:style-name="ce229"/>
          <table:table-cell table:style-name="ce218"/>
          <table:table-cell table:style-name="ce208" table:number-columns-repeated="17"/>
          <table:table-cell table:style-name="ce284" table:number-columns-repeated="984"/>
          <table:table-cell table:style-name="ce289"/>
        </table:table-row>
        <table:table-row table:style-name="ro1">
          <table:table-cell table:style-name="ce201" office:value-type="string" calcext:value-type="string">
            <text:p>Windows</text:p>
          </table:table-cell>
          <table:table-cell table:style-name="ce201" office:value-type="string" calcext:value-type="string">
            <text:p>Windows 7 x86</text:p>
          </table:table-cell>
          <table:table-cell table:style-name="ce212" office:value-type="string" calcext:value-type="string">
            <text:p>Win7-Lite-hda</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76" office:value-type="string" calcext:value-type="string">
            <text:p>funguje, ale ma skarede ikonky</text:p>
          </table:table-cell>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201" office:value-type="string" calcext:value-type="string">
            <text:p>Windows</text:p>
          </table:table-cell>
          <table:table-cell table:style-name="ce201" office:value-type="string" calcext:value-type="string">
            <text:p>Windows 7 Professional x86</text:p>
          </table:table-cell>
          <table:table-cell table:style-name="ce212" office:value-type="string" calcext:value-type="string">
            <text:p>win-7PE-PC+</text:p>
          </table:table-cell>
          <table:table-cell table:style-name="ce219" office:value-type="string" calcext:value-type="string">
            <text:p>QEMU</text:p>
          </table:table-cell>
          <table:table-cell table:style-name="ce212" office:value-type="string" calcext:value-type="string">
            <text:p>&lt;bez hesla&gt;</text:p>
          </table:table-cell>
          <table:table-cell table:style-name="ce212"/>
          <table:table-cell table:style-name="ce212" office:value-type="string" calcext:value-type="string">
            <text:p>vnc/rdp</text:p>
          </table:table-cell>
          <table:table-cell table:style-name="ce236" office:value-type="string" calcext:value-type="string">
            <text:p>✓</text:p>
          </table:table-cell>
          <table:table-cell table:style-name="ce248"/>
          <table:table-cell table:style-name="ce219"/>
          <table:table-cell table:style-name="ce259"/>
          <table:table-cell table:style-name="ce272"/>
          <table:table-cell table:style-name="ce236" office:value-type="string" calcext:value-type="string">
            <text:p>✓</text:p>
          </table:table-cell>
          <table:table-cell table:style-name="ce219"/>
          <table:table-cell table:style-name="ce236"/>
          <table:table-cell table:style-name="ce219"/>
          <table:table-cell table:style-name="ce212" table:number-columns-repeated="4"/>
          <table:table-cell table:style-name="ce236"/>
          <table:table-cell table:style-name="ce219"/>
          <table:table-cell table:style-name="ce212" table:number-columns-repeated="17"/>
          <table:table-cell table:style-name="ce286" table:number-columns-repeated="984"/>
          <table:table-cell table:style-name="ce291"/>
        </table:table-row>
        <table:table-row table:style-name="ro1">
          <table:table-cell table:style-name="ce199" table:number-columns-repeated="2"/>
          <table:table-cell table:style-name="ce209" table:number-columns-repeated="5"/>
          <table:table-cell table:style-name="ce233"/>
          <table:table-cell table:style-name="ce250"/>
          <table:table-cell table:style-name="ce209"/>
          <table:table-cell table:style-name="ce233"/>
          <table:table-cell table:style-name="ce273"/>
          <table:table-cell table:style-name="ce233"/>
          <table:table-cell table:style-name="ce209" table:number-columns-repeated="4"/>
          <table:table-cell table:style-name="ce199"/>
          <table:table-cell table:style-name="ce209"/>
          <table:table-cell table:style-name="ce199"/>
          <table:table-cell table:style-name="ce209" table:number-columns-repeated="19"/>
          <table:table-cell table:style-name="ce283" table:number-columns-repeated="984"/>
          <table:table-cell table:style-name="ce288"/>
        </table:table-row>
        <table:table-row table:style-name="ro1">
          <table:table-cell table:style-name="ce194"/>
          <table:table-cell table:style-name="ce203"/>
          <table:table-cell table:style-name="ce194" table:number-columns-repeated="2"/>
          <table:table-cell table:style-name="ce45" table:number-columns-repeated="3"/>
          <table:table-cell table:style-name="ce55"/>
          <table:table-cell/>
          <table:table-cell table:style-name="ce194"/>
          <table:table-cell table:number-columns-repeated="2"/>
          <table:table-cell table:style-name="ce55"/>
          <table:table-cell table:style-name="ce226"/>
          <table:table-cell table:style-name="ce194"/>
          <table:table-cell table:style-name="ce226"/>
          <table:table-cell table:number-columns-repeated="4"/>
          <table:table-cell table:style-name="ce194"/>
          <table:table-cell table:style-name="ce226"/>
          <table:table-cell table:number-columns-repeated="1002"/>
        </table:table-row>
        <table:table-row table:style-name="ro1">
          <table:table-cell table:number-columns-repeated="6"/>
          <table:table-cell table:style-name="ce226"/>
          <table:table-cell table:number-columns-repeated="1017"/>
        </table:table-row>
        <table:table-row table:style-name="ro1">
          <table:table-cell table:style-name="ce10" office:value-type="string" calcext:value-type="string">
            <text:p>Pre vyhladanie Cisco zariadeni podla podporovanej funkcionality vid link <text:a xlink:href="http://cfn.cloudapps.cisco.com/ITDIT/CFN/jsp/index.jsp" xlink:type="simple">http://cfn.cloudapps.cisco.com/ITDIT/CFN/jsp/index.jsp</text:a></text:p>
          </table:table-cell>
          <table:table-cell table:style-name="ce15"/>
          <table:table-cell table:style-name="ce22"/>
          <table:table-cell table:style-name="ce33" table:number-columns-repeated="3"/>
          <table:table-cell table:style-name="ce37"/>
          <table:table-cell table:style-name="ce33"/>
          <table:table-cell table:style-name="ce65"/>
          <table:table-cell table:style-name="ce33" table:number-columns-repeated="2"/>
          <table:table-cell table:style-name="ce87"/>
          <table:table-cell table:style-name="ce33"/>
          <table:table-cell table:style-name="ce93" table:number-columns-repeated="26"/>
          <table:table-cell table:style-name="ce23" table:number-columns-repeated="984"/>
          <table:table-cell table:style-name="ce15"/>
        </table:table-row>
        <table:table-row table:style-name="ro1">
          <table:table-cell table:style-name="ce10" office:value-type="string" calcext:value-type="string">
            <text:p><text:span text:style-name="T1">Pre vyhladanie Juniper zariadeni podla podporovanej funkcionality vid link </text:span><text:span text:style-name="T1"><text:a xlink:href="https://apps.juniper.net/feature-explorer/" xlink:type="simple">https://apps.juniper.net/feature-explorer/</text:a></text:span></text:p>
          </table:table-cell>
          <table:table-cell table:style-name="ce16"/>
          <table:table-cell table:style-name="ce23" table:number-columns-repeated="2"/>
          <table:table-cell table:style-name="ce37" table:number-columns-repeated="3"/>
          <table:table-cell table:style-name="ce49"/>
          <table:table-cell table:style-name="ce65"/>
          <table:table-cell table:style-name="ce23" table:number-columns-repeated="3"/>
          <table:table-cell table:style-name="ce49"/>
          <table:table-cell table:style-name="ce23" table:number-columns-repeated="1010"/>
          <table:table-cell table:style-name="ce15"/>
        </table:table-row>
        <table:table-row table:style-name="ro1">
          <table:table-cell table:style-name="ce194"/>
          <table:table-cell table:style-name="ce203"/>
          <table:table-cell table:style-name="ce213" table:number-columns-repeated="2"/>
          <table:table-cell table:style-name="ce226" table:number-columns-repeated="3"/>
          <table:table-cell table:style-name="ce238"/>
          <table:table-cell/>
          <table:table-cell table:style-name="ce213" table:number-columns-repeated="3"/>
          <table:table-cell table:style-name="ce238"/>
          <table:table-cell table:style-name="ce213" table:number-columns-repeated="26"/>
          <table:table-cell table:number-columns-repeated="985"/>
        </table:table-row>
        <table:table-row table:style-name="ro1">
          <table:table-cell table:number-columns-repeated="6"/>
          <table:table-cell table:style-name="ce226"/>
          <table:table-cell table:number-columns-repeated="1017"/>
        </table:table-row>
        <table:table-row table:style-name="ro1" table:number-rows-repeated="19">
          <table:table-cell table:number-columns-repeated="3"/>
          <table:table-cell table:style-name="ce194"/>
          <table:table-cell table:style-name="ce45" table:number-columns-repeated="2"/>
          <table:table-cell table:style-name="ce226"/>
          <table:table-cell table:number-columns-repeated="1017"/>
        </table:table-row>
        <table:table-row table:style-name="ro1" table:number-rows-repeated="30">
          <table:table-cell table:number-columns-repeated="3"/>
          <table:table-cell table:style-name="ce203"/>
          <table:table-cell table:style-name="ce200" table:number-columns-repeated="2"/>
          <table:table-cell table:style-name="ce226"/>
          <table:table-cell table:number-columns-repeated="1017"/>
        </table:table-row>
        <table:table-row table:style-name="ro1" table:number-rows-repeated="13">
          <table:table-cell table:number-columns-repeated="6"/>
          <table:table-cell table:style-name="ce226"/>
          <table:table-cell table:number-columns-repeated="1017"/>
        </table:table-row>
        <table:table-row table:style-name="ro1" table:number-rows-repeated="104840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table-cell">
      <style:paragraph-properties style:tab-stop-distance="36pt"/>
      <style:text-properties style:font-name="DejaVu Sans" fo:language="en" fo:country="US" style:font-name-asian="DejaVu Sans2" style:language-asian="zh" style:country-asian="CN" style:font-name-complex="DejaVu Sans2"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5">00/00/0000</text:date>, <text:time style:data-style-name="N2" text:time-value="08:19:52.5295868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2:45:10.454136519</meta:creation-date>
    <dc:date>2018-02-25T18:23:35.472458878</dc:date>
    <meta:editing-duration>P20DT9H25M31S</meta:editing-duration>
    <meta:editing-cycles>548</meta:editing-cycles>
    <meta:generator>LibreOffice/6.0.0.3$Linux_X86_64 LibreOffice_project/00m0$Build-3</meta:generator>
    <meta:document-statistic meta:table-count="1" meta:cell-count="837" meta:object-count="0"/>
  </office:meta>
</office:document-meta>
</file>